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Roboto" svg:font-family="Roboto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976cm" fo:margin-left="0.037cm" table:align="left" style:may-break-between-rows="false"/>
    </style:style>
    <style:style style:name="Таблица1.A" style:family="table-column">
      <style:table-column-properties style:column-width="4.789cm"/>
    </style:style>
    <style:style style:name="Таблица1.B" style:family="table-column">
      <style:table-column-properties style:column-width="12.187cm"/>
    </style:style>
    <style:style style:name="Таблица1.A1" style:family="table-cell">
      <style:table-cell-properties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#adc5e7" fo:padding="0.097cm" fo:border="0.05pt solid #000000">
        <style:background-image/>
      </style:table-cell-properties>
    </style:style>
    <style:style style:name="Таблица1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4" style:family="table-row">
      <style:table-row-properties style:min-row-height="0.651cm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4.604cm" fo:margin-left="0cm" table:align="left"/>
    </style:style>
    <style:style style:name="Таблица3.A" style:family="table-column">
      <style:table-column-properties style:column-width="4.604cm"/>
    </style:style>
    <style:style style:name="Таблица3.A1" style:family="table-cell">
      <style:table-cell-properties fo:padding="0.097cm" fo:border="0.05pt solid #000000"/>
    </style:style>
    <style:style style:name="Таблица3.2" style:family="table-row">
      <style:table-row-properties style:min-row-height="2.122cm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1.993cm" table:align="margins"/>
    </style:style>
    <style:style style:name="Таблица2.A" style:family="table-column">
      <style:table-column-properties style:column-width="5.995cm" style:rel-column-width="32767*"/>
    </style:style>
    <style:style style:name="Таблица2.B" style:family="table-column">
      <style:table-column-properties style:column-width="5.997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0" style:family="table">
      <style:table-properties style:width="16.976cm" fo:margin-left="0.037cm" table:align="left" style:may-break-between-rows="false"/>
    </style:style>
    <style:style style:name="Таблица40.A" style:family="table-column">
      <style:table-column-properties style:column-width="4.789cm"/>
    </style:style>
    <style:style style:name="Таблица40.B" style:family="table-column">
      <style:table-column-properties style:column-width="12.187cm"/>
    </style:style>
    <style:style style:name="Таблица40.A1" style:family="table-cell">
      <style:table-cell-properties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0.B1" style:family="table-cell">
      <style:table-cell-properties fo:background-color="#adc5e7" fo:padding="0.097cm" fo:border="0.05pt solid #000000">
        <style:background-image/>
      </style:table-cell-properties>
    </style:style>
    <style:style style:name="Таблица40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40.B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40.4" style:family="table-row">
      <style:table-row-properties style:min-row-height="0.651cm"/>
    </style:style>
    <style:style style:name="Таблица40.A5" style:family="table-cell">
      <style:table-cell-properties fo:padding="0.097cm" fo:border-left="0.05pt solid #000000" fo:border-right="none" fo:border-top="none" fo:border-bottom="0.05pt solid #000000"/>
    </style:style>
    <style:style style:name="Таблица40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1" style:family="table">
      <style:table-properties style:width="4.604cm" fo:margin-left="0cm" table:align="left"/>
    </style:style>
    <style:style style:name="Таблица41.A" style:family="table-column">
      <style:table-column-properties style:column-width="4.604cm"/>
    </style:style>
    <style:style style:name="Таблица41.A1" style:family="table-cell">
      <style:table-cell-properties fo:padding="0.097cm" fo:border="0.05pt solid #000000"/>
    </style:style>
    <style:style style:name="Таблица41.2" style:family="table-row">
      <style:table-row-properties style:min-row-height="4.53cm"/>
    </style:style>
    <style:style style:name="Таблица4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2" style:family="table">
      <style:table-properties style:width="11.993cm" table:align="margins"/>
    </style:style>
    <style:style style:name="Таблица42.A" style:family="table-column">
      <style:table-column-properties style:column-width="5.995cm" style:rel-column-width="32767*"/>
    </style:style>
    <style:style style:name="Таблица42.B" style:family="table-column">
      <style:table-column-properties style:column-width="5.997cm" style:rel-column-width="32768*"/>
    </style:style>
    <style:style style:name="Таблица4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2.B1" style:family="table-cell">
      <style:table-cell-properties fo:padding="0.097cm" fo:border="0.05pt solid #000000"/>
    </style:style>
    <style:style style:name="Таблица42.2" style:family="table-row">
      <style:table-row-properties style:min-row-height="2.625cm"/>
    </style:style>
    <style:style style:name="Таблица42.A2" style:family="table-cell">
      <style:table-cell-properties fo:padding="0.097cm" fo:border-left="0.05pt solid #000000" fo:border-right="none" fo:border-top="none" fo:border-bottom="0.05pt solid #000000"/>
    </style:style>
    <style:style style:name="Таблица4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3" style:family="table">
      <style:table-properties style:width="16.976cm" fo:margin-left="0.037cm" table:align="left" style:may-break-between-rows="false"/>
    </style:style>
    <style:style style:name="Таблица43.A" style:family="table-column">
      <style:table-column-properties style:column-width="4.789cm"/>
    </style:style>
    <style:style style:name="Таблица43.B" style:family="table-column">
      <style:table-column-properties style:column-width="12.187cm"/>
    </style:style>
    <style:style style:name="Таблица43.A1" style:family="table-cell">
      <style:table-cell-properties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3.B1" style:family="table-cell">
      <style:table-cell-properties fo:background-color="#adc5e7" fo:padding="0.097cm" fo:border="0.05pt solid #000000">
        <style:background-image/>
      </style:table-cell-properties>
    </style:style>
    <style:style style:name="Таблица43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43.B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43.4" style:family="table-row">
      <style:table-row-properties style:min-row-height="0.651cm"/>
    </style:style>
    <style:style style:name="Таблица43.A5" style:family="table-cell">
      <style:table-cell-properties fo:padding="0.097cm" fo:border-left="0.05pt solid #000000" fo:border-right="none" fo:border-top="none" fo:border-bottom="0.05pt solid #000000"/>
    </style:style>
    <style:style style:name="Таблица43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4" style:family="table">
      <style:table-properties style:width="4.604cm" fo:margin-left="0cm" table:align="left"/>
    </style:style>
    <style:style style:name="Таблица44.A" style:family="table-column">
      <style:table-column-properties style:column-width="4.604cm"/>
    </style:style>
    <style:style style:name="Таблица44.A1" style:family="table-cell">
      <style:table-cell-properties fo:padding="0.097cm" fo:border="0.05pt solid #000000"/>
    </style:style>
    <style:style style:name="Таблица44.2" style:family="table-row">
      <style:table-row-properties style:min-row-height="4.609cm"/>
    </style:style>
    <style:style style:name="Таблица4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5" style:family="table">
      <style:table-properties style:width="11.993cm" table:align="margins"/>
    </style:style>
    <style:style style:name="Таблица45.A" style:family="table-column">
      <style:table-column-properties style:column-width="5.995cm" style:rel-column-width="32762*"/>
    </style:style>
    <style:style style:name="Таблица45.B" style:family="table-column">
      <style:table-column-properties style:column-width="5.997cm" style:rel-column-width="32773*"/>
    </style:style>
    <style:style style:name="Таблица4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5.B1" style:family="table-cell">
      <style:table-cell-properties fo:padding="0.097cm" fo:border="0.05pt solid #000000"/>
    </style:style>
    <style:style style:name="Таблица45.2" style:family="table-row">
      <style:table-row-properties style:min-row-height="2.625cm"/>
    </style:style>
    <style:style style:name="Таблица45.A2" style:family="table-cell">
      <style:table-cell-properties fo:padding="0.097cm" fo:border-left="0.05pt solid #000000" fo:border-right="none" fo:border-top="none" fo:border-bottom="0.05pt solid #000000"/>
    </style:style>
    <style:style style:name="Таблица4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976cm" fo:margin-left="0.037cm" table:align="left" style:may-break-between-rows="false"/>
    </style:style>
    <style:style style:name="Таблица13.A" style:family="table-column">
      <style:table-column-properties style:column-width="4.789cm"/>
    </style:style>
    <style:style style:name="Таблица13.B" style:family="table-column">
      <style:table-column-properties style:column-width="12.187cm"/>
    </style:style>
    <style:style style:name="Таблица13.A1" style:family="table-cell">
      <style:table-cell-properties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3.B1" style:family="table-cell">
      <style:table-cell-properties fo:background-color="#adc5e7" fo:padding="0.097cm" fo:border="0.05pt solid #000000">
        <style:background-image/>
      </style:table-cell-properties>
    </style:style>
    <style:style style:name="Таблица13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3.B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3.4" style:family="table-row">
      <style:table-row-properties style:min-row-height="0.651cm"/>
    </style:style>
    <style:style style:name="Таблица13.A5" style:family="table-cell">
      <style:table-cell-properties fo:padding="0.097cm" fo:border-left="0.05pt solid #000000" fo:border-right="none" fo:border-top="none" fo:border-bottom="0.05pt solid #000000"/>
    </style:style>
    <style:style style:name="Таблица13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4.604cm" fo:margin-left="0cm" table:align="left"/>
    </style:style>
    <style:style style:name="Таблица14.A" style:family="table-column">
      <style:table-column-properties style:column-width="4.604cm"/>
    </style:style>
    <style:style style:name="Таблица14.A1" style:family="table-cell">
      <style:table-cell-properties fo:padding="0.097cm" fo:border="0.05pt solid #000000"/>
    </style:style>
    <style:style style:name="Таблица14.2" style:family="table-row">
      <style:table-row-properties style:min-row-height="3.63cm"/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1.993cm" table:align="margins"/>
    </style:style>
    <style:style style:name="Таблица15.A" style:family="table-column">
      <style:table-column-properties style:column-width="5.995cm" style:rel-column-width="32767*"/>
    </style:style>
    <style:style style:name="Таблица15.B" style:family="table-column">
      <style:table-column-properties style:column-width="5.997cm" style:rel-column-width="32768*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B1" style:family="table-cell">
      <style:table-cell-properties fo:padding="0.097cm" fo:border="0.05pt solid #000000"/>
    </style:style>
    <style:style style:name="Таблица15.2" style:family="table-row">
      <style:table-row-properties style:min-row-height="3.63cm"/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7" style:family="table">
      <style:table-properties style:width="16.976cm" fo:margin-left="0.037cm" table:align="left" style:may-break-between-rows="false"/>
    </style:style>
    <style:style style:name="Таблица37.A" style:family="table-column">
      <style:table-column-properties style:column-width="4.789cm"/>
    </style:style>
    <style:style style:name="Таблица37.B" style:family="table-column">
      <style:table-column-properties style:column-width="12.187cm"/>
    </style:style>
    <style:style style:name="Таблица37.A1" style:family="table-cell">
      <style:table-cell-properties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7.B1" style:family="table-cell">
      <style:table-cell-properties fo:background-color="#adc5e7" fo:padding="0.097cm" fo:border="0.05pt solid #000000">
        <style:background-image/>
      </style:table-cell-properties>
    </style:style>
    <style:style style:name="Таблица37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7.B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7.4" style:family="table-row">
      <style:table-row-properties style:min-row-height="0.651cm"/>
    </style:style>
    <style:style style:name="Таблица37.A5" style:family="table-cell">
      <style:table-cell-properties fo:padding="0.097cm" fo:border-left="0.05pt solid #000000" fo:border-right="none" fo:border-top="none" fo:border-bottom="0.05pt solid #000000"/>
    </style:style>
    <style:style style:name="Таблица37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8" style:family="table">
      <style:table-properties style:width="4.604cm" fo:margin-left="0cm" table:align="left"/>
    </style:style>
    <style:style style:name="Таблица38.A" style:family="table-column">
      <style:table-column-properties style:column-width="4.604cm"/>
    </style:style>
    <style:style style:name="Таблица38.A1" style:family="table-cell">
      <style:table-cell-properties fo:padding="0.097cm" fo:border="0.05pt solid #000000"/>
    </style:style>
    <style:style style:name="Таблица38.2" style:family="table-row">
      <style:table-row-properties style:min-row-height="3.63cm"/>
    </style:style>
    <style:style style:name="Таблица3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9" style:family="table">
      <style:table-properties style:width="11.993cm" table:align="margins"/>
    </style:style>
    <style:style style:name="Таблица39.A" style:family="table-column">
      <style:table-column-properties style:column-width="5.995cm" style:rel-column-width="32767*"/>
    </style:style>
    <style:style style:name="Таблица39.B" style:family="table-column">
      <style:table-column-properties style:column-width="5.997cm" style:rel-column-width="32768*"/>
    </style:style>
    <style:style style:name="Таблица3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9.B1" style:family="table-cell">
      <style:table-cell-properties fo:padding="0.097cm" fo:border="0.05pt solid #000000"/>
    </style:style>
    <style:style style:name="Таблица39.2" style:family="table-row">
      <style:table-row-properties style:min-row-height="3.63cm"/>
    </style:style>
    <style:style style:name="Таблица39.A2" style:family="table-cell">
      <style:table-cell-properties fo:padding="0.097cm" fo:border-left="0.05pt solid #000000" fo:border-right="none" fo:border-top="none" fo:border-bottom="0.05pt solid #000000"/>
    </style:style>
    <style:style style:name="Таблица3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976cm" fo:margin-left="0.037cm" table:align="left" style:may-break-between-rows="false"/>
    </style:style>
    <style:style style:name="Таблица22.A" style:family="table-column">
      <style:table-column-properties style:column-width="4.789cm"/>
    </style:style>
    <style:style style:name="Таблица22.B" style:family="table-column">
      <style:table-column-properties style:column-width="12.187cm"/>
    </style:style>
    <style:style style:name="Таблица22.A1" style:family="table-cell">
      <style:table-cell-properties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2.B1" style:family="table-cell">
      <style:table-cell-properties fo:background-color="#adc5e7" fo:padding="0.097cm" fo:border="0.05pt solid #000000">
        <style:background-image/>
      </style:table-cell-properties>
    </style:style>
    <style:style style:name="Таблица22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2.B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2.4" style:family="table-row">
      <style:table-row-properties style:min-row-height="0.651cm"/>
    </style:style>
    <style:style style:name="Таблица22.A5" style:family="table-cell">
      <style:table-cell-properties fo:padding="0.097cm" fo:border-left="0.05pt solid #000000" fo:border-right="none" fo:border-top="none" fo:border-bottom="0.05pt solid #000000"/>
    </style:style>
    <style:style style:name="Таблица2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4.604cm" fo:margin-left="0cm" table:align="left"/>
    </style:style>
    <style:style style:name="Таблица23.A" style:family="table-column">
      <style:table-column-properties style:column-width="4.604cm"/>
    </style:style>
    <style:style style:name="Таблица23.A1" style:family="table-cell">
      <style:table-cell-properties fo:padding="0.097cm" fo:border="0.05pt solid #000000"/>
    </style:style>
    <style:style style:name="Таблица23.2" style:family="table-row">
      <style:table-row-properties style:min-row-height="3.63cm"/>
    </style:style>
    <style:style style:name="Таблица2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1.993cm" table:align="margins"/>
    </style:style>
    <style:style style:name="Таблица24.A" style:family="table-column">
      <style:table-column-properties style:column-width="5.995cm" style:rel-column-width="32767*"/>
    </style:style>
    <style:style style:name="Таблица24.B" style:family="table-column">
      <style:table-column-properties style:column-width="5.997cm" style:rel-column-width="32768*"/>
    </style:style>
    <style:style style:name="Таблица2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4.B1" style:family="table-cell">
      <style:table-cell-properties fo:padding="0.097cm" fo:border="0.05pt solid #000000"/>
    </style:style>
    <style:style style:name="Таблица24.2" style:family="table-row">
      <style:table-row-properties style:min-row-height="3.63cm"/>
    </style:style>
    <style:style style:name="Таблица24.A2" style:family="table-cell">
      <style:table-cell-properties fo:padding="0.097cm" fo:border-left="0.05pt solid #000000" fo:border-right="none" fo:border-top="none" fo:border-bottom="0.05pt solid #000000"/>
    </style:style>
    <style:style style:name="Таблица2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" style:family="table">
      <style:table-properties style:width="16.976cm" fo:margin-left="0.037cm" table:align="left" style:may-break-between-rows="false"/>
    </style:style>
    <style:style style:name="Таблица31.A" style:family="table-column">
      <style:table-column-properties style:column-width="4.789cm"/>
    </style:style>
    <style:style style:name="Таблица31.B" style:family="table-column">
      <style:table-column-properties style:column-width="12.187cm"/>
    </style:style>
    <style:style style:name="Таблица31.A1" style:family="table-cell">
      <style:table-cell-properties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1.B1" style:family="table-cell">
      <style:table-cell-properties fo:background-color="#adc5e7" fo:padding="0.097cm" fo:border="0.05pt solid #000000">
        <style:background-image/>
      </style:table-cell-properties>
    </style:style>
    <style:style style:name="Таблица31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1.B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1.4" style:family="table-row">
      <style:table-row-properties style:min-row-height="0.651cm"/>
    </style:style>
    <style:style style:name="Таблица31.A5" style:family="table-cell">
      <style:table-cell-properties fo:padding="0.097cm" fo:border-left="0.05pt solid #000000" fo:border-right="none" fo:border-top="none" fo:border-bottom="0.05pt solid #000000"/>
    </style:style>
    <style:style style:name="Таблица31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" style:family="table">
      <style:table-properties style:width="4.604cm" fo:margin-left="0cm" table:align="left"/>
    </style:style>
    <style:style style:name="Таблица32.A" style:family="table-column">
      <style:table-column-properties style:column-width="4.604cm"/>
    </style:style>
    <style:style style:name="Таблица32.A1" style:family="table-cell">
      <style:table-cell-properties fo:padding="0.097cm" fo:border="0.05pt solid #000000"/>
    </style:style>
    <style:style style:name="Таблица32.2" style:family="table-row">
      <style:table-row-properties style:min-row-height="3.63cm"/>
    </style:style>
    <style:style style:name="Таблица3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" style:family="table">
      <style:table-properties style:width="11.993cm" table:align="margins"/>
    </style:style>
    <style:style style:name="Таблица33.A" style:family="table-column">
      <style:table-column-properties style:column-width="5.995cm" style:rel-column-width="32767*"/>
    </style:style>
    <style:style style:name="Таблица33.B" style:family="table-column">
      <style:table-column-properties style:column-width="5.997cm" style:rel-column-width="32768*"/>
    </style:style>
    <style:style style:name="Таблица3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3.B1" style:family="table-cell">
      <style:table-cell-properties fo:padding="0.097cm" fo:border="0.05pt solid #000000"/>
    </style:style>
    <style:style style:name="Таблица33.2" style:family="table-row">
      <style:table-row-properties style:min-row-height="3.63cm"/>
    </style:style>
    <style:style style:name="Таблица33.A2" style:family="table-cell">
      <style:table-cell-properties fo:padding="0.097cm" fo:border-left="0.05pt solid #000000" fo:border-right="none" fo:border-top="none" fo:border-bottom="0.05pt solid #000000"/>
    </style:style>
    <style:style style:name="Таблица3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976cm" fo:margin-left="0.037cm" table:align="left" style:may-break-between-rows="false"/>
    </style:style>
    <style:style style:name="Таблица4.A" style:family="table-column">
      <style:table-column-properties style:column-width="4.789cm"/>
    </style:style>
    <style:style style:name="Таблица4.B" style:family="table-column">
      <style:table-column-properties style:column-width="12.187cm"/>
    </style:style>
    <style:style style:name="Таблица4.A1" style:family="table-cell">
      <style:table-cell-properties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fo:background-color="#adc5e7" fo:padding="0.097cm" fo:border="0.05pt solid #000000">
        <style:background-image/>
      </style:table-cell-properties>
    </style:style>
    <style:style style:name="Таблица4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4.B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4.4" style:family="table-row">
      <style:table-row-properties style:min-row-height="0.651cm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4.604cm" fo:margin-left="0cm" table:align="left"/>
    </style:style>
    <style:style style:name="Таблица5.A" style:family="table-column">
      <style:table-column-properties style:column-width="4.604cm"/>
    </style:style>
    <style:style style:name="Таблица5.A1" style:family="table-cell">
      <style:table-cell-properties fo:padding="0.097cm" fo:border="0.05pt solid #000000"/>
    </style:style>
    <style:style style:name="Таблица5.2" style:family="table-row">
      <style:table-row-properties style:min-row-height="2.731cm"/>
    </style:style>
    <style:style style:name="Таблица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1.993cm" table:align="margins"/>
    </style:style>
    <style:style style:name="Таблица6.A" style:family="table-column">
      <style:table-column-properties style:column-width="5.995cm" style:rel-column-width="32767*"/>
    </style:style>
    <style:style style:name="Таблица6.B" style:family="table-column">
      <style:table-column-properties style:column-width="5.997cm" style:rel-column-width="32768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Таблица6.2" style:family="table-row">
      <style:table-row-properties style:min-row-height="2.731cm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976cm" fo:margin-left="0.037cm" table:align="left" style:may-break-between-rows="false"/>
    </style:style>
    <style:style style:name="Таблица7.A" style:family="table-column">
      <style:table-column-properties style:column-width="4.789cm"/>
    </style:style>
    <style:style style:name="Таблица7.B" style:family="table-column">
      <style:table-column-properties style:column-width="12.187cm"/>
    </style:style>
    <style:style style:name="Таблица7.A1" style:family="table-cell">
      <style:table-cell-properties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7.B1" style:family="table-cell">
      <style:table-cell-properties fo:background-color="#adc5e7" fo:padding="0.097cm" fo:border="0.05pt solid #000000">
        <style:background-image/>
      </style:table-cell-properties>
    </style:style>
    <style:style style:name="Таблица7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7.B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7.4" style:family="table-row">
      <style:table-row-properties style:min-row-height="0.651cm"/>
    </style:style>
    <style:style style:name="Таблица7.A5" style:family="table-cell">
      <style:table-cell-properties fo:padding="0.097cm" fo:border-left="0.05pt solid #000000" fo:border-right="none" fo:border-top="none" fo:border-bottom="0.05pt solid #000000"/>
    </style:style>
    <style:style style:name="Таблица7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4.604cm" fo:margin-left="0cm" table:align="left"/>
    </style:style>
    <style:style style:name="Таблица8.A" style:family="table-column">
      <style:table-column-properties style:column-width="4.604cm"/>
    </style:style>
    <style:style style:name="Таблица8.A1" style:family="table-cell">
      <style:table-cell-properties fo:padding="0.097cm" fo:border="0.05pt solid #000000"/>
    </style:style>
    <style:style style:name="Таблица8.2" style:family="table-row">
      <style:table-row-properties style:min-row-height="2.731cm"/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1.993cm" table:align="margins"/>
    </style:style>
    <style:style style:name="Таблица9.A" style:family="table-column">
      <style:table-column-properties style:column-width="5.995cm" style:rel-column-width="32767*"/>
    </style:style>
    <style:style style:name="Таблица9.B" style:family="table-column">
      <style:table-column-properties style:column-width="5.997cm" style:rel-column-width="32768*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B1" style:family="table-cell">
      <style:table-cell-properties fo:padding="0.097cm" fo:border="0.05pt solid #000000"/>
    </style:style>
    <style:style style:name="Таблица9.2" style:family="table-row">
      <style:table-row-properties style:min-row-height="3.63cm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976cm" fo:margin-left="0.037cm" table:align="left" style:may-break-between-rows="false"/>
    </style:style>
    <style:style style:name="Таблица10.A" style:family="table-column">
      <style:table-column-properties style:column-width="4.789cm"/>
    </style:style>
    <style:style style:name="Таблица10.B" style:family="table-column">
      <style:table-column-properties style:column-width="12.187cm"/>
    </style:style>
    <style:style style:name="Таблица10.A1" style:family="table-cell">
      <style:table-cell-properties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0.B1" style:family="table-cell">
      <style:table-cell-properties fo:background-color="#adc5e7" fo:padding="0.097cm" fo:border="0.05pt solid #000000">
        <style:background-image/>
      </style:table-cell-properties>
    </style:style>
    <style:style style:name="Таблица10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0.B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0.4" style:family="table-row">
      <style:table-row-properties style:min-row-height="0.651cm"/>
    </style:style>
    <style:style style:name="Таблица10.A5" style:family="table-cell">
      <style:table-cell-properties fo:padding="0.097cm" fo:border-left="0.05pt solid #000000" fo:border-right="none" fo:border-top="none" fo:border-bottom="0.05pt solid #000000"/>
    </style:style>
    <style:style style:name="Таблица10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4.604cm" fo:margin-left="0cm" table:align="left"/>
    </style:style>
    <style:style style:name="Таблица11.A" style:family="table-column">
      <style:table-column-properties style:column-width="4.604cm"/>
    </style:style>
    <style:style style:name="Таблица11.A1" style:family="table-cell">
      <style:table-cell-properties fo:padding="0.097cm" fo:border="0.05pt solid #000000"/>
    </style:style>
    <style:style style:name="Таблица11.2" style:family="table-row">
      <style:table-row-properties style:min-row-height="2.731cm"/>
    </style:style>
    <style:style style:name="Таблица1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1.993cm" table:align="margins"/>
    </style:style>
    <style:style style:name="Таблица12.A" style:family="table-column">
      <style:table-column-properties style:column-width="5.995cm" style:rel-column-width="32767*"/>
    </style:style>
    <style:style style:name="Таблица12.B" style:family="table-column">
      <style:table-column-properties style:column-width="5.997cm" style:rel-column-width="32768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2" style:family="table-row">
      <style:table-row-properties style:min-row-height="3.63cm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6.976cm" fo:margin-left="0.037cm" table:align="left" style:may-break-between-rows="false"/>
    </style:style>
    <style:style style:name="Таблица16.A" style:family="table-column">
      <style:table-column-properties style:column-width="4.789cm"/>
    </style:style>
    <style:style style:name="Таблица16.B" style:family="table-column">
      <style:table-column-properties style:column-width="12.187cm"/>
    </style:style>
    <style:style style:name="Таблица16.A1" style:family="table-cell">
      <style:table-cell-properties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6.B1" style:family="table-cell">
      <style:table-cell-properties fo:background-color="#adc5e7" fo:padding="0.097cm" fo:border="0.05pt solid #000000">
        <style:background-image/>
      </style:table-cell-properties>
    </style:style>
    <style:style style:name="Таблица16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6.B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6.4" style:family="table-row">
      <style:table-row-properties style:min-row-height="0.651cm"/>
    </style:style>
    <style:style style:name="Таблица16.A5" style:family="table-cell">
      <style:table-cell-properties fo:padding="0.097cm" fo:border-left="0.05pt solid #000000" fo:border-right="none" fo:border-top="none" fo:border-bottom="0.05pt solid #000000"/>
    </style:style>
    <style:style style:name="Таблица16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4.604cm" fo:margin-left="0cm" table:align="left"/>
    </style:style>
    <style:style style:name="Таблица17.A" style:family="table-column">
      <style:table-column-properties style:column-width="4.604cm"/>
    </style:style>
    <style:style style:name="Таблица17.A1" style:family="table-cell">
      <style:table-cell-properties fo:padding="0.097cm" fo:border="0.05pt solid #000000"/>
    </style:style>
    <style:style style:name="Таблица17.2" style:family="table-row">
      <style:table-row-properties style:min-row-height="3.63cm"/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1.993cm" table:align="margins"/>
    </style:style>
    <style:style style:name="Таблица18.A" style:family="table-column">
      <style:table-column-properties style:column-width="5.995cm" style:rel-column-width="32767*"/>
    </style:style>
    <style:style style:name="Таблица18.B" style:family="table-column">
      <style:table-column-properties style:column-width="5.997cm" style:rel-column-width="32768*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B1" style:family="table-cell">
      <style:table-cell-properties fo:padding="0.097cm" fo:border="0.05pt solid #000000"/>
    </style:style>
    <style:style style:name="Таблица18.2" style:family="table-row">
      <style:table-row-properties style:min-row-height="3.63cm"/>
    </style:style>
    <style:style style:name="Таблица18.A2" style:family="table-cell">
      <style:table-cell-properties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6.976cm" fo:margin-left="0.037cm" table:align="left" style:may-break-between-rows="false"/>
    </style:style>
    <style:style style:name="Таблица19.A" style:family="table-column">
      <style:table-column-properties style:column-width="4.789cm"/>
    </style:style>
    <style:style style:name="Таблица19.B" style:family="table-column">
      <style:table-column-properties style:column-width="12.187cm"/>
    </style:style>
    <style:style style:name="Таблица19.A1" style:family="table-cell">
      <style:table-cell-properties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9.B1" style:family="table-cell">
      <style:table-cell-properties fo:background-color="#adc5e7" fo:padding="0.097cm" fo:border="0.05pt solid #000000">
        <style:background-image/>
      </style:table-cell-properties>
    </style:style>
    <style:style style:name="Таблица19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9.B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9.4" style:family="table-row">
      <style:table-row-properties style:min-row-height="0.651cm"/>
    </style:style>
    <style:style style:name="Таблица19.A5" style:family="table-cell">
      <style:table-cell-properties fo:padding="0.097cm" fo:border-left="0.05pt solid #000000" fo:border-right="none" fo:border-top="none" fo:border-bottom="0.05pt solid #000000"/>
    </style:style>
    <style:style style:name="Таблица19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4.604cm" fo:margin-left="0cm" table:align="left"/>
    </style:style>
    <style:style style:name="Таблица20.A" style:family="table-column">
      <style:table-column-properties style:column-width="4.604cm"/>
    </style:style>
    <style:style style:name="Таблица20.A1" style:family="table-cell">
      <style:table-cell-properties fo:padding="0.097cm" fo:border="0.05pt solid #000000"/>
    </style:style>
    <style:style style:name="Таблица20.2" style:family="table-row">
      <style:table-row-properties style:min-row-height="3.63cm"/>
    </style:style>
    <style:style style:name="Таблица2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1.993cm" table:align="margins"/>
    </style:style>
    <style:style style:name="Таблица21.A" style:family="table-column">
      <style:table-column-properties style:column-width="5.995cm" style:rel-column-width="32767*"/>
    </style:style>
    <style:style style:name="Таблица21.B" style:family="table-column">
      <style:table-column-properties style:column-width="5.997cm" style:rel-column-width="32768*"/>
    </style:style>
    <style:style style:name="Таблица2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1.B1" style:family="table-cell">
      <style:table-cell-properties fo:padding="0.097cm" fo:border="0.05pt solid #000000"/>
    </style:style>
    <style:style style:name="Таблица21.2" style:family="table-row">
      <style:table-row-properties style:min-row-height="3.63cm"/>
    </style:style>
    <style:style style:name="Таблица21.A2" style:family="table-cell">
      <style:table-cell-properties fo:padding="0.097cm" fo:border-left="0.05pt solid #000000" fo:border-right="none" fo:border-top="none" fo:border-bottom="0.05pt solid #000000"/>
    </style:style>
    <style:style style:name="Таблица2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" style:family="table">
      <style:table-properties style:width="16.976cm" fo:margin-left="0.037cm" table:align="left" style:may-break-between-rows="false"/>
    </style:style>
    <style:style style:name="Таблица34.A" style:family="table-column">
      <style:table-column-properties style:column-width="4.789cm"/>
    </style:style>
    <style:style style:name="Таблица34.B" style:family="table-column">
      <style:table-column-properties style:column-width="12.187cm"/>
    </style:style>
    <style:style style:name="Таблица34.A1" style:family="table-cell">
      <style:table-cell-properties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4.B1" style:family="table-cell">
      <style:table-cell-properties fo:background-color="#adc5e7" fo:padding="0.097cm" fo:border="0.05pt solid #000000">
        <style:background-image/>
      </style:table-cell-properties>
    </style:style>
    <style:style style:name="Таблица34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4.B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4.4" style:family="table-row">
      <style:table-row-properties style:min-row-height="0.651cm"/>
    </style:style>
    <style:style style:name="Таблица34.A5" style:family="table-cell">
      <style:table-cell-properties fo:padding="0.097cm" fo:border-left="0.05pt solid #000000" fo:border-right="none" fo:border-top="none" fo:border-bottom="0.05pt solid #000000"/>
    </style:style>
    <style:style style:name="Таблица34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5" style:family="table">
      <style:table-properties style:width="4.604cm" fo:margin-left="0cm" table:align="left"/>
    </style:style>
    <style:style style:name="Таблица35.A" style:family="table-column">
      <style:table-column-properties style:column-width="4.604cm"/>
    </style:style>
    <style:style style:name="Таблица35.A1" style:family="table-cell">
      <style:table-cell-properties fo:padding="0.097cm" fo:border="0.05pt solid #000000"/>
    </style:style>
    <style:style style:name="Таблица35.2" style:family="table-row">
      <style:table-row-properties style:min-row-height="3.63cm"/>
    </style:style>
    <style:style style:name="Таблица3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" style:family="table">
      <style:table-properties style:width="11.993cm" table:align="margins"/>
    </style:style>
    <style:style style:name="Таблица36.A" style:family="table-column">
      <style:table-column-properties style:column-width="5.995cm" style:rel-column-width="32767*"/>
    </style:style>
    <style:style style:name="Таблица36.B" style:family="table-column">
      <style:table-column-properties style:column-width="5.997cm" style:rel-column-width="32768*"/>
    </style:style>
    <style:style style:name="Таблица3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6.B1" style:family="table-cell">
      <style:table-cell-properties fo:padding="0.097cm" fo:border="0.05pt solid #000000"/>
    </style:style>
    <style:style style:name="Таблица36.2" style:family="table-row">
      <style:table-row-properties style:min-row-height="3.63cm"/>
    </style:style>
    <style:style style:name="Таблица36.A2" style:family="table-cell">
      <style:table-cell-properties fo:padding="0.097cm" fo:border-left="0.05pt solid #000000" fo:border-right="none" fo:border-top="none" fo:border-bottom="0.05pt solid #000000"/>
    </style:style>
    <style:style style:name="Таблица3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6.976cm" fo:margin-left="0.037cm" table:align="left" style:may-break-between-rows="false"/>
    </style:style>
    <style:style style:name="Таблица25.A" style:family="table-column">
      <style:table-column-properties style:column-width="4.789cm"/>
    </style:style>
    <style:style style:name="Таблица25.B" style:family="table-column">
      <style:table-column-properties style:column-width="12.187cm"/>
    </style:style>
    <style:style style:name="Таблица25.A1" style:family="table-cell">
      <style:table-cell-properties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5.B1" style:family="table-cell">
      <style:table-cell-properties fo:background-color="#adc5e7" fo:padding="0.097cm" fo:border="0.05pt solid #000000">
        <style:background-image/>
      </style:table-cell-properties>
    </style:style>
    <style:style style:name="Таблица25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5.B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5.4" style:family="table-row">
      <style:table-row-properties style:min-row-height="0.651cm"/>
    </style:style>
    <style:style style:name="Таблица25.A5" style:family="table-cell">
      <style:table-cell-properties fo:padding="0.097cm" fo:border-left="0.05pt solid #000000" fo:border-right="none" fo:border-top="none" fo:border-bottom="0.05pt solid #000000"/>
    </style:style>
    <style:style style:name="Таблица25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4.604cm" fo:margin-left="0cm" table:align="left"/>
    </style:style>
    <style:style style:name="Таблица26.A" style:family="table-column">
      <style:table-column-properties style:column-width="4.604cm"/>
    </style:style>
    <style:style style:name="Таблица26.A1" style:family="table-cell">
      <style:table-cell-properties fo:padding="0.097cm" fo:border="0.05pt solid #000000"/>
    </style:style>
    <style:style style:name="Таблица26.2" style:family="table-row">
      <style:table-row-properties style:min-row-height="4.53cm"/>
    </style:style>
    <style:style style:name="Таблица2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11.993cm" table:align="margins"/>
    </style:style>
    <style:style style:name="Таблица27.A" style:family="table-column">
      <style:table-column-properties style:column-width="5.995cm" style:rel-column-width="32767*"/>
    </style:style>
    <style:style style:name="Таблица27.B" style:family="table-column">
      <style:table-column-properties style:column-width="5.997cm" style:rel-column-width="32768*"/>
    </style:style>
    <style:style style:name="Таблица2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7.B1" style:family="table-cell">
      <style:table-cell-properties fo:padding="0.097cm" fo:border="0.05pt solid #000000"/>
    </style:style>
    <style:style style:name="Таблица27.2" style:family="table-row">
      <style:table-row-properties style:min-row-height="3.63cm"/>
    </style:style>
    <style:style style:name="Таблица27.A2" style:family="table-cell">
      <style:table-cell-properties fo:padding="0.097cm" fo:border-left="0.05pt solid #000000" fo:border-right="none" fo:border-top="none" fo:border-bottom="0.05pt solid #000000"/>
    </style:style>
    <style:style style:name="Таблица2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" style:family="table">
      <style:table-properties style:width="16.976cm" fo:margin-left="0.037cm" table:align="left" style:may-break-between-rows="false"/>
    </style:style>
    <style:style style:name="Таблица28.A" style:family="table-column">
      <style:table-column-properties style:column-width="4.789cm"/>
    </style:style>
    <style:style style:name="Таблица28.B" style:family="table-column">
      <style:table-column-properties style:column-width="12.187cm"/>
    </style:style>
    <style:style style:name="Таблица28.A1" style:family="table-cell">
      <style:table-cell-properties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8.B1" style:family="table-cell">
      <style:table-cell-properties fo:background-color="#adc5e7" fo:padding="0.097cm" fo:border="0.05pt solid #000000">
        <style:background-image/>
      </style:table-cell-properties>
    </style:style>
    <style:style style:name="Таблица28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8.B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8.4" style:family="table-row">
      <style:table-row-properties style:min-row-height="0.651cm"/>
    </style:style>
    <style:style style:name="Таблица28.A5" style:family="table-cell">
      <style:table-cell-properties fo:padding="0.097cm" fo:border-left="0.05pt solid #000000" fo:border-right="none" fo:border-top="none" fo:border-bottom="0.05pt solid #000000"/>
    </style:style>
    <style:style style:name="Таблица28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" style:family="table">
      <style:table-properties style:width="4.604cm" fo:margin-left="0cm" table:align="left"/>
    </style:style>
    <style:style style:name="Таблица29.A" style:family="table-column">
      <style:table-column-properties style:column-width="4.604cm"/>
    </style:style>
    <style:style style:name="Таблица29.A1" style:family="table-cell">
      <style:table-cell-properties fo:padding="0.097cm" fo:border="0.05pt solid #000000"/>
    </style:style>
    <style:style style:name="Таблица29.2" style:family="table-row">
      <style:table-row-properties style:min-row-height="4.609cm"/>
    </style:style>
    <style:style style:name="Таблица2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" style:family="table">
      <style:table-properties style:width="11.993cm" table:align="margins"/>
    </style:style>
    <style:style style:name="Таблица30.A" style:family="table-column">
      <style:table-column-properties style:column-width="5.995cm" style:rel-column-width="32767*"/>
    </style:style>
    <style:style style:name="Таблица30.B" style:family="table-column">
      <style:table-column-properties style:column-width="5.997cm" style:rel-column-width="32768*"/>
    </style:style>
    <style:style style:name="Таблица3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0.B1" style:family="table-cell">
      <style:table-cell-properties fo:padding="0.097cm" fo:border="0.05pt solid #000000"/>
    </style:style>
    <style:style style:name="Таблица30.2" style:family="table-row">
      <style:table-row-properties style:min-row-height="3.63cm"/>
    </style:style>
    <style:style style:name="Таблица30.A2" style:family="table-cell">
      <style:table-cell-properties fo:padding="0.097cm" fo:border-left="0.05pt solid #000000" fo:border-right="none" fo:border-top="none" fo:border-bottom="0.05pt solid #000000"/>
    </style:style>
    <style:style style:name="Таблица3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" style:family="table">
      <style:table-properties style:width="16.976cm" fo:margin-left="0.037cm" table:align="left" style:may-break-between-rows="false"/>
    </style:style>
    <style:style style:name="Таблица46.A" style:family="table-column">
      <style:table-column-properties style:column-width="4.789cm"/>
    </style:style>
    <style:style style:name="Таблица46.B" style:family="table-column">
      <style:table-column-properties style:column-width="12.187cm"/>
    </style:style>
    <style:style style:name="Таблица46.A1" style:family="table-cell">
      <style:table-cell-properties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6.B1" style:family="table-cell">
      <style:table-cell-properties fo:background-color="#adc5e7" fo:padding="0.097cm" fo:border="0.05pt solid #000000">
        <style:background-image/>
      </style:table-cell-properties>
    </style:style>
    <style:style style:name="Таблица46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46.B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46.4" style:family="table-row">
      <style:table-row-properties style:min-row-height="0.651cm"/>
    </style:style>
    <style:style style:name="Таблица46.A5" style:family="table-cell">
      <style:table-cell-properties fo:padding="0.097cm" fo:border-left="0.05pt solid #000000" fo:border-right="none" fo:border-top="none" fo:border-bottom="0.05pt solid #000000"/>
    </style:style>
    <style:style style:name="Таблица46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7" style:family="table">
      <style:table-properties style:width="4.604cm" fo:margin-left="0cm" table:align="left"/>
    </style:style>
    <style:style style:name="Таблица47.A" style:family="table-column">
      <style:table-column-properties style:column-width="4.604cm"/>
    </style:style>
    <style:style style:name="Таблица47.A1" style:family="table-cell">
      <style:table-cell-properties fo:padding="0.097cm" fo:border="0.05pt solid #000000"/>
    </style:style>
    <style:style style:name="Таблица4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8" style:family="table">
      <style:table-properties style:width="11.993cm" table:align="margins"/>
    </style:style>
    <style:style style:name="Таблица48.A" style:family="table-column">
      <style:table-column-properties style:column-width="5.995cm" style:rel-column-width="32767*"/>
    </style:style>
    <style:style style:name="Таблица48.B" style:family="table-column">
      <style:table-column-properties style:column-width="5.997cm" style:rel-column-width="32768*"/>
    </style:style>
    <style:style style:name="Таблица4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8.B1" style:family="table-cell">
      <style:table-cell-properties fo:padding="0.097cm" fo:border="0.05pt solid #000000"/>
    </style:style>
    <style:style style:name="Таблица48.2" style:family="table-row">
      <style:table-row-properties style:min-row-height="2.625cm"/>
    </style:style>
    <style:style style:name="Таблица48.A2" style:family="table-cell">
      <style:table-cell-properties fo:padding="0.097cm" fo:border-left="0.05pt solid #000000" fo:border-right="none" fo:border-top="none" fo:border-bottom="0.05pt solid #000000"/>
    </style:style>
    <style:style style:name="Таблица4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9" style:family="table">
      <style:table-properties style:width="16.976cm" fo:margin-left="0.037cm" table:align="left" style:may-break-between-rows="false"/>
    </style:style>
    <style:style style:name="Таблица49.A" style:family="table-column">
      <style:table-column-properties style:column-width="4.789cm"/>
    </style:style>
    <style:style style:name="Таблица49.B" style:family="table-column">
      <style:table-column-properties style:column-width="12.187cm"/>
    </style:style>
    <style:style style:name="Таблица49.A1" style:family="table-cell">
      <style:table-cell-properties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9.B1" style:family="table-cell">
      <style:table-cell-properties fo:background-color="#adc5e7" fo:padding="0.097cm" fo:border="0.05pt solid #000000">
        <style:background-image/>
      </style:table-cell-properties>
    </style:style>
    <style:style style:name="Таблица49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49.B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49.4" style:family="table-row">
      <style:table-row-properties style:min-row-height="0.651cm"/>
    </style:style>
    <style:style style:name="Таблица49.A5" style:family="table-cell">
      <style:table-cell-properties fo:padding="0.097cm" fo:border-left="0.05pt solid #000000" fo:border-right="none" fo:border-top="none" fo:border-bottom="0.05pt solid #000000"/>
    </style:style>
    <style:style style:name="Таблица49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" style:family="table">
      <style:table-properties style:width="4.604cm" fo:margin-left="0cm" table:align="left"/>
    </style:style>
    <style:style style:name="Таблица50.A" style:family="table-column">
      <style:table-column-properties style:column-width="4.604cm"/>
    </style:style>
    <style:style style:name="Таблица50.A1" style:family="table-cell">
      <style:table-cell-properties fo:padding="0.097cm" fo:border="0.05pt solid #000000"/>
    </style:style>
    <style:style style:name="Таблица5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1" style:family="table">
      <style:table-properties style:width="11.993cm" table:align="margins"/>
    </style:style>
    <style:style style:name="Таблица51.A" style:family="table-column">
      <style:table-column-properties style:column-width="5.995cm" style:rel-column-width="32767*"/>
    </style:style>
    <style:style style:name="Таблица51.B" style:family="table-column">
      <style:table-column-properties style:column-width="5.997cm" style:rel-column-width="32768*"/>
    </style:style>
    <style:style style:name="Таблица5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1.B1" style:family="table-cell">
      <style:table-cell-properties fo:padding="0.097cm" fo:border="0.05pt solid #000000"/>
    </style:style>
    <style:style style:name="Таблица51.2" style:family="table-row">
      <style:table-row-properties style:min-row-height="2.625cm"/>
    </style:style>
    <style:style style:name="Таблица51.A2" style:family="table-cell">
      <style:table-cell-properties fo:padding="0.097cm" fo:border-left="0.05pt solid #000000" fo:border-right="none" fo:border-top="none" fo:border-bottom="0.05pt solid #000000"/>
    </style:style>
    <style:style style:name="Таблица5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2" style:family="table">
      <style:table-properties style:width="16.976cm" fo:margin-left="0.037cm" table:align="left" style:may-break-between-rows="false"/>
    </style:style>
    <style:style style:name="Таблица52.A" style:family="table-column">
      <style:table-column-properties style:column-width="4.789cm"/>
    </style:style>
    <style:style style:name="Таблица52.B" style:family="table-column">
      <style:table-column-properties style:column-width="12.187cm"/>
    </style:style>
    <style:style style:name="Таблица52.A1" style:family="table-cell">
      <style:table-cell-properties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2.B1" style:family="table-cell">
      <style:table-cell-properties fo:background-color="#adc5e7" fo:padding="0.097cm" fo:border="0.05pt solid #000000">
        <style:background-image/>
      </style:table-cell-properties>
    </style:style>
    <style:style style:name="Таблица52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52.B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52.4" style:family="table-row">
      <style:table-row-properties style:min-row-height="0.651cm"/>
    </style:style>
    <style:style style:name="Таблица52.A5" style:family="table-cell">
      <style:table-cell-properties fo:padding="0.097cm" fo:border-left="0.05pt solid #000000" fo:border-right="none" fo:border-top="none" fo:border-bottom="0.05pt solid #000000"/>
    </style:style>
    <style:style style:name="Таблица5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3" style:family="table">
      <style:table-properties style:width="4.604cm" fo:margin-left="0cm" table:align="left"/>
    </style:style>
    <style:style style:name="Таблица53.A" style:family="table-column">
      <style:table-column-properties style:column-width="4.604cm"/>
    </style:style>
    <style:style style:name="Таблица53.A1" style:family="table-cell">
      <style:table-cell-properties fo:padding="0.097cm" fo:border="0.05pt solid #000000"/>
    </style:style>
    <style:style style:name="Таблица53.2" style:family="table-row">
      <style:table-row-properties style:min-row-height="3.63cm"/>
    </style:style>
    <style:style style:name="Таблица5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" style:family="table">
      <style:table-properties style:width="11.993cm" table:align="margins"/>
    </style:style>
    <style:style style:name="Таблица54.A" style:family="table-column">
      <style:table-column-properties style:column-width="5.995cm" style:rel-column-width="32767*"/>
    </style:style>
    <style:style style:name="Таблица54.B" style:family="table-column">
      <style:table-column-properties style:column-width="5.997cm" style:rel-column-width="32768*"/>
    </style:style>
    <style:style style:name="Таблица5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4.B1" style:family="table-cell">
      <style:table-cell-properties fo:padding="0.097cm" fo:border="0.05pt solid #000000"/>
    </style:style>
    <style:style style:name="Таблица54.2" style:family="table-row">
      <style:table-row-properties style:min-row-height="3.63cm"/>
    </style:style>
    <style:style style:name="Таблица54.A2" style:family="table-cell">
      <style:table-cell-properties fo:padding="0.097cm" fo:border-left="0.05pt solid #000000" fo:border-right="none" fo:border-top="none" fo:border-bottom="0.05pt solid #000000"/>
    </style:style>
    <style:style style:name="Таблица5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" style:family="table">
      <style:table-properties style:width="16.976cm" fo:margin-left="0.037cm" table:align="left" style:may-break-between-rows="false"/>
    </style:style>
    <style:style style:name="Таблица55.A" style:family="table-column">
      <style:table-column-properties style:column-width="4.789cm"/>
    </style:style>
    <style:style style:name="Таблица55.B" style:family="table-column">
      <style:table-column-properties style:column-width="12.187cm"/>
    </style:style>
    <style:style style:name="Таблица55.A1" style:family="table-cell">
      <style:table-cell-properties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5.B1" style:family="table-cell">
      <style:table-cell-properties fo:background-color="#adc5e7" fo:padding="0.097cm" fo:border="0.05pt solid #000000">
        <style:background-image/>
      </style:table-cell-properties>
    </style:style>
    <style:style style:name="Таблица55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55.B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55.4" style:family="table-row">
      <style:table-row-properties style:min-row-height="0.651cm"/>
    </style:style>
    <style:style style:name="Таблица55.A5" style:family="table-cell">
      <style:table-cell-properties fo:padding="0.097cm" fo:border-left="0.05pt solid #000000" fo:border-right="none" fo:border-top="none" fo:border-bottom="0.05pt solid #000000"/>
    </style:style>
    <style:style style:name="Таблица55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6" style:family="table">
      <style:table-properties style:width="4.604cm" fo:margin-left="0cm" table:align="left"/>
    </style:style>
    <style:style style:name="Таблица56.A" style:family="table-column">
      <style:table-column-properties style:column-width="4.604cm"/>
    </style:style>
    <style:style style:name="Таблица56.A1" style:family="table-cell">
      <style:table-cell-properties fo:padding="0.097cm" fo:border="0.05pt solid #000000"/>
    </style:style>
    <style:style style:name="Таблица56.2" style:family="table-row">
      <style:table-row-properties style:min-row-height="3.63cm"/>
    </style:style>
    <style:style style:name="Таблица5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" style:family="table">
      <style:table-properties style:width="11.993cm" table:align="margins"/>
    </style:style>
    <style:style style:name="Таблица57.A" style:family="table-column">
      <style:table-column-properties style:column-width="5.995cm" style:rel-column-width="32767*"/>
    </style:style>
    <style:style style:name="Таблица57.B" style:family="table-column">
      <style:table-column-properties style:column-width="5.997cm" style:rel-column-width="32768*"/>
    </style:style>
    <style:style style:name="Таблица57.1" style:family="table-row">
      <style:table-row-properties style:min-row-height="0.688cm"/>
    </style:style>
    <style:style style:name="Таблица5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7.B1" style:family="table-cell">
      <style:table-cell-properties fo:padding="0.097cm" fo:border="0.05pt solid #000000"/>
    </style:style>
    <style:style style:name="Таблица57.2" style:family="table-row">
      <style:table-row-properties style:min-row-height="3.625cm"/>
    </style:style>
    <style:style style:name="Таблица57.A2" style:family="table-cell">
      <style:table-cell-properties fo:padding="0.097cm" fo:border-left="0.05pt solid #000000" fo:border-right="none" fo:border-top="none" fo:border-bottom="0.05pt solid #000000"/>
    </style:style>
    <style:style style:name="Таблица5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8" style:family="table">
      <style:table-properties style:width="16.976cm" fo:margin-left="0.037cm" table:align="left" style:may-break-between-rows="false"/>
    </style:style>
    <style:style style:name="Таблица58.A" style:family="table-column">
      <style:table-column-properties style:column-width="4.789cm"/>
    </style:style>
    <style:style style:name="Таблица58.B" style:family="table-column">
      <style:table-column-properties style:column-width="12.187cm"/>
    </style:style>
    <style:style style:name="Таблица58.A1" style:family="table-cell">
      <style:table-cell-properties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8.B1" style:family="table-cell">
      <style:table-cell-properties fo:background-color="#adc5e7" fo:padding="0.097cm" fo:border="0.05pt solid #000000">
        <style:background-image/>
      </style:table-cell-properties>
    </style:style>
    <style:style style:name="Таблица58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58.B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58.4" style:family="table-row">
      <style:table-row-properties style:min-row-height="0.651cm"/>
    </style:style>
    <style:style style:name="Таблица58.A5" style:family="table-cell">
      <style:table-cell-properties fo:padding="0.097cm" fo:border-left="0.05pt solid #000000" fo:border-right="none" fo:border-top="none" fo:border-bottom="0.05pt solid #000000"/>
    </style:style>
    <style:style style:name="Таблица58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9" style:family="table">
      <style:table-properties style:width="4.604cm" fo:margin-left="0cm" table:align="left"/>
    </style:style>
    <style:style style:name="Таблица59.A" style:family="table-column">
      <style:table-column-properties style:column-width="4.604cm"/>
    </style:style>
    <style:style style:name="Таблица59.A1" style:family="table-cell">
      <style:table-cell-properties fo:padding="0.097cm" fo:border="0.05pt solid #000000"/>
    </style:style>
    <style:style style:name="Таблица59.2" style:family="table-row">
      <style:table-row-properties style:min-row-height="2.625cm"/>
    </style:style>
    <style:style style:name="Таблица5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" style:family="table">
      <style:table-properties style:width="11.993cm" table:align="margins"/>
    </style:style>
    <style:style style:name="Таблица60.A" style:family="table-column">
      <style:table-column-properties style:column-width="5.995cm" style:rel-column-width="32767*"/>
    </style:style>
    <style:style style:name="Таблица60.B" style:family="table-column">
      <style:table-column-properties style:column-width="5.997cm" style:rel-column-width="32768*"/>
    </style:style>
    <style:style style:name="Таблица6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0.B1" style:family="table-cell">
      <style:table-cell-properties fo:padding="0.097cm" fo:border="0.05pt solid #000000"/>
    </style:style>
    <style:style style:name="Таблица60.A2" style:family="table-cell">
      <style:table-cell-properties fo:padding="0.097cm" fo:border-left="0.05pt solid #000000" fo:border-right="none" fo:border-top="none" fo:border-bottom="0.05pt solid #000000"/>
    </style:style>
    <style:style style:name="Таблица6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27b71f"/>
    </style:style>
    <style:style style:name="P2" style:family="paragraph" style:parent-style-name="Standard">
      <style:text-properties officeooo:paragraph-rsid="0022b595"/>
    </style:style>
    <style:style style:name="P3" style:family="paragraph" style:parent-style-name="Standard">
      <style:text-properties officeooo:rsid="002412f9" officeooo:paragraph-rsid="002412f9"/>
    </style:style>
    <style:style style:name="P4" style:family="paragraph" style:parent-style-name="Table_20_Contents">
      <style:text-properties fo:language="en" fo:country="US" officeooo:rsid="001e7a63" officeooo:paragraph-rsid="001e7a63"/>
    </style:style>
    <style:style style:name="P5" style:family="paragraph" style:parent-style-name="Table_20_Contents">
      <style:text-properties fo:language="en" fo:country="US" officeooo:rsid="001e7a63" officeooo:paragraph-rsid="0022b595"/>
    </style:style>
    <style:style style:name="P6" style:family="paragraph" style:parent-style-name="Table_20_Contents">
      <style:paragraph-properties fo:text-align="start" style:justify-single-word="false"/>
      <style:text-properties fo:language="en" fo:country="US" officeooo:rsid="001e7a63" officeooo:paragraph-rsid="002412f9"/>
    </style:style>
    <style:style style:name="P7" style:family="paragraph" style:parent-style-name="Table_20_Contents">
      <style:text-properties fo:language="en" fo:country="US" officeooo:rsid="001e7a63" officeooo:paragraph-rsid="002d3146"/>
    </style:style>
    <style:style style:name="P8" style:family="paragraph" style:parent-style-name="Table_20_Contents">
      <style:text-properties fo:language="en" fo:country="US" officeooo:rsid="001e7a63" officeooo:paragraph-rsid="002e78f5"/>
    </style:style>
    <style:style style:name="P9" style:family="paragraph" style:parent-style-name="Table_20_Contents">
      <style:text-properties fo:language="en" fo:country="US" officeooo:rsid="0022b595" officeooo:paragraph-rsid="0022b595"/>
    </style:style>
    <style:style style:name="P10" style:family="paragraph" style:parent-style-name="Table_20_Contents">
      <style:text-properties fo:language="en" fo:country="US" officeooo:rsid="0022b595" officeooo:paragraph-rsid="002412f9"/>
    </style:style>
    <style:style style:name="P11" style:family="paragraph" style:parent-style-name="Table_20_Contents">
      <style:text-properties fo:language="ru" fo:country="RU" officeooo:rsid="0017e60a" officeooo:paragraph-rsid="0017e60a"/>
    </style:style>
    <style:style style:name="P12" style:family="paragraph" style:parent-style-name="Table_20_Contents">
      <style:text-properties fo:language="ru" fo:country="RU" officeooo:rsid="0017e60a" officeooo:paragraph-rsid="0019ec8d"/>
    </style:style>
    <style:style style:name="P13" style:family="paragraph" style:parent-style-name="Table_20_Contents">
      <style:text-properties fo:language="ru" fo:country="RU" officeooo:rsid="0017e60a" officeooo:paragraph-rsid="001b9505"/>
    </style:style>
    <style:style style:name="P14" style:family="paragraph" style:parent-style-name="Table_20_Contents">
      <style:text-properties fo:language="ru" fo:country="RU" officeooo:rsid="0017e60a" officeooo:paragraph-rsid="001c51a5"/>
    </style:style>
    <style:style style:name="P15" style:family="paragraph" style:parent-style-name="Table_20_Contents">
      <style:text-properties fo:language="ru" fo:country="RU" officeooo:rsid="0017e60a" officeooo:paragraph-rsid="001d6803"/>
    </style:style>
    <style:style style:name="P16" style:family="paragraph" style:parent-style-name="Table_20_Contents">
      <style:text-properties fo:language="ru" fo:country="RU" officeooo:rsid="0017e60a" officeooo:paragraph-rsid="001e7a63"/>
    </style:style>
    <style:style style:name="P17" style:family="paragraph" style:parent-style-name="Table_20_Contents">
      <style:text-properties fo:language="ru" fo:country="RU" officeooo:rsid="0017e60a" officeooo:paragraph-rsid="0022b595"/>
    </style:style>
    <style:style style:name="P18" style:family="paragraph" style:parent-style-name="Table_20_Contents">
      <style:text-properties fo:language="ru" fo:country="RU" officeooo:rsid="0017e60a" officeooo:paragraph-rsid="002412f9"/>
    </style:style>
    <style:style style:name="P19" style:family="paragraph" style:parent-style-name="Table_20_Contents">
      <style:text-properties fo:language="ru" fo:country="RU" officeooo:rsid="0017e60a" officeooo:paragraph-rsid="0027b71f"/>
    </style:style>
    <style:style style:name="P20" style:family="paragraph" style:parent-style-name="Table_20_Contents">
      <style:text-properties fo:language="ru" fo:country="RU" officeooo:rsid="0017e60a" officeooo:paragraph-rsid="00282d8d"/>
    </style:style>
    <style:style style:name="P21" style:family="paragraph" style:parent-style-name="Table_20_Contents">
      <style:text-properties fo:language="ru" fo:country="RU" officeooo:rsid="0017e60a" officeooo:paragraph-rsid="00292b7e"/>
    </style:style>
    <style:style style:name="P22" style:family="paragraph" style:parent-style-name="Table_20_Contents">
      <style:text-properties fo:language="ru" fo:country="RU" officeooo:rsid="0017e60a" officeooo:paragraph-rsid="002a4d8f"/>
    </style:style>
    <style:style style:name="P23" style:family="paragraph" style:parent-style-name="Table_20_Contents">
      <style:text-properties fo:language="ru" fo:country="RU" officeooo:rsid="0017e60a" officeooo:paragraph-rsid="002b2f09"/>
    </style:style>
    <style:style style:name="P24" style:family="paragraph" style:parent-style-name="Table_20_Contents">
      <style:text-properties fo:language="ru" fo:country="RU" officeooo:rsid="0017e60a" officeooo:paragraph-rsid="002c5b54"/>
    </style:style>
    <style:style style:name="P25" style:family="paragraph" style:parent-style-name="Table_20_Contents">
      <style:text-properties fo:language="ru" fo:country="RU" officeooo:rsid="0017e60a" officeooo:paragraph-rsid="002d3146"/>
    </style:style>
    <style:style style:name="P26" style:family="paragraph" style:parent-style-name="Table_20_Contents">
      <style:text-properties fo:language="ru" fo:country="RU" officeooo:rsid="0017e60a" officeooo:paragraph-rsid="002e78f5"/>
    </style:style>
    <style:style style:name="P27" style:family="paragraph" style:parent-style-name="Table_20_Contents">
      <style:text-properties fo:language="ru" fo:country="RU" officeooo:rsid="0017e60a" officeooo:paragraph-rsid="003094b4"/>
    </style:style>
    <style:style style:name="P28" style:family="paragraph" style:parent-style-name="Table_20_Contents">
      <style:text-properties fo:language="ru" fo:country="RU" officeooo:rsid="001b9505" officeooo:paragraph-rsid="001b9505"/>
    </style:style>
    <style:style style:name="P29" style:family="paragraph" style:parent-style-name="Table_20_Contents">
      <style:text-properties fo:language="ru" fo:country="RU" officeooo:rsid="001b9505" officeooo:paragraph-rsid="001c51a5"/>
    </style:style>
    <style:style style:name="P30" style:family="paragraph" style:parent-style-name="Table_20_Contents">
      <style:text-properties fo:language="ru" fo:country="RU" officeooo:rsid="001d6803" officeooo:paragraph-rsid="002d3146"/>
    </style:style>
    <style:style style:name="P31" style:family="paragraph" style:parent-style-name="Table_20_Contents">
      <style:text-properties fo:language="ru" fo:country="RU" officeooo:rsid="001d6803" officeooo:paragraph-rsid="002e78f5"/>
    </style:style>
    <style:style style:name="P32" style:family="paragraph" style:parent-style-name="Table_20_Contents">
      <style:text-properties fo:language="ru" fo:country="RU" officeooo:rsid="001e7a63" officeooo:paragraph-rsid="001e7a63"/>
    </style:style>
    <style:style style:name="P33" style:family="paragraph" style:parent-style-name="Table_20_Contents">
      <style:text-properties fo:language="ru" fo:country="RU" officeooo:rsid="001e7a63" officeooo:paragraph-rsid="0022b595"/>
    </style:style>
    <style:style style:name="P34" style:family="paragraph" style:parent-style-name="Table_20_Contents">
      <style:text-properties fo:language="ru" fo:country="RU" officeooo:rsid="001e7a63" officeooo:paragraph-rsid="002412f9"/>
    </style:style>
    <style:style style:name="P35" style:family="paragraph" style:parent-style-name="Table_20_Contents">
      <style:text-properties fo:language="ru" fo:country="RU" officeooo:rsid="001e7a63" officeooo:paragraph-rsid="00282d8d"/>
    </style:style>
    <style:style style:name="P36" style:family="paragraph" style:parent-style-name="Table_20_Contents">
      <style:text-properties fo:language="ru" fo:country="RU" officeooo:rsid="0022b595" officeooo:paragraph-rsid="0022b595"/>
    </style:style>
    <style:style style:name="P37" style:family="paragraph" style:parent-style-name="Table_20_Contents">
      <style:text-properties fo:language="ru" fo:country="RU" officeooo:rsid="0022b595" officeooo:paragraph-rsid="002412f9"/>
    </style:style>
    <style:style style:name="P38" style:family="paragraph" style:parent-style-name="Table_20_Contents">
      <style:text-properties fo:language="ru" fo:country="RU" officeooo:rsid="0025c31f" officeooo:paragraph-rsid="0027b71f"/>
    </style:style>
    <style:style style:name="P39" style:family="paragraph" style:parent-style-name="Table_20_Contents">
      <style:text-properties fo:language="ru" fo:country="RU" officeooo:rsid="002a4d8f" officeooo:paragraph-rsid="002a4d8f"/>
    </style:style>
    <style:style style:name="P40" style:family="paragraph" style:parent-style-name="Table_20_Contents">
      <style:text-properties fo:language="ru" fo:country="RU" officeooo:rsid="002a4d8f" officeooo:paragraph-rsid="002d3146"/>
    </style:style>
    <style:style style:name="P41" style:family="paragraph" style:parent-style-name="Table_20_Contents">
      <style:text-properties fo:language="ru" fo:country="RU" officeooo:rsid="002a4d8f" officeooo:paragraph-rsid="002e78f5"/>
    </style:style>
    <style:style style:name="P42" style:family="paragraph" style:parent-style-name="Table_20_Contents">
      <style:text-properties fo:language="ru" fo:country="RU" officeooo:rsid="00304d21" officeooo:paragraph-rsid="00304d21"/>
    </style:style>
    <style:style style:name="P43" style:family="paragraph" style:parent-style-name="Table_20_Contents">
      <style:text-properties officeooo:rsid="0017e60a" officeooo:paragraph-rsid="0017e60a"/>
    </style:style>
    <style:style style:name="P44" style:family="paragraph" style:parent-style-name="Table_20_Contents">
      <style:text-properties officeooo:rsid="0017e60a" officeooo:paragraph-rsid="0019ec8d"/>
    </style:style>
    <style:style style:name="P45" style:family="paragraph" style:parent-style-name="Table_20_Contents">
      <style:text-properties officeooo:rsid="0017e60a" officeooo:paragraph-rsid="001b9505"/>
    </style:style>
    <style:style style:name="P46" style:family="paragraph" style:parent-style-name="Table_20_Contents">
      <style:text-properties officeooo:rsid="0017e60a" officeooo:paragraph-rsid="001c51a5"/>
    </style:style>
    <style:style style:name="P47" style:family="paragraph" style:parent-style-name="Table_20_Contents">
      <style:text-properties officeooo:rsid="0017e60a" officeooo:paragraph-rsid="001d6803"/>
    </style:style>
    <style:style style:name="P48" style:family="paragraph" style:parent-style-name="Table_20_Contents">
      <style:text-properties officeooo:rsid="0017e60a" officeooo:paragraph-rsid="001e7a63"/>
    </style:style>
    <style:style style:name="P49" style:family="paragraph" style:parent-style-name="Table_20_Contents">
      <style:text-properties officeooo:rsid="0017e60a" officeooo:paragraph-rsid="0022b595"/>
    </style:style>
    <style:style style:name="P50" style:family="paragraph" style:parent-style-name="Table_20_Contents">
      <style:text-properties officeooo:rsid="0017e60a" officeooo:paragraph-rsid="002412f9"/>
    </style:style>
    <style:style style:name="P51" style:family="paragraph" style:parent-style-name="Table_20_Contents">
      <style:text-properties officeooo:rsid="0017e60a" officeooo:paragraph-rsid="0027b71f"/>
    </style:style>
    <style:style style:name="P52" style:family="paragraph" style:parent-style-name="Table_20_Contents">
      <style:text-properties officeooo:rsid="0017e60a" officeooo:paragraph-rsid="00282d8d"/>
    </style:style>
    <style:style style:name="P53" style:family="paragraph" style:parent-style-name="Table_20_Contents">
      <style:text-properties officeooo:rsid="0017e60a" officeooo:paragraph-rsid="00292b7e"/>
    </style:style>
    <style:style style:name="P54" style:family="paragraph" style:parent-style-name="Table_20_Contents">
      <style:text-properties officeooo:rsid="0017e60a" officeooo:paragraph-rsid="002a4d8f"/>
    </style:style>
    <style:style style:name="P55" style:family="paragraph" style:parent-style-name="Table_20_Contents">
      <style:text-properties officeooo:rsid="0017e60a" officeooo:paragraph-rsid="002b2f09"/>
    </style:style>
    <style:style style:name="P56" style:family="paragraph" style:parent-style-name="Table_20_Contents">
      <style:text-properties officeooo:rsid="0017e60a" officeooo:paragraph-rsid="002c5b54"/>
    </style:style>
    <style:style style:name="P57" style:family="paragraph" style:parent-style-name="Table_20_Contents">
      <style:text-properties officeooo:rsid="0017e60a" officeooo:paragraph-rsid="002d3146"/>
    </style:style>
    <style:style style:name="P58" style:family="paragraph" style:parent-style-name="Table_20_Contents">
      <style:text-properties officeooo:rsid="0017e60a" officeooo:paragraph-rsid="002e78f5"/>
    </style:style>
    <style:style style:name="P59" style:family="paragraph" style:parent-style-name="Table_20_Contents">
      <style:text-properties officeooo:rsid="0017e60a" officeooo:paragraph-rsid="003094b4"/>
    </style:style>
    <style:style style:name="P60" style:family="paragraph" style:parent-style-name="Table_20_Contents">
      <style:text-properties officeooo:rsid="0018a1b5" officeooo:paragraph-rsid="0018a1b5"/>
    </style:style>
    <style:style style:name="P61" style:family="paragraph" style:parent-style-name="Table_20_Contents">
      <style:text-properties officeooo:rsid="0018a1b5" officeooo:paragraph-rsid="0019ec8d"/>
    </style:style>
    <style:style style:name="P62" style:family="paragraph" style:parent-style-name="Table_20_Contents">
      <style:text-properties officeooo:rsid="0018a1b5" officeooo:paragraph-rsid="001b9505"/>
    </style:style>
    <style:style style:name="P63" style:family="paragraph" style:parent-style-name="Table_20_Contents">
      <style:text-properties officeooo:rsid="0018a1b5" officeooo:paragraph-rsid="001c51a5"/>
    </style:style>
    <style:style style:name="P64" style:family="paragraph" style:parent-style-name="Table_20_Contents">
      <style:text-properties officeooo:rsid="0018a1b5" officeooo:paragraph-rsid="001d6803"/>
    </style:style>
    <style:style style:name="P65" style:family="paragraph" style:parent-style-name="Table_20_Contents">
      <style:text-properties officeooo:rsid="0018a1b5" officeooo:paragraph-rsid="001e7a63"/>
    </style:style>
    <style:style style:name="P66" style:family="paragraph" style:parent-style-name="Table_20_Contents">
      <style:text-properties officeooo:rsid="0018a1b5" officeooo:paragraph-rsid="0022b595"/>
    </style:style>
    <style:style style:name="P67" style:family="paragraph" style:parent-style-name="Table_20_Contents">
      <style:text-properties officeooo:rsid="0018a1b5" officeooo:paragraph-rsid="002412f9"/>
    </style:style>
    <style:style style:name="P68" style:family="paragraph" style:parent-style-name="Table_20_Contents">
      <style:text-properties officeooo:rsid="0018a1b5" officeooo:paragraph-rsid="0027b71f"/>
    </style:style>
    <style:style style:name="P69" style:family="paragraph" style:parent-style-name="Table_20_Contents">
      <style:text-properties officeooo:rsid="0018a1b5" officeooo:paragraph-rsid="00282d8d"/>
    </style:style>
    <style:style style:name="P70" style:family="paragraph" style:parent-style-name="Table_20_Contents">
      <style:text-properties officeooo:rsid="0018a1b5" officeooo:paragraph-rsid="00292b7e"/>
    </style:style>
    <style:style style:name="P71" style:family="paragraph" style:parent-style-name="Table_20_Contents">
      <style:text-properties officeooo:rsid="0018a1b5" officeooo:paragraph-rsid="002a4d8f"/>
    </style:style>
    <style:style style:name="P72" style:family="paragraph" style:parent-style-name="Table_20_Contents">
      <style:text-properties officeooo:rsid="0018a1b5" officeooo:paragraph-rsid="002b2f09"/>
    </style:style>
    <style:style style:name="P73" style:family="paragraph" style:parent-style-name="Table_20_Contents">
      <style:text-properties officeooo:rsid="0018a1b5" officeooo:paragraph-rsid="002c5b54"/>
    </style:style>
    <style:style style:name="P74" style:family="paragraph" style:parent-style-name="Table_20_Contents">
      <style:text-properties officeooo:rsid="0018a1b5" officeooo:paragraph-rsid="002d3146"/>
    </style:style>
    <style:style style:name="P75" style:family="paragraph" style:parent-style-name="Table_20_Contents">
      <style:text-properties officeooo:rsid="0018a1b5" officeooo:paragraph-rsid="002e78f5"/>
    </style:style>
    <style:style style:name="P76" style:family="paragraph" style:parent-style-name="Table_20_Contents">
      <style:text-properties officeooo:rsid="0018a1b5" officeooo:paragraph-rsid="003094b4"/>
    </style:style>
    <style:style style:name="P77" style:family="paragraph" style:parent-style-name="Table_20_Contents">
      <style:text-properties officeooo:rsid="00192257" officeooo:paragraph-rsid="00192257"/>
    </style:style>
    <style:style style:name="P78" style:family="paragraph" style:parent-style-name="Table_20_Contents">
      <style:text-properties officeooo:rsid="00192257" officeooo:paragraph-rsid="0019ec8d"/>
    </style:style>
    <style:style style:name="P79" style:family="paragraph" style:parent-style-name="Table_20_Contents">
      <style:text-properties officeooo:rsid="00192257" officeooo:paragraph-rsid="001b9505"/>
    </style:style>
    <style:style style:name="P80" style:family="paragraph" style:parent-style-name="Table_20_Contents">
      <style:text-properties officeooo:rsid="00192257" officeooo:paragraph-rsid="001c51a5"/>
    </style:style>
    <style:style style:name="P81" style:family="paragraph" style:parent-style-name="Table_20_Contents">
      <style:text-properties officeooo:rsid="00192257" officeooo:paragraph-rsid="001cf6d8"/>
    </style:style>
    <style:style style:name="P82" style:family="paragraph" style:parent-style-name="Table_20_Contents">
      <style:text-properties officeooo:rsid="00192257" officeooo:paragraph-rsid="001d6803"/>
    </style:style>
    <style:style style:name="P83" style:family="paragraph" style:parent-style-name="Table_20_Contents">
      <style:text-properties officeooo:rsid="00192257" officeooo:paragraph-rsid="001e7a63"/>
    </style:style>
    <style:style style:name="P84" style:family="paragraph" style:parent-style-name="Table_20_Contents">
      <style:text-properties officeooo:rsid="00192257" officeooo:paragraph-rsid="001ffc69"/>
    </style:style>
    <style:style style:name="P85" style:family="paragraph" style:parent-style-name="Table_20_Contents">
      <style:text-properties officeooo:rsid="00192257" officeooo:paragraph-rsid="0022b595"/>
    </style:style>
    <style:style style:name="P86" style:family="paragraph" style:parent-style-name="Table_20_Contents">
      <style:text-properties officeooo:rsid="00192257" officeooo:paragraph-rsid="002412f9"/>
    </style:style>
    <style:style style:name="P87" style:family="paragraph" style:parent-style-name="Table_20_Contents">
      <style:text-properties officeooo:rsid="00192257" officeooo:paragraph-rsid="0027b71f"/>
    </style:style>
    <style:style style:name="P88" style:family="paragraph" style:parent-style-name="Table_20_Contents">
      <style:text-properties officeooo:rsid="00192257" officeooo:paragraph-rsid="00282d8d"/>
    </style:style>
    <style:style style:name="P89" style:family="paragraph" style:parent-style-name="Table_20_Contents">
      <style:text-properties officeooo:rsid="00192257" officeooo:paragraph-rsid="00292b7e"/>
    </style:style>
    <style:style style:name="P90" style:family="paragraph" style:parent-style-name="Table_20_Contents">
      <style:text-properties officeooo:rsid="00192257" officeooo:paragraph-rsid="002c5b54"/>
    </style:style>
    <style:style style:name="P91" style:family="paragraph" style:parent-style-name="Table_20_Contents">
      <style:text-properties officeooo:rsid="00192257" officeooo:paragraph-rsid="002d3146"/>
    </style:style>
    <style:style style:name="P92" style:family="paragraph" style:parent-style-name="Table_20_Contents">
      <style:text-properties officeooo:rsid="00192257" officeooo:paragraph-rsid="002e78f5"/>
    </style:style>
    <style:style style:name="P93" style:family="paragraph" style:parent-style-name="Table_20_Contents">
      <style:text-properties officeooo:rsid="00192257" officeooo:paragraph-rsid="00304d21"/>
    </style:style>
    <style:style style:name="P94" style:family="paragraph" style:parent-style-name="Table_20_Contents">
      <style:text-properties officeooo:rsid="00192257" officeooo:paragraph-rsid="003094b4"/>
    </style:style>
    <style:style style:name="P95" style:family="paragraph" style:parent-style-name="Table_20_Contents">
      <style:text-properties officeooo:paragraph-rsid="0019ec8d"/>
    </style:style>
    <style:style style:name="P96" style:family="paragraph" style:parent-style-name="Table_20_Contents">
      <style:text-properties officeooo:rsid="0019ec8d" officeooo:paragraph-rsid="0019ec8d"/>
    </style:style>
    <style:style style:name="P97" style:family="paragraph" style:parent-style-name="Table_20_Contents">
      <style:text-properties officeooo:rsid="0019ec8d" officeooo:paragraph-rsid="001b9505"/>
    </style:style>
    <style:style style:name="P98" style:family="paragraph" style:parent-style-name="Table_20_Contents">
      <style:text-properties officeooo:rsid="0019ec8d" officeooo:paragraph-rsid="001c51a5"/>
    </style:style>
    <style:style style:name="P99" style:family="paragraph" style:parent-style-name="Table_20_Contents">
      <style:text-properties officeooo:paragraph-rsid="001b9505"/>
    </style:style>
    <style:style style:name="P100" style:family="paragraph" style:parent-style-name="Table_20_Contents">
      <style:text-properties officeooo:paragraph-rsid="001c51a5"/>
    </style:style>
    <style:style style:name="P101" style:family="paragraph" style:parent-style-name="Table_20_Contents">
      <style:text-properties officeooo:rsid="001cf6d8" officeooo:paragraph-rsid="0027b71f"/>
    </style:style>
    <style:style style:name="P102" style:family="paragraph" style:parent-style-name="Table_20_Contents">
      <style:text-properties officeooo:rsid="001cf6d8" officeooo:paragraph-rsid="00292b7e"/>
    </style:style>
    <style:style style:name="P103" style:family="paragraph" style:parent-style-name="Table_20_Contents">
      <style:text-properties officeooo:paragraph-rsid="001d6803"/>
    </style:style>
    <style:style style:name="P104" style:family="paragraph" style:parent-style-name="Table_20_Contents">
      <style:text-properties officeooo:rsid="001e7a63" officeooo:paragraph-rsid="001e7a63"/>
    </style:style>
    <style:style style:name="P105" style:family="paragraph" style:parent-style-name="Table_20_Contents">
      <style:text-properties officeooo:rsid="001e7a63" officeooo:paragraph-rsid="001ffc69"/>
    </style:style>
    <style:style style:name="P106" style:family="paragraph" style:parent-style-name="Table_20_Contents">
      <style:text-properties officeooo:rsid="001e7a63" officeooo:paragraph-rsid="00282d8d"/>
    </style:style>
    <style:style style:name="P107" style:family="paragraph" style:parent-style-name="Table_20_Contents">
      <style:text-properties officeooo:rsid="001e7a63" officeooo:paragraph-rsid="002d3146"/>
    </style:style>
    <style:style style:name="P108" style:family="paragraph" style:parent-style-name="Table_20_Contents">
      <style:text-properties officeooo:rsid="001e7a63" officeooo:paragraph-rsid="002e78f5"/>
    </style:style>
    <style:style style:name="P109" style:family="paragraph" style:parent-style-name="Table_20_Contents">
      <style:text-properties officeooo:paragraph-rsid="001e7a63"/>
    </style:style>
    <style:style style:name="P110" style:family="paragraph" style:parent-style-name="Table_20_Contents">
      <style:text-properties officeooo:rsid="0020d52a" officeooo:paragraph-rsid="0020d52a"/>
    </style:style>
    <style:style style:name="P111" style:family="paragraph" style:parent-style-name="Table_20_Contents">
      <style:text-properties officeooo:paragraph-rsid="0022b595"/>
    </style:style>
    <style:style style:name="P112" style:family="paragraph" style:parent-style-name="Table_20_Contents">
      <style:text-properties officeooo:paragraph-rsid="002412f9"/>
    </style:style>
    <style:style style:name="P113" style:family="paragraph" style:parent-style-name="Table_20_Contents">
      <style:text-properties officeooo:rsid="0025c31f" officeooo:paragraph-rsid="0027b71f"/>
    </style:style>
    <style:style style:name="P114" style:family="paragraph" style:parent-style-name="Table_20_Contents">
      <style:text-properties officeooo:paragraph-rsid="0027b71f"/>
    </style:style>
    <style:style style:name="P115" style:family="paragraph" style:parent-style-name="Table_20_Contents">
      <style:text-properties officeooo:paragraph-rsid="00282d8d"/>
    </style:style>
    <style:style style:name="P116" style:family="paragraph" style:parent-style-name="Table_20_Contents">
      <style:text-properties officeooo:paragraph-rsid="00292b7e"/>
    </style:style>
    <style:style style:name="P117" style:family="paragraph" style:parent-style-name="Table_20_Contents">
      <style:text-properties officeooo:paragraph-rsid="002a4d8f"/>
    </style:style>
    <style:style style:name="P118" style:family="paragraph" style:parent-style-name="Table_20_Contents">
      <style:text-properties officeooo:rsid="002ac788" officeooo:paragraph-rsid="002ac788"/>
    </style:style>
    <style:style style:name="P119" style:family="paragraph" style:parent-style-name="Table_20_Contents">
      <style:text-properties officeooo:rsid="002ac788" officeooo:paragraph-rsid="002b2f09"/>
    </style:style>
    <style:style style:name="P120" style:family="paragraph" style:parent-style-name="Table_20_Contents">
      <style:text-properties officeooo:rsid="002b2f09" officeooo:paragraph-rsid="002b2f09"/>
    </style:style>
    <style:style style:name="P121" style:family="paragraph" style:parent-style-name="Table_20_Contents">
      <style:text-properties officeooo:rsid="002b2f09" officeooo:paragraph-rsid="002c5b54"/>
    </style:style>
    <style:style style:name="P122" style:family="paragraph" style:parent-style-name="Table_20_Contents">
      <style:text-properties officeooo:paragraph-rsid="002b2f09"/>
    </style:style>
    <style:style style:name="P123" style:family="paragraph" style:parent-style-name="Table_20_Contents">
      <style:text-properties officeooo:rsid="002c5b54" officeooo:paragraph-rsid="002c5b54"/>
    </style:style>
    <style:style style:name="P124" style:family="paragraph" style:parent-style-name="Table_20_Contents">
      <style:text-properties officeooo:paragraph-rsid="002c5b54"/>
    </style:style>
    <style:style style:name="P125" style:family="paragraph" style:parent-style-name="Table_20_Contents">
      <style:text-properties officeooo:paragraph-rsid="002d3146"/>
    </style:style>
    <style:style style:name="P126" style:family="paragraph" style:parent-style-name="Table_20_Contents">
      <style:text-properties officeooo:paragraph-rsid="002e78f5"/>
    </style:style>
    <style:style style:name="P127" style:family="paragraph" style:parent-style-name="Table_20_Contents">
      <style:text-properties officeooo:rsid="00304d21" officeooo:paragraph-rsid="00304d21"/>
    </style:style>
    <style:style style:name="P128" style:family="paragraph" style:parent-style-name="Table_20_Contents">
      <style:text-properties officeooo:paragraph-rsid="00304d21"/>
    </style:style>
    <style:style style:name="P129" style:family="paragraph" style:parent-style-name="Table_20_Contents">
      <style:text-properties officeooo:paragraph-rsid="003094b4"/>
    </style:style>
    <style:style style:name="P130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</style:style>
    <style:style style:name="P131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officeooo:paragraph-rsid="001d6803"/>
    </style:style>
    <style:style style:name="P132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officeooo:paragraph-rsid="0027b71f"/>
    </style:style>
    <style:style style:name="P133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officeooo:paragraph-rsid="002e78f5"/>
    </style:style>
    <style:style style:name="P134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officeooo:paragraph-rsid="003094b4"/>
    </style:style>
    <style:style style:name="P135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officeooo:rsid="0019ec8d" officeooo:paragraph-rsid="0019ec8d"/>
    </style:style>
    <style:style style:name="P136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officeooo:rsid="0019ec8d" officeooo:paragraph-rsid="001b9505"/>
    </style:style>
    <style:style style:name="P137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language="en" fo:country="US" officeooo:rsid="0022b595" officeooo:paragraph-rsid="002412f9"/>
    </style:style>
    <style:style style:name="P138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language="en" fo:country="US" officeooo:rsid="002d3146" officeooo:paragraph-rsid="002d3146"/>
    </style:style>
    <style:style style:name="P139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officeooo:rsid="00282d8d" officeooo:paragraph-rsid="00282d8d"/>
    </style:style>
    <style:style style:name="P140" style:family="paragraph" style:parent-style-name="Standard">
      <style:text-properties style:font-name="ArialMT" fo:font-size="8pt" style:font-size-asian="8pt"/>
    </style:style>
    <style:style style:name="P141" style:family="paragraph" style:parent-style-name="Standard">
      <style:paragraph-properties fo:text-align="start" style:justify-single-word="false"/>
      <style:text-properties style:font-name="ArialMT" fo:font-size="8pt" style:font-size-asian="8pt"/>
    </style:style>
    <style:style style:name="P142" style:family="paragraph" style:parent-style-name="Standard">
      <style:paragraph-properties fo:text-align="start" style:justify-single-word="false"/>
      <style:text-properties style:font-name="ArialMT" fo:font-size="8pt" officeooo:paragraph-rsid="002a4d8f" style:font-size-asian="8pt"/>
    </style:style>
    <style:style style:name="P143" style:family="paragraph" style:parent-style-name="Standard">
      <style:paragraph-properties fo:text-align="start" style:justify-single-word="false"/>
      <style:text-properties style:font-name="ArialMT" fo:font-size="8pt" officeooo:paragraph-rsid="002b2f09" style:font-size-asian="8pt"/>
    </style:style>
    <style:style style:name="P144" style:family="paragraph" style:parent-style-name="Standard">
      <style:paragraph-properties fo:text-align="start" style:justify-single-word="false"/>
      <style:text-properties style:font-name="ArialMT" fo:font-size="8pt" officeooo:paragraph-rsid="0027b71f" style:font-size-asian="8pt"/>
    </style:style>
    <style:style style:name="P145" style:family="paragraph" style:parent-style-name="Standard">
      <style:paragraph-properties fo:text-align="start" style:justify-single-word="false"/>
      <style:text-properties style:font-name="ArialMT" fo:font-size="8pt" officeooo:paragraph-rsid="00292b7e" style:font-size-asian="8pt"/>
    </style:style>
    <style:style style:name="P146" style:family="paragraph" style:parent-style-name="Standard">
      <style:paragraph-properties fo:text-align="start" style:justify-single-word="false"/>
      <style:text-properties style:font-name="ArialMT" fo:font-size="8pt" officeooo:paragraph-rsid="001b9505" style:font-size-asian="8pt"/>
    </style:style>
    <style:style style:name="P147" style:family="paragraph" style:parent-style-name="Standard">
      <style:paragraph-properties fo:text-align="start" style:justify-single-word="false"/>
      <style:text-properties style:font-name="ArialMT" fo:font-size="8pt" officeooo:paragraph-rsid="001c51a5" style:font-size-asian="8pt"/>
    </style:style>
    <style:style style:name="P148" style:family="paragraph" style:parent-style-name="Standard">
      <style:paragraph-properties fo:text-align="start" style:justify-single-word="false"/>
      <style:text-properties style:font-name="ArialMT" fo:font-size="8pt" officeooo:paragraph-rsid="001cf6d8" style:font-size-asian="8pt"/>
    </style:style>
    <style:style style:name="P149" style:family="paragraph" style:parent-style-name="Standard">
      <style:paragraph-properties fo:text-align="start" style:justify-single-word="false"/>
      <style:text-properties style:font-name="ArialMT" fo:font-size="8pt" officeooo:paragraph-rsid="001e7a63" style:font-size-asian="8pt"/>
    </style:style>
    <style:style style:name="P150" style:family="paragraph" style:parent-style-name="Standard">
      <style:paragraph-properties fo:text-align="start" style:justify-single-word="false"/>
      <style:text-properties style:font-name="ArialMT" fo:font-size="8pt" officeooo:paragraph-rsid="00282d8d" style:font-size-asian="8pt"/>
    </style:style>
    <style:style style:name="P151" style:family="paragraph" style:parent-style-name="Standard">
      <style:paragraph-properties fo:text-align="start" style:justify-single-word="false"/>
      <style:text-properties style:font-name="ArialMT" fo:font-size="8pt" officeooo:paragraph-rsid="002c5b54" style:font-size-asian="8pt"/>
    </style:style>
    <style:style style:name="P152" style:family="paragraph" style:parent-style-name="Standard">
      <style:paragraph-properties fo:text-align="start" style:justify-single-word="false"/>
      <style:text-properties style:font-name="ArialMT" fo:font-size="8pt" officeooo:paragraph-rsid="002d3146" style:font-size-asian="8pt"/>
    </style:style>
    <style:style style:name="P153" style:family="paragraph" style:parent-style-name="Standard">
      <style:paragraph-properties fo:text-align="start" style:justify-single-word="false"/>
      <style:text-properties style:font-name="ArialMT" fo:font-size="8pt" officeooo:paragraph-rsid="003094b4" style:font-size-asian="8pt"/>
    </style:style>
    <style:style style:name="P154" style:family="paragraph" style:parent-style-name="Standard">
      <style:text-properties style:font-name="ArialMT" fo:font-size="8pt" officeooo:paragraph-rsid="0019ec8d" style:font-size-asian="8pt"/>
    </style:style>
    <style:style style:name="P155" style:family="paragraph" style:parent-style-name="Standard">
      <style:text-properties style:font-name="ArialMT" fo:font-size="8pt" officeooo:paragraph-rsid="001b9505" style:font-size-asian="8pt"/>
    </style:style>
    <style:style style:name="P156" style:family="paragraph" style:parent-style-name="Standard">
      <style:text-properties style:font-name="ArialMT" fo:font-size="8pt" officeooo:paragraph-rsid="001c51a5" style:font-size-asian="8pt"/>
    </style:style>
    <style:style style:name="P157" style:family="paragraph" style:parent-style-name="Standard">
      <style:text-properties style:font-name="ArialMT" fo:font-size="8pt" officeooo:paragraph-rsid="001d6803" style:font-size-asian="8pt"/>
    </style:style>
    <style:style style:name="P158" style:family="paragraph" style:parent-style-name="Standard">
      <style:text-properties style:font-name="ArialMT" fo:font-size="8pt" officeooo:rsid="002412f9" officeooo:paragraph-rsid="002c5b54" style:font-size-asian="8pt"/>
    </style:style>
    <style:style style:name="P159" style:family="paragraph" style:parent-style-name="Standard">
      <style:text-properties style:font-name="ArialMT" fo:font-size="8pt" officeooo:rsid="002412f9" officeooo:paragraph-rsid="002d3146" style:font-size-asian="8pt"/>
    </style:style>
    <style:style style:name="P160" style:family="paragraph" style:parent-style-name="Standard">
      <style:text-properties style:font-name="ArialMT" fo:font-size="8pt" officeooo:rsid="002412f9" officeooo:paragraph-rsid="002e78f5" style:font-size-asian="8pt"/>
    </style:style>
    <style:style style:name="P161" style:family="paragraph" style:parent-style-name="Standard">
      <style:text-properties style:font-name="ArialMT" fo:font-size="8pt" officeooo:rsid="002412f9" officeooo:paragraph-rsid="003094b4" style:font-size-asian="8pt"/>
    </style:style>
    <style:style style:name="P162" style:family="paragraph" style:parent-style-name="Standard">
      <style:text-properties style:font-name="ArialMT" fo:font-size="8pt" officeooo:paragraph-rsid="002d3146" style:font-size-asian="8pt"/>
    </style:style>
    <style:style style:name="P163" style:family="paragraph" style:parent-style-name="Standard">
      <style:text-properties style:font-name="ArialMT" fo:font-size="12pt" fo:language="ru" fo:country="RU" officeooo:rsid="0022b595" officeooo:paragraph-rsid="0022b595" style:font-size-asian="12pt" style:font-size-complex="12pt"/>
    </style:style>
    <style:style style:name="P164" style:family="paragraph" style:parent-style-name="Standard">
      <style:text-properties style:font-name="ArialMT" fo:font-size="12pt" fo:language="ru" fo:country="RU" officeooo:rsid="0022b595" officeooo:paragraph-rsid="00282d8d" style:font-size-asian="12pt" style:font-size-complex="12pt"/>
    </style:style>
    <style:style style:name="P165" style:family="paragraph" style:parent-style-name="Standard">
      <style:text-properties officeooo:rsid="002b2f09" officeooo:paragraph-rsid="0034ef32"/>
    </style:style>
    <style:style style:name="P166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63636" style:font-name="Roboto" fo:font-size="10.5pt" fo:letter-spacing="normal" fo:language="en" fo:country="US" fo:font-style="normal" fo:font-weight="normal" officeooo:rsid="002b2f09" officeooo:paragraph-rsid="002b2f09"/>
    </style:style>
    <style:style style:name="P167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63636" style:font-name="Roboto" fo:font-size="10.5pt" fo:letter-spacing="normal" fo:language="en" fo:country="US" fo:font-style="normal" fo:font-weight="normal" officeooo:rsid="00192257" officeooo:paragraph-rsid="002b2f09"/>
    </style:style>
    <style:style style:name="P168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63636" style:font-name="Roboto" fo:font-size="10.5pt" fo:letter-spacing="normal" fo:language="en" fo:country="US" fo:font-style="normal" fo:font-weight="normal" officeooo:rsid="00192257" officeooo:paragraph-rsid="002c5b54"/>
    </style:style>
    <style:style style:name="P169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63636" style:font-name="Roboto" fo:font-size="10.5pt" fo:letter-spacing="normal" fo:language="en" fo:country="US" fo:font-style="normal" fo:font-weight="normal" officeooo:rsid="0022b595" officeooo:paragraph-rsid="0022b595"/>
    </style:style>
    <style:style style:name="P170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63636" style:font-name="Roboto" fo:font-size="10.5pt" fo:letter-spacing="normal" fo:language="en" fo:country="US" fo:font-style="normal" fo:font-weight="normal" officeooo:rsid="002d3146" officeooo:paragraph-rsid="002d3146"/>
    </style:style>
    <style:style style:name="P171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63636" style:font-name="Roboto" fo:font-size="10.5pt" fo:letter-spacing="normal" fo:language="ru" fo:country="RU" fo:font-style="normal" fo:font-weight="normal" officeooo:rsid="001cf6d8" officeooo:paragraph-rsid="0027b71f"/>
    </style:style>
    <style:style style:name="P172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63636" style:font-name="Roboto" fo:font-size="10.5pt" fo:letter-spacing="normal" fo:language="ru" fo:country="RU" fo:font-style="normal" fo:font-weight="normal" officeooo:rsid="001cf6d8" officeooo:paragraph-rsid="00292b7e"/>
    </style:style>
    <style:style style:name="P173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63636" style:font-name="Roboto" fo:font-size="10.5pt" fo:letter-spacing="normal" fo:language="ru" fo:country="RU" fo:font-style="normal" fo:font-weight="normal" officeooo:rsid="001cf6d8" officeooo:paragraph-rsid="001cf6d8"/>
    </style:style>
    <style:style style:name="P174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63636" style:font-name="Roboto" fo:font-size="10.5pt" fo:letter-spacing="normal" fo:language="ru" fo:country="RU" fo:font-style="normal" fo:font-weight="normal" officeooo:rsid="0027b71f" officeooo:paragraph-rsid="0027b71f"/>
    </style:style>
    <style:style style:name="P175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63636" style:font-name="Roboto" fo:font-size="10.5pt" fo:letter-spacing="normal" fo:font-style="normal" fo:font-weight="normal" officeooo:rsid="00282d8d" officeooo:paragraph-rsid="00282d8d"/>
    </style:style>
    <style:style style:name="P176" style:family="paragraph" style:parent-style-name="Table_20_Contents">
      <style:text-properties fo:font-variant="normal" fo:text-transform="none" fo:color="#363636" style:font-name="Roboto" fo:font-size="10.5pt" fo:letter-spacing="normal" fo:font-style="normal" fo:font-weight="normal" officeooo:rsid="002b2f09" officeooo:paragraph-rsid="002b2f09"/>
    </style:style>
    <style:style style:name="P177" style:family="paragraph" style:parent-style-name="Table_20_Contents">
      <style:text-properties fo:font-variant="normal" fo:text-transform="none" fo:color="#363636" style:font-name="Roboto" fo:font-size="10.5pt" fo:letter-spacing="normal" fo:font-style="normal" fo:font-weight="normal" officeooo:rsid="002b2f09" officeooo:paragraph-rsid="002c5b54"/>
    </style:style>
    <style:style style:name="P178" style:family="paragraph" style:parent-style-name="Table_20_Contents">
      <style:text-properties fo:font-variant="normal" fo:text-transform="none" fo:color="#363636" style:font-name="Roboto" fo:font-size="10.5pt" fo:letter-spacing="normal" fo:language="ru" fo:country="RU" fo:font-style="normal" fo:font-weight="normal" officeooo:rsid="001cf6d8" officeooo:paragraph-rsid="0027b71f"/>
    </style:style>
    <style:style style:name="P179" style:family="paragraph" style:parent-style-name="Table_20_Contents">
      <style:text-properties fo:font-variant="normal" fo:text-transform="none" fo:color="#363636" style:font-name="Roboto" fo:font-size="10.5pt" fo:letter-spacing="normal" fo:language="ru" fo:country="RU" fo:font-style="normal" fo:font-weight="normal" officeooo:rsid="001cf6d8" officeooo:paragraph-rsid="00292b7e"/>
    </style:style>
    <style:style style:name="P180" style:family="paragraph" style:parent-style-name="Table_20_Contents">
      <style:text-properties fo:font-variant="normal" fo:text-transform="none" fo:color="#363636" style:font-name="Roboto" fo:font-size="10.5pt" fo:letter-spacing="normal" fo:language="ru" fo:country="RU" fo:font-style="normal" fo:font-weight="normal" officeooo:rsid="0025c31f" officeooo:paragraph-rsid="0027b71f"/>
    </style:style>
    <style:style style:name="P181" style:family="paragraph" style:parent-style-name="Table_20_Contents">
      <style:text-properties fo:font-variant="normal" fo:text-transform="none" fo:color="#363636" style:font-name="Roboto" fo:font-size="10.5pt" fo:letter-spacing="normal" fo:language="ru" fo:country="RU" fo:font-style="normal" fo:font-weight="normal" officeooo:rsid="001d6803" officeooo:paragraph-rsid="001d6803"/>
    </style:style>
    <style:style style:name="P182" style:family="paragraph" style:parent-style-name="Table_20_Contents">
      <style:text-properties fo:font-variant="normal" fo:text-transform="none" fo:color="#363636" style:font-name="Roboto" fo:font-size="10.5pt" fo:letter-spacing="normal" fo:language="ru" fo:country="RU" fo:font-style="normal" fo:font-weight="normal" officeooo:rsid="001e7a63" officeooo:paragraph-rsid="001e7a63"/>
    </style:style>
    <style:style style:name="P183" style:family="paragraph" style:parent-style-name="Table_20_Contents">
      <style:text-properties fo:font-variant="normal" fo:text-transform="none" fo:color="#363636" style:font-name="Roboto" fo:font-size="10.5pt" fo:letter-spacing="normal" fo:language="ru" fo:country="RU" fo:font-style="normal" fo:font-weight="normal" officeooo:rsid="001ffc69" officeooo:paragraph-rsid="001ffc69"/>
    </style:style>
    <style:style style:name="P184" style:family="paragraph" style:parent-style-name="Table_20_Contents">
      <style:text-properties fo:font-variant="normal" fo:text-transform="none" fo:color="#363636" style:font-name="Roboto" fo:font-size="10.5pt" fo:letter-spacing="normal" fo:language="ru" fo:country="RU" fo:font-style="normal" fo:font-weight="normal" officeooo:rsid="001ffc69" officeooo:paragraph-rsid="00282d8d"/>
    </style:style>
    <style:style style:name="P185" style:family="paragraph" style:parent-style-name="Table_20_Contents">
      <style:text-properties fo:font-variant="normal" fo:text-transform="none" fo:color="#363636" style:font-name="Roboto" fo:font-size="10.5pt" fo:letter-spacing="normal" fo:language="ru" fo:country="RU" fo:font-style="normal" fo:font-weight="normal" officeooo:rsid="002412f9" officeooo:paragraph-rsid="002412f9"/>
    </style:style>
    <style:style style:name="P186" style:family="paragraph" style:parent-style-name="Table_20_Contents">
      <style:text-properties fo:font-variant="normal" fo:text-transform="none" fo:color="#363636" style:font-name="Roboto" fo:font-size="10.5pt" fo:letter-spacing="normal" fo:language="en" fo:country="US" fo:font-style="normal" fo:font-weight="normal" officeooo:rsid="0022b595" officeooo:paragraph-rsid="0027b71f"/>
    </style:style>
    <style:style style:name="P187" style:family="paragraph" style:parent-style-name="Table_20_Contents">
      <style:text-properties fo:font-variant="normal" fo:text-transform="none" fo:color="#363636" style:font-name="Roboto" fo:font-size="10.5pt" fo:letter-spacing="normal" fo:language="en" fo:country="US" fo:font-style="normal" fo:font-weight="normal" officeooo:rsid="001ffc69" officeooo:paragraph-rsid="00282d8d"/>
    </style:style>
    <style:style style:name="P188" style:family="paragraph" style:parent-style-name="Table_20_Contents">
      <style:text-properties officeooo:rsid="001cf6d8" officeooo:paragraph-rsid="001cf6d8"/>
    </style:style>
    <style:style style:name="P189" style:family="paragraph" style:parent-style-name="Table_20_Contents">
      <style:text-properties officeooo:rsid="00304d21" officeooo:paragraph-rsid="003094b4"/>
    </style:style>
    <style:style style:name="P190" style:family="paragraph" style:parent-style-name="Table_20_Contents">
      <style:text-properties fo:language="ru" fo:country="RU" officeooo:rsid="0022b595" officeooo:paragraph-rsid="0034ef32"/>
    </style:style>
    <style:style style:name="P191" style:family="paragraph" style:parent-style-name="Table_20_Contents">
      <style:text-properties fo:language="ru" fo:country="RU" officeooo:rsid="002c5b54" officeooo:paragraph-rsid="0034ef32"/>
    </style:style>
    <style:style style:name="P192" style:family="paragraph" style:parent-style-name="Table_20_Contents">
      <style:text-properties fo:language="en" fo:country="US" officeooo:rsid="0022b595" officeooo:paragraph-rsid="0034ef32"/>
    </style:style>
    <style:style style:name="T1" style:family="text">
      <style:text-properties officeooo:rsid="00192257"/>
    </style:style>
    <style:style style:name="T2" style:family="text">
      <style:text-properties fo:font-variant="normal" fo:text-transform="none" fo:color="#363636" style:font-name="Roboto" fo:font-size="10.5pt" fo:letter-spacing="normal" fo:font-style="normal" fo:font-weight="normal"/>
    </style:style>
    <style:style style:name="T3" style:family="text">
      <style:text-properties fo:font-variant="normal" fo:text-transform="none" fo:color="#363636" style:font-name="Roboto" fo:font-size="10.5pt" fo:letter-spacing="normal" fo:font-style="normal" fo:font-weight="normal" officeooo:rsid="00192257"/>
    </style:style>
    <style:style style:name="T4" style:family="text">
      <style:text-properties fo:font-variant="normal" fo:text-transform="none" fo:color="#363636" style:font-name="Roboto" fo:font-size="10.5pt" fo:letter-spacing="normal" fo:font-style="normal" fo:font-weight="normal" officeooo:rsid="0019ec8d"/>
    </style:style>
    <style:style style:name="T5" style:family="text">
      <style:text-properties fo:font-variant="normal" fo:text-transform="none" fo:color="#363636" style:font-name="Roboto" fo:font-size="10.5pt" fo:letter-spacing="normal" fo:font-style="normal" fo:font-weight="normal" officeooo:rsid="001cf6d8"/>
    </style:style>
    <style:style style:name="T6" style:family="text">
      <style:text-properties fo:font-variant="normal" fo:text-transform="none" fo:color="#363636" style:font-name="Roboto" fo:font-size="10.5pt" fo:letter-spacing="normal" fo:font-style="normal" fo:font-weight="normal" officeooo:rsid="001c51a5"/>
    </style:style>
    <style:style style:name="T7" style:family="text">
      <style:text-properties fo:font-variant="normal" fo:text-transform="none" fo:color="#363636" style:font-name="Roboto" fo:font-size="10.5pt" fo:letter-spacing="normal" fo:font-style="normal" fo:font-weight="normal" officeooo:rsid="001ffc69"/>
    </style:style>
    <style:style style:name="T8" style:family="text">
      <style:text-properties fo:font-variant="normal" fo:text-transform="none" fo:color="#363636" style:font-name="Roboto" fo:font-size="10.5pt" fo:letter-spacing="normal" fo:font-style="normal" fo:font-weight="normal" officeooo:rsid="0022b595"/>
    </style:style>
    <style:style style:name="T9" style:family="text">
      <style:text-properties fo:font-variant="normal" fo:text-transform="none" fo:color="#363636" style:font-name="Roboto" fo:font-size="10.5pt" fo:letter-spacing="normal" fo:font-style="normal" fo:font-weight="normal" officeooo:rsid="002412f9"/>
    </style:style>
    <style:style style:name="T10" style:family="text">
      <style:text-properties fo:font-variant="normal" fo:text-transform="none" fo:color="#363636" style:font-name="Roboto" fo:font-size="10.5pt" fo:letter-spacing="normal" fo:font-style="normal" fo:font-weight="normal" officeooo:rsid="0025c31f"/>
    </style:style>
    <style:style style:name="T11" style:family="text">
      <style:text-properties fo:font-variant="normal" fo:text-transform="none" fo:color="#363636" style:font-name="Roboto" fo:font-size="10.5pt" fo:letter-spacing="normal" fo:font-style="normal" fo:font-weight="normal" officeooo:rsid="002a4d8f"/>
    </style:style>
    <style:style style:name="T12" style:family="text">
      <style:text-properties fo:font-variant="normal" fo:text-transform="none" fo:color="#363636" style:font-name="Roboto" fo:font-size="10.5pt" fo:letter-spacing="normal" fo:font-style="normal" fo:font-weight="normal" officeooo:rsid="002d3146"/>
    </style:style>
    <style:style style:name="T13" style:family="text">
      <style:text-properties fo:font-variant="normal" fo:text-transform="none" fo:color="#363636" style:font-name="Roboto" fo:font-size="10.5pt" fo:letter-spacing="normal" fo:font-style="normal" fo:font-weight="normal" officeooo:rsid="00304d21"/>
    </style:style>
    <style:style style:name="T14" style:family="text">
      <style:text-properties fo:font-variant="normal" fo:text-transform="none" fo:color="#363636" style:font-name="Roboto" fo:font-size="10.5pt" fo:letter-spacing="normal" fo:font-style="normal" fo:font-weight="normal" officeooo:rsid="0034ef32"/>
    </style:style>
    <style:style style:name="T15" style:family="text">
      <style:text-properties fo:font-variant="normal" fo:text-transform="none" fo:color="#363636" style:font-name="Roboto" fo:font-size="10.5pt" fo:letter-spacing="normal" fo:language="en" fo:country="US" fo:font-style="normal" fo:font-weight="normal"/>
    </style:style>
    <style:style style:name="T16" style:family="text">
      <style:text-properties fo:font-variant="normal" fo:text-transform="none" fo:color="#363636" style:font-name="Roboto" fo:font-size="10.5pt" fo:letter-spacing="normal" fo:language="en" fo:country="US" fo:font-style="normal" fo:font-weight="normal" officeooo:rsid="00192257"/>
    </style:style>
    <style:style style:name="T17" style:family="text">
      <style:text-properties fo:font-variant="normal" fo:text-transform="none" fo:color="#363636" style:font-name="Roboto" fo:font-size="10.5pt" fo:letter-spacing="normal" fo:language="en" fo:country="US" fo:font-style="normal" fo:font-weight="normal" officeooo:rsid="001b9505"/>
    </style:style>
    <style:style style:name="T18" style:family="text">
      <style:text-properties fo:font-variant="normal" fo:text-transform="none" fo:color="#363636" style:font-name="Roboto" fo:font-size="10.5pt" fo:letter-spacing="normal" fo:language="en" fo:country="US" fo:font-style="normal" fo:font-weight="normal" officeooo:rsid="001d6803"/>
    </style:style>
    <style:style style:name="T19" style:family="text">
      <style:text-properties fo:font-variant="normal" fo:text-transform="none" fo:color="#363636" style:font-name="Roboto" fo:font-size="10.5pt" fo:letter-spacing="normal" fo:language="en" fo:country="US" fo:font-style="normal" fo:font-weight="normal" officeooo:rsid="001e7a63"/>
    </style:style>
    <style:style style:name="T20" style:family="text">
      <style:text-properties fo:font-variant="normal" fo:text-transform="none" fo:color="#363636" style:font-name="Roboto" fo:font-size="10.5pt" fo:letter-spacing="normal" fo:language="en" fo:country="US" fo:font-style="normal" fo:font-weight="normal" officeooo:rsid="001ffc69"/>
    </style:style>
    <style:style style:name="T21" style:family="text">
      <style:text-properties fo:font-variant="normal" fo:text-transform="none" fo:color="#363636" style:font-name="Roboto" fo:font-size="10.5pt" fo:letter-spacing="normal" fo:language="en" fo:country="US" fo:font-style="normal" fo:font-weight="normal" officeooo:rsid="0025c31f"/>
    </style:style>
    <style:style style:name="T22" style:family="text">
      <style:text-properties fo:font-variant="normal" fo:text-transform="none" fo:color="#363636" style:font-name="Roboto" fo:font-size="10.5pt" fo:letter-spacing="normal" fo:language="en" fo:country="US" fo:font-style="normal" fo:font-weight="normal" officeooo:rsid="001c51a5"/>
    </style:style>
    <style:style style:name="T23" style:family="text">
      <style:text-properties fo:font-variant="normal" fo:text-transform="none" fo:color="#363636" style:font-name="Roboto" fo:font-size="10.5pt" fo:letter-spacing="normal" fo:language="en" fo:country="US" fo:font-style="normal" fo:font-weight="normal" officeooo:rsid="002c5b54"/>
    </style:style>
    <style:style style:name="T24" style:family="text">
      <style:text-properties fo:font-variant="normal" fo:text-transform="none" fo:color="#363636" style:font-name="Roboto" fo:font-size="10.5pt" fo:letter-spacing="normal" fo:language="en" fo:country="US" fo:font-style="normal" fo:font-weight="normal" officeooo:rsid="002d3146"/>
    </style:style>
    <style:style style:name="T25" style:family="text">
      <style:text-properties fo:font-variant="normal" fo:text-transform="none" fo:color="#363636" style:font-name="Roboto" fo:font-size="10.5pt" fo:letter-spacing="normal" fo:language="en" fo:country="US" fo:font-style="normal" fo:font-weight="normal" officeooo:rsid="0034ef32"/>
    </style:style>
    <style:style style:name="T26" style:family="text">
      <style:text-properties fo:font-variant="normal" fo:text-transform="none" fo:color="#363636" style:font-name="Roboto" fo:font-size="10.5pt" fo:letter-spacing="normal" fo:language="ru" fo:country="RU" fo:font-style="normal" fo:font-weight="normal"/>
    </style:style>
    <style:style style:name="T27" style:family="text">
      <style:text-properties fo:font-variant="normal" fo:text-transform="none" fo:color="#363636" style:font-name="Roboto" fo:font-size="10.5pt" fo:letter-spacing="normal" fo:language="ru" fo:country="RU" fo:font-style="normal" fo:font-weight="normal" officeooo:rsid="0019ec8d"/>
    </style:style>
    <style:style style:name="T28" style:family="text">
      <style:text-properties fo:font-variant="normal" fo:text-transform="none" fo:color="#363636" style:font-name="Roboto" fo:font-size="10.5pt" fo:letter-spacing="normal" fo:language="ru" fo:country="RU" fo:font-style="normal" fo:font-weight="normal" officeooo:rsid="001c51a5"/>
    </style:style>
    <style:style style:name="T29" style:family="text">
      <style:text-properties fo:font-variant="normal" fo:text-transform="none" fo:color="#363636" style:font-name="Roboto" fo:font-size="10.5pt" fo:letter-spacing="normal" fo:language="ru" fo:country="RU" fo:font-style="normal" fo:font-weight="normal" officeooo:rsid="001d6803"/>
    </style:style>
    <style:style style:name="T30" style:family="text">
      <style:text-properties fo:font-variant="normal" fo:text-transform="none" fo:color="#363636" style:font-name="Roboto" fo:font-size="10.5pt" fo:letter-spacing="normal" fo:language="ru" fo:country="RU" fo:font-style="normal" fo:font-weight="normal" officeooo:rsid="001e7a63"/>
    </style:style>
    <style:style style:name="T31" style:family="text">
      <style:text-properties fo:font-variant="normal" fo:text-transform="none" fo:color="#363636" style:font-name="Roboto" fo:font-size="10.5pt" fo:letter-spacing="normal" fo:language="ru" fo:country="RU" fo:font-style="normal" fo:font-weight="normal" officeooo:rsid="001ffc69"/>
    </style:style>
    <style:style style:name="T32" style:family="text">
      <style:text-properties fo:font-variant="normal" fo:text-transform="none" fo:color="#363636" style:font-name="Roboto" fo:font-size="10.5pt" fo:letter-spacing="normal" fo:language="ru" fo:country="RU" fo:font-style="normal" fo:font-weight="normal" officeooo:rsid="0022b595"/>
    </style:style>
    <style:style style:name="T33" style:family="text">
      <style:text-properties fo:font-variant="normal" fo:text-transform="none" fo:color="#363636" style:font-name="Roboto" fo:font-size="10.5pt" fo:letter-spacing="normal" fo:language="ru" fo:country="RU" fo:font-style="normal" fo:font-weight="normal" officeooo:rsid="002412f9"/>
    </style:style>
    <style:style style:name="T34" style:family="text">
      <style:text-properties fo:font-variant="normal" fo:text-transform="none" fo:color="#363636" style:font-name="Roboto" fo:font-size="10.5pt" fo:letter-spacing="normal" fo:language="ru" fo:country="RU" fo:font-style="normal" fo:font-weight="normal" officeooo:rsid="0025c31f"/>
    </style:style>
    <style:style style:name="T35" style:family="text">
      <style:text-properties fo:font-variant="normal" fo:text-transform="none" fo:color="#363636" style:font-name="Roboto" fo:font-size="10.5pt" fo:letter-spacing="normal" fo:language="ru" fo:country="RU" fo:font-style="normal" fo:font-weight="normal" officeooo:rsid="00292b7e"/>
    </style:style>
    <style:style style:name="T36" style:family="text">
      <style:text-properties fo:font-variant="normal" fo:text-transform="none" fo:color="#363636" style:font-name="Roboto" fo:font-size="10.5pt" fo:letter-spacing="normal" fo:language="ru" fo:country="RU" fo:font-style="normal" fo:font-weight="normal" officeooo:rsid="002d3146"/>
    </style:style>
    <style:style style:name="T37" style:family="text">
      <style:text-properties fo:font-variant="normal" fo:text-transform="none" fo:color="#363636" style:font-name="Roboto" fo:font-size="10.5pt" fo:letter-spacing="normal" fo:language="ru" fo:country="RU" fo:font-style="normal" fo:font-weight="normal" officeooo:rsid="00304d21"/>
    </style:style>
    <style:style style:name="T38" style:family="text">
      <style:text-properties fo:font-variant="normal" fo:text-transform="none" fo:color="#363636" style:font-name="Roboto" fo:font-size="10.5pt" fo:letter-spacing="normal" fo:language="ru" fo:country="RU" fo:font-style="normal" fo:font-weight="normal" officeooo:rsid="003094b4"/>
    </style:style>
    <style:style style:name="T39" style:family="text">
      <style:text-properties fo:font-variant="normal" fo:text-transform="none" fo:color="#363636" style:font-name="Roboto" fo:font-size="10.5pt" fo:letter-spacing="normal" fo:language="ru" fo:country="RU" fo:font-style="normal" fo:font-weight="normal" officeooo:rsid="00326ab4"/>
    </style:style>
    <style:style style:name="T40" style:family="text">
      <style:text-properties fo:font-variant="normal" fo:text-transform="none" fo:color="#363636" style:font-name="Roboto" fo:font-size="10.5pt" fo:letter-spacing="normal" fo:language="ru" fo:country="RU" fo:font-style="normal" fo:font-weight="normal" officeooo:rsid="0034ef32"/>
    </style:style>
    <style:style style:name="T41" style:family="text">
      <style:text-properties fo:font-variant="normal" fo:text-transform="none" fo:color="#212121" style:font-name="Liberation Serif" fo:font-size="12pt" fo:letter-spacing="normal" fo:language="en" fo:country="US" fo:font-style="normal" fo:font-weight="normal" style:font-size-asian="12pt" style:font-size-complex="12pt"/>
    </style:style>
    <style:style style:name="T42" style:family="text">
      <style:text-properties fo:font-variant="normal" fo:text-transform="none" fo:color="#212121" style:font-name="Liberation Serif" fo:font-size="12pt" fo:letter-spacing="normal" fo:language="en" fo:country="US" fo:font-style="normal" fo:font-weight="normal" officeooo:rsid="00292b7e" style:font-size-asian="12pt" style:font-size-complex="12pt"/>
    </style:style>
    <style:style style:name="T43" style:family="text">
      <style:text-properties fo:font-variant="normal" fo:text-transform="none" fo:color="#000000" style:font-name="Open Sans" fo:font-size="14pt" fo:letter-spacing="normal" fo:font-style="normal" fo:font-weight="normal"/>
    </style:style>
    <style:style style:name="T4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2d3146" style:font-size-asian="12pt" style:font-weight-asian="normal" style:font-size-complex="12pt" style:font-weight-complex="normal"/>
    </style:style>
    <style:style style:name="T46" style:family="text">
      <style:text-properties fo:language="en" fo:country="US"/>
    </style:style>
    <style:style style:name="T47" style:family="text">
      <style:text-properties fo:language="en" fo:country="US" officeooo:rsid="0019ec8d"/>
    </style:style>
    <style:style style:name="T48" style:family="text">
      <style:text-properties fo:language="en" fo:country="US" officeooo:rsid="001cf6d8"/>
    </style:style>
    <style:style style:name="T49" style:family="text">
      <style:text-properties fo:language="en" fo:country="US" officeooo:rsid="002b2f09"/>
    </style:style>
    <style:style style:name="T50" style:family="text">
      <style:text-properties fo:language="en" fo:country="US" officeooo:rsid="002c5b54"/>
    </style:style>
    <style:style style:name="T51" style:family="text">
      <style:text-properties officeooo:rsid="0019ec8d"/>
    </style:style>
    <style:style style:name="T52" style:family="text">
      <style:text-properties fo:language="ru" fo:country="RU" officeooo:rsid="0019ec8d"/>
    </style:style>
    <style:style style:name="T53" style:family="text">
      <style:text-properties fo:language="ru" fo:country="RU" officeooo:rsid="001b9505"/>
    </style:style>
    <style:style style:name="T54" style:family="text">
      <style:text-properties fo:language="ru" fo:country="RU" officeooo:rsid="001c51a5"/>
    </style:style>
    <style:style style:name="T55" style:family="text">
      <style:text-properties fo:language="ru" fo:country="RU" officeooo:rsid="001cf6d8"/>
    </style:style>
    <style:style style:name="T56" style:family="text">
      <style:text-properties fo:language="ru" fo:country="RU" officeooo:rsid="00292b7e"/>
    </style:style>
    <style:style style:name="T57" style:family="text">
      <style:text-properties fo:language="ru" fo:country="RU" officeooo:rsid="00304d21"/>
    </style:style>
    <style:style style:name="T58" style:family="text">
      <style:text-properties officeooo:rsid="001b9505"/>
    </style:style>
    <style:style style:name="T59" style:family="text">
      <style:text-properties officeooo:rsid="001c51a5"/>
    </style:style>
    <style:style style:name="T60" style:family="text">
      <style:text-properties officeooo:rsid="001cf6d8"/>
    </style:style>
    <style:style style:name="T61" style:family="text">
      <style:text-properties officeooo:rsid="001d6803"/>
    </style:style>
    <style:style style:name="T62" style:family="text">
      <style:text-properties officeooo:rsid="00282d8d"/>
    </style:style>
    <style:style style:name="T63" style:family="text">
      <style:text-properties officeooo:rsid="00292b7e"/>
    </style:style>
    <style:style style:name="T64" style:family="text">
      <style:text-properties officeooo:rsid="002b2f09"/>
    </style:style>
    <style:style style:name="T65" style:family="text">
      <style:text-properties officeooo:rsid="002c5b54"/>
    </style:style>
    <style:style style:name="T66" style:family="text">
      <style:text-properties officeooo:rsid="002d3146"/>
    </style:style>
    <style:style style:name="T67" style:family="text">
      <style:text-properties officeooo:rsid="00304d21"/>
    </style:style>
    <style:style style:name="T68" style:family="text">
      <style:text-properties officeooo:rsid="003094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1">Название теста</text:p>
          </table:table-cell>
          <table:table-cell table:style-name="Таблица1.B1" office:value-type="string">
            <text:p text:style-name="P77">Переход к пунктам меню</text:p>
          </table:table-cell>
        </table:table-row>
        <table:table-row>
          <table:table-cell table:style-name="Таблица1.A2" office:value-type="string">
            <text:p text:style-name="P43">Время на проверку теста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3">Параметры теста</text:p>
          </table:table-cell>
          <table:table-cell table:style-name="Таблица1.B2" office:value-type="string">
            <text:p text:style-name="P130"><text:span text:style-name="T2">Services</text:span><text:span text:style-name="T3">; </text:span><text:span text:style-name="T16">products; technologies; clients; about; blog; contact </text:span></text:p>
          </table:table-cell>
        </table:table-row>
        <table:table-row table:style-name="Таблица1.4">
          <table:table-cell table:style-name="Таблица1.A2" office:value-type="string">
            <text:p text:style-name="P43">Комментарии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5" office:value-type="string">
            <table:table table:name="Таблица3" table:style-name="Таблица3">
              <table:table-column table:style-name="Таблица3.A"/>
              <table:table-row>
                <table:table-cell table:style-name="Таблица3.A1" office:value-type="string">
                  <text:p text:style-name="P43">Подготовка к проверке</text:p>
                </table:table-cell>
              </table:table-row>
              <table:table-row table:style-name="Таблица3.2">
                <table:table-cell table:style-name="Таблица3.A2" office:value-type="string">
                  <text:p text:style-name="P43"><text:span text:style-name="T1">Переход по ссылке </text:span>http://www.wave-access.com</text:p>
                </table:table-cell>
              </table:table-row>
            </table:table>
          </table:table-cell>
          <table:table-cell table:style-name="Таблица1.B5" office:value-type="string"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office:value-type="string">
                  <text:p text:style-name="P60">Действия\Шаги</text:p>
                </table:table-cell>
                <table:table-cell table:style-name="Таблица2.B1" office:value-type="string">
                  <text:p text:style-name="P60">Ожидаемый результат</text:p>
                </table:table-cell>
              </table:table-row>
              <table:table-row>
                <table:table-cell table:style-name="Таблица2.A2" office:value-type="string">
                  <text:p text:style-name="P93">1. <text:span text:style-name="T67">Поиск кнопки меню</text:span></text:p>
                  <text:p text:style-name="P93"><text:span text:style-name="T67">2. к</text:span>лик на пункт меню</text:p>
                  <text:p text:style-name="P77"><text:span text:style-name="T67">3</text:span>. проверка перехода к пункту меню</text:p>
                </table:table-cell>
                <table:table-cell table:style-name="Таблица2.B2" office:value-type="string">
                  <text:p text:style-name="P77">Переход к соответствующему пункту меню</text:p>
                </table:table-cell>
              </table:table-row>
            </table:table>
            <text:p text:style-name="Table_20_Contents"/>
          </table:table-cell>
        </table:table-row>
      </table:table>
      <text:p text:style-name="P140"/>
      <text:p text:style-name="P142"/>
      <table:table table:name="Таблица40" table:style-name="Таблица40">
        <table:table-column table:style-name="Таблица40.A"/>
        <table:table-column table:style-name="Таблица40.B"/>
        <table:table-row>
          <table:table-cell table:style-name="Таблица40.A1" office:value-type="string">
            <text:p text:style-name="P22">Название теста</text:p>
          </table:table-cell>
          <table:table-cell table:style-name="Таблица40.B1" office:value-type="string">
            <text:p text:style-name="P118">Заказ телефонного звонка </text:p>
          </table:table-cell>
        </table:table-row>
        <table:table-row>
          <table:table-cell table:style-name="Таблица40.A2" office:value-type="string">
            <text:p text:style-name="P54">Время на проверку теста</text:p>
          </table:table-cell>
          <table:table-cell table:style-name="Таблица40.B2" office:value-type="string">
            <text:p text:style-name="P117"/>
          </table:table-cell>
        </table:table-row>
        <table:table-row>
          <table:table-cell table:style-name="Таблица40.A2" office:value-type="string">
            <text:p text:style-name="P54">Параметры теста</text:p>
          </table:table-cell>
          <table:table-cell table:style-name="Таблица40.B2" office:value-type="string">
            <text:p text:style-name="P166">123; aaaa</text:p>
            <text:p text:style-name="P167"><text:s/>Julian; </text:p>
            <text:p text:style-name="P167">79347643603; </text:p>
          </table:table-cell>
        </table:table-row>
        <table:table-row table:style-name="Таблица40.4">
          <table:table-cell table:style-name="Таблица40.A2" office:value-type="string">
            <text:p text:style-name="P54">Комментарии</text:p>
          </table:table-cell>
          <table:table-cell table:style-name="Таблица40.B2" office:value-type="string">
            <text:p text:style-name="P120">Негативный сценарий</text:p>
          </table:table-cell>
        </table:table-row>
        <table:table-row>
          <table:table-cell table:style-name="Таблица40.A5" office:value-type="string">
            <table:table table:name="Таблица41" table:style-name="Таблица41">
              <table:table-column table:style-name="Таблица41.A"/>
              <table:table-row>
                <table:table-cell table:style-name="Таблица41.A1" office:value-type="string">
                  <text:p text:style-name="P54">Подготовка к проверке</text:p>
                </table:table-cell>
              </table:table-row>
              <table:table-row table:style-name="Таблица41.2">
                <table:table-cell table:style-name="Таблица41.A2" office:value-type="string">
                  <text:p text:style-name="P54"><text:span text:style-name="T64">1. Переход по ссылке </text:span><text:a xlink:type="simple" xlink:href="http://www.wave-access.com/" text:style-name="Internet_20_link" text:visited-style-name="Visited_20_Internet_20_Link">http://www.wave-access.com</text:a></text:p>
                  <text:p text:style-name="P120">2. Переход к пункту меню technologies</text:p>
                </table:table-cell>
              </table:table-row>
            </table:table>
          </table:table-cell>
          <table:table-cell table:style-name="Таблица40.B5" office:value-type="string">
            <table:table table:name="Таблица42" table:style-name="Таблица42">
              <table:table-column table:style-name="Таблица42.A"/>
              <table:table-column table:style-name="Таблица42.B"/>
              <table:table-row>
                <table:table-cell table:style-name="Таблица42.A1" office:value-type="string">
                  <text:p text:style-name="P71">Действия\Шаги</text:p>
                </table:table-cell>
                <table:table-cell table:style-name="Таблица42.B1" office:value-type="string">
                  <text:p text:style-name="P71">Ожидаемый результат</text:p>
                </table:table-cell>
              </table:table-row>
              <table:table-row table:style-name="Таблица42.2">
                <table:table-cell table:style-name="Таблица42.A2" office:value-type="string">
                  <text:p text:style-name="P117"><text:span text:style-name="T1">1. Поиск кнопки </text:span><text:span text:style-name="T49">O</text:span><text:span text:style-name="T2">rder a phone call </text:span></text:p>
                  <text:p text:style-name="P176">2. Клик на кнопку</text:p>
                  <text:p text:style-name="P176">3. Заполнение полей формы</text:p>
                  <text:p text:style-name="P120"><text:span text:style-name="T2">4. Поиск ячейки для галочки </text:span><text:span text:style-name="T23">Privacy Policy</text:span></text:p>
                  <text:p text:style-name="P123"><text:span text:style-name="T15">5. </text:span><text:span text:style-name="T26">Клик по найденной ячейке</text:span></text:p>
                  <text:p text:style-name="P123"><text:span text:style-name="T26">6. Поиск кнопки </text:span><text:span text:style-name="T15">submit</text:span></text:p>
                  <text:p text:style-name="P123"><text:span text:style-name="T15">7. </text:span><text:span text:style-name="T26">Клик на кнопку </text:span></text:p>
                  <text:p text:style-name="P120"><text:span text:style-name="T15">5. </text:span><text:span text:style-name="T2">Проверка </text:span></text:p>
                </table:table-cell>
                <table:table-cell table:style-name="Таблица42.B2" office:value-type="string">
                  <text:p text:style-name="P120">Появление сообщения об ошибке</text:p>
                </table:table-cell>
              </table:table-row>
            </table:table>
            <text:p text:style-name="P117"/>
          </table:table-cell>
        </table:table-row>
      </table:table>
      <text:p text:style-name="P142"/>
      <text:p text:style-name="P143"/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P23">Название теста</text:p>
          </table:table-cell>
          <table:table-cell table:style-name="Таблица43.B1" office:value-type="string">
            <text:p text:style-name="P119">Заказ телефонного звонка</text:p>
          </table:table-cell>
        </table:table-row>
        <table:table-row>
          <table:table-cell table:style-name="Таблица43.A2" office:value-type="string">
            <text:p text:style-name="P55">Время на проверку теста</text:p>
          </table:table-cell>
          <table:table-cell table:style-name="Таблица43.B2" office:value-type="string">
            <text:p text:style-name="P122"/>
          </table:table-cell>
        </table:table-row>
        <table:table-row>
          <table:table-cell table:style-name="Таблица43.A2" office:value-type="string">
            <text:p text:style-name="P55">Параметры теста</text:p>
          </table:table-cell>
          <table:table-cell table:style-name="Таблица43.B2" office:value-type="string">
            <text:p text:style-name="P168">Julian; 79347643603</text:p>
          </table:table-cell>
        </table:table-row>
        <table:table-row table:style-name="Таблица43.4">
          <table:table-cell table:style-name="Таблица43.A2" office:value-type="string">
            <text:p text:style-name="P55">Комментарии</text:p>
          </table:table-cell>
          <table:table-cell table:style-name="Таблица43.B2" office:value-type="string">
            <text:p text:style-name="P120">Позитивный</text:p>
          </table:table-cell>
        </table:table-row>
        <table:table-row>
          <table:table-cell table:style-name="Таблица43.A5" office:value-type="string">
            <table:table table:name="Таблица44" table:style-name="Таблица44">
              <table:table-column table:style-name="Таблица44.A"/>
              <table:table-row>
                <table:table-cell table:style-name="Таблица44.A1" office:value-type="string">
                  <text:p text:style-name="P55">Подготовка к проверке</text:p>
                </table:table-cell>
              </table:table-row>
              <table:table-row table:style-name="Таблица44.2">
                <table:table-cell table:style-name="Таблица44.A2" office:value-type="string">
                  <text:p text:style-name="P55"><text:span text:style-name="T64">1. Переход по ссылке </text:span><text:a xlink:type="simple" xlink:href="http://www.wave-access.com/" text:style-name="Internet_20_link" text:visited-style-name="Visited_20_Internet_20_Link">http://www.wave-access.com</text:a></text:p>
                  <text:p text:style-name="P120">2. Переход к пункту меню technologies</text:p>
                </table:table-cell>
              </table:table-row>
            </table:table>
          </table:table-cell>
          <table:table-cell table:style-name="Таблица43.B5" office:value-type="string">
            <table:table table:name="Таблица45" table:style-name="Таблица45">
              <table:table-column table:style-name="Таблица45.A"/>
              <table:table-column table:style-name="Таблица45.B"/>
              <table:table-row>
                <table:table-cell table:style-name="Таблица45.A1" office:value-type="string">
                  <text:p text:style-name="P72">Действия\Шаги</text:p>
                </table:table-cell>
                <table:table-cell table:style-name="Таблица45.B1" office:value-type="string">
                  <text:p text:style-name="P72">Ожидаемый результат</text:p>
                </table:table-cell>
              </table:table-row>
              <table:table-row table:style-name="Таблица45.2">
                <table:table-cell table:style-name="Таблица45.A2" office:value-type="string">
                  <text:p text:style-name="P122"><text:span text:style-name="T1">1. Поиск кнопки </text:span><text:span text:style-name="T49">O</text:span><text:span text:style-name="T2">rder a phone call </text:span></text:p>
                  <text:p text:style-name="P177">2. Клик на кнопку</text:p>
                  <text:p text:style-name="P177">3. Заполнение полей формы</text:p>
                  <text:p text:style-name="P121"><text:span text:style-name="T2">4. Поиск ячейки для галочки </text:span><text:span text:style-name="T23">Privacy Policy</text:span></text:p>
                  <text:p text:style-name="P123"><text:span text:style-name="T15">5. </text:span><text:span text:style-name="T26">Клик по найденной ячейке</text:span></text:p>
                  <text:p text:style-name="P123"><text:span text:style-name="T26">6. Поиск кнопки </text:span><text:span text:style-name="T15">submit</text:span></text:p>
                  <text:p text:style-name="P123"><text:span text:style-name="T15">7. </text:span><text:span text:style-name="T26">Клик на кнопку </text:span></text:p>
                  <text:p text:style-name="P121"><text:span text:style-name="T15">5. </text:span><text:span text:style-name="T2">Проверка </text:span></text:p>
                </table:table-cell>
                <table:table-cell table:style-name="Таблица45.B2" office:value-type="string">
                  <text:p text:style-name="P120">Появление сообщения об успешном заказе</text:p>
                </table:table-cell>
              </table:table-row>
            </table:table>
            <text:p text:style-name="P122"/>
          </table:table-cell>
        </table:table-row>
      </table:table>
      <text:p text:style-name="P143"/>
      <text:p text:style-name="P144"/>
      <table:table table:name="Таблица13" table:style-name="Таблица13">
        <table:table-column table:style-name="Таблица13.A"/>
        <table:table-column table:style-name="Таблица13.B"/>
        <text:soft-page-break/>
        <table:table-row>
          <table:table-cell table:style-name="Таблица13.A1" office:value-type="string">
            <text:p text:style-name="P19">Название теста</text:p>
          </table:table-cell>
          <table:table-cell table:style-name="Таблица13.B1" office:value-type="string">
            <text:p text:style-name="P101"><text:span text:style-name="T35">Негативная п</text:span><text:span text:style-name="T26">роверка использования сайтом </text:span><text:span text:style-name="T15">cookies</text:span></text:p>
          </table:table-cell>
        </table:table-row>
        <table:table-row>
          <table:table-cell table:style-name="Таблица13.A2" office:value-type="string">
            <text:p text:style-name="P51">Время на проверку теста</text:p>
          </table:table-cell>
          <table:table-cell table:style-name="Таблица13.B2" office:value-type="string">
            <text:p text:style-name="P114"/>
          </table:table-cell>
        </table:table-row>
        <table:table-row>
          <table:table-cell table:style-name="Таблица13.A2" office:value-type="string">
            <text:p text:style-name="P51">Параметры теста</text:p>
          </table:table-cell>
          <table:table-cell table:style-name="Таблица13.B2" office:value-type="string">
            <text:p text:style-name="P171">Отсутствуют</text:p>
          </table:table-cell>
        </table:table-row>
        <table:table-row table:style-name="Таблица13.4">
          <table:table-cell table:style-name="Таблица13.A2" office:value-type="string">
            <text:p text:style-name="P51">Комментарии</text:p>
          </table:table-cell>
          <table:table-cell table:style-name="Таблица13.B2" office:value-type="string">
            <text:p text:style-name="P114"/>
          </table:table-cell>
        </table:table-row>
        <table:table-row>
          <table:table-cell table:style-name="Таблица13.A5" office:value-type="string">
            <table:table table:name="Таблица14" table:style-name="Таблица14">
              <table:table-column table:style-name="Таблица14.A"/>
              <table:table-row>
                <table:table-cell table:style-name="Таблица14.A1" office:value-type="string">
                  <text:p text:style-name="P51">Подготовка к проверке</text:p>
                </table:table-cell>
              </table:table-row>
              <table:table-row table:style-name="Таблица14.2">
                <table:table-cell table:style-name="Таблица14.A2" office:value-type="string">
                  <text:p text:style-name="P51"><text:span text:style-name="T51">1. Переход по ссылке </text:span><text:a xlink:type="simple" xlink:href="http://www.wave-access.com/" text:style-name="Internet_20_link" text:visited-style-name="Visited_20_Internet_20_Link">http://www.wave-access.com</text:a></text:p>
                  <text:p text:style-name="P178"/>
                </table:table-cell>
              </table:table-row>
            </table:table>
          </table:table-cell>
          <table:table-cell table:style-name="Таблица13.B5" office:value-type="string">
            <table:table table:name="Таблица15" table:style-name="Таблица15">
              <table:table-column table:style-name="Таблица15.A"/>
              <table:table-column table:style-name="Таблица15.B"/>
              <table:table-row>
                <table:table-cell table:style-name="Таблица15.A1" office:value-type="string">
                  <text:p text:style-name="P68">Действия\Шаги</text:p>
                </table:table-cell>
                <table:table-cell table:style-name="Таблица15.B1" office:value-type="string">
                  <text:p text:style-name="P68">Ожидаемый результат</text:p>
                </table:table-cell>
              </table:table-row>
              <table:table-row table:style-name="Таблица15.2">
                <table:table-cell table:style-name="Таблица15.A2" office:value-type="string">
                  <text:p text:style-name="P87">1. <text:span text:style-name="T58">Поиск формы с соглашением об использовании </text:span><text:span text:style-name="T17">cookies</text:span></text:p>
                  <text:p text:style-name="P87"><text:span text:style-name="T61">2</text:span>. <text:span text:style-name="T55">проверка использования </text:span><text:span text:style-name="T17">cookies</text:span></text:p>
                  <text:p text:style-name="P87"/>
                </table:table-cell>
                <table:table-cell table:style-name="Таблица15.B2" office:value-type="string">
                  <text:p text:style-name="P87"><text:span text:style-name="T18">C</text:span><text:span text:style-name="T17">ookies </text:span><text:span text:style-name="T29">не должны использоваться</text:span></text:p>
                </table:table-cell>
              </table:table-row>
            </table:table>
            <text:p text:style-name="P114"/>
          </table:table-cell>
        </table:table-row>
      </table:table>
      <text:p text:style-name="P144"><text:s/></text:p>
      <text:p text:style-name="P145"/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P21">Название теста</text:p>
          </table:table-cell>
          <table:table-cell table:style-name="Таблица37.B1" office:value-type="string">
            <text:p text:style-name="P102"><text:span text:style-name="T35">Позитивная п</text:span><text:span text:style-name="T26">роверка использования сайтом </text:span><text:span text:style-name="T15">cookies</text:span></text:p>
          </table:table-cell>
        </table:table-row>
        <table:table-row>
          <table:table-cell table:style-name="Таблица37.A2" office:value-type="string">
            <text:p text:style-name="P53">Время на проверку теста</text:p>
          </table:table-cell>
          <table:table-cell table:style-name="Таблица37.B2" office:value-type="string">
            <text:p text:style-name="P116"/>
          </table:table-cell>
        </table:table-row>
        <table:table-row>
          <table:table-cell table:style-name="Таблица37.A2" office:value-type="string">
            <text:p text:style-name="P53">Параметры теста</text:p>
          </table:table-cell>
          <table:table-cell table:style-name="Таблица37.B2" office:value-type="string">
            <text:p text:style-name="P172">Отсутствуют</text:p>
          </table:table-cell>
        </table:table-row>
        <table:table-row table:style-name="Таблица37.4">
          <table:table-cell table:style-name="Таблица37.A2" office:value-type="string">
            <text:p text:style-name="P53">Комментарии</text:p>
          </table:table-cell>
          <table:table-cell table:style-name="Таблица37.B2" office:value-type="string">
            <text:p text:style-name="P116"/>
          </table:table-cell>
        </table:table-row>
        <table:table-row>
          <table:table-cell table:style-name="Таблица37.A5" office:value-type="string">
            <table:table table:name="Таблица38" table:style-name="Таблица38">
              <table:table-column table:style-name="Таблица38.A"/>
              <table:table-row>
                <table:table-cell table:style-name="Таблица38.A1" office:value-type="string">
                  <text:p text:style-name="P53">Подготовка к проверке</text:p>
                </table:table-cell>
              </table:table-row>
              <table:table-row table:style-name="Таблица38.2">
                <table:table-cell table:style-name="Таблица38.A2" office:value-type="string">
                  <text:p text:style-name="P53"><text:span text:style-name="T51">1. Переход по ссылке </text:span><text:a xlink:type="simple" xlink:href="http://www.wave-access.com/" text:style-name="Internet_20_link" text:visited-style-name="Visited_20_Internet_20_Link">http://www.wave-access.com</text:a></text:p>
                  <text:p text:style-name="P179"/>
                </table:table-cell>
              </table:table-row>
            </table:table>
          </table:table-cell>
          <table:table-cell table:style-name="Таблица37.B5" office:value-type="string">
            <table:table table:name="Таблица39" table:style-name="Таблица39">
              <table:table-column table:style-name="Таблица39.A"/>
              <table:table-column table:style-name="Таблица39.B"/>
              <table:table-row>
                <table:table-cell table:style-name="Таблица39.A1" office:value-type="string">
                  <text:p text:style-name="P70">Действия\Шаги</text:p>
                </table:table-cell>
                <table:table-cell table:style-name="Таблица39.B1" office:value-type="string">
                  <text:p text:style-name="P70">Ожидаемый результат</text:p>
                </table:table-cell>
              </table:table-row>
              <table:table-row table:style-name="Таблица39.2">
                <table:table-cell table:style-name="Таблица39.A2" office:value-type="string">
                  <text:p text:style-name="P89">1. <text:span text:style-name="T58">Поиск формы с соглашением об использовании </text:span><text:span text:style-name="T17">cookies</text:span></text:p>
                  <text:p text:style-name="P116"><text:span text:style-name="T61">2. поиск кнопки </text:span><text:bookmark text:name="tw-target-text"/><text:span text:style-name="T41">accept</text:span></text:p>
                  <text:p text:style-name="P89"><text:span text:style-name="T63">3. Клик на кнопку </text:span><text:span text:style-name="T42">accept</text:span></text:p>
                  <text:p text:style-name="P89"><text:span text:style-name="T56">4. </text:span><text:span text:style-name="T55">проверка использования </text:span><text:span text:style-name="T17">cookies</text:span></text:p>
                  <text:p text:style-name="P89"/>
                </table:table-cell>
                <table:table-cell table:style-name="Таблица39.B2" office:value-type="string">
                  <text:p text:style-name="P89"><text:span text:style-name="T18">C</text:span><text:span text:style-name="T17">ookies </text:span><text:span text:style-name="T29">должны использоваться</text:span></text:p>
                </table:table-cell>
              </table:table-row>
            </table:table>
            <text:p text:style-name="P116"/>
          </table:table-cell>
        </table:table-row>
      </table:table>
      <text:p text:style-name="P145"><text:s/></text:p>
      <text:p text:style-name="P144"/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19">Название теста</text:p>
          </table:table-cell>
          <table:table-cell table:style-name="Таблица22.B1" office:value-type="string">
            <text:p text:style-name="P114"><text:span text:style-name="T32">П</text:span><text:span text:style-name="T34">ереход к отправке письма на </text:span><text:span text:style-name="T2">hello@wave-access.com <text:s/></text:span></text:p>
          </table:table-cell>
        </table:table-row>
        <table:table-row>
          <table:table-cell table:style-name="Таблица22.A2" office:value-type="string">
            <text:p text:style-name="P51">Время на проверку теста</text:p>
          </table:table-cell>
          <table:table-cell table:style-name="Таблица22.B2" office:value-type="string">
            <text:p text:style-name="P114"/>
          </table:table-cell>
        </table:table-row>
        <table:table-row>
          <table:table-cell table:style-name="Таблица22.A2" office:value-type="string">
            <text:p text:style-name="P51">Параметры теста</text:p>
          </table:table-cell>
          <table:table-cell table:style-name="Таблица22.B2" office:value-type="string">
            <text:p text:style-name="P174">Отсутствуют</text:p>
          </table:table-cell>
        </table:table-row>
        <table:table-row table:style-name="Таблица22.4">
          <table:table-cell table:style-name="Таблица22.A2" office:value-type="string">
            <text:p text:style-name="P51">Комментарии</text:p>
          </table:table-cell>
          <table:table-cell table:style-name="Таблица22.B2" office:value-type="string">
            <text:p text:style-name="P114"/>
          </table:table-cell>
        </table:table-row>
        <table:table-row>
          <table:table-cell table:style-name="Таблица22.A5" office:value-type="string">
            <table:table table:name="Таблица23" table:style-name="Таблица23">
              <table:table-column table:style-name="Таблица23.A"/>
              <table:table-row>
                <table:table-cell table:style-name="Таблица23.A1" office:value-type="string">
                  <text:p text:style-name="P51">Подготовка к проверке</text:p>
                </table:table-cell>
              </table:table-row>
              <table:table-row table:style-name="Таблица23.2">
                <table:table-cell table:style-name="Таблица23.A2" office:value-type="string">
                  <text:p text:style-name="P51"><text:span text:style-name="T51">1. Переход по ссылке </text:span><text:a xlink:type="simple" xlink:href="http://www.wave-access.com/" text:style-name="Internet_20_link" text:visited-style-name="Visited_20_Internet_20_Link">http://www.wave-access.com</text:a></text:p>
                  <text:p text:style-name="P186"/>
                </table:table-cell>
              </table:table-row>
            </table:table>
          </table:table-cell>
          <table:table-cell table:style-name="Таблица22.B5" office:value-type="string">
            <table:table table:name="Таблица24" table:style-name="Таблица24">
              <table:table-column table:style-name="Таблица24.A"/>
              <table:table-column table:style-name="Таблица24.B"/>
              <table:table-row>
                <table:table-cell table:style-name="Таблица24.A1" office:value-type="string">
                  <text:p text:style-name="P68">Действия\Шаги</text:p>
                </table:table-cell>
                <table:table-cell table:style-name="Таблица24.B1" office:value-type="string">
                  <text:p text:style-name="P68">Ожидаемый результат</text:p>
                </table:table-cell>
              </table:table-row>
              <table:table-row table:style-name="Таблица24.2">
                <table:table-cell table:style-name="Таблица24.A2" office:value-type="string">
                  <text:p text:style-name="P38"><text:span text:style-name="T8">1. </text:span><text:span text:style-name="T2">Поиск ссылки на почту </text:span></text:p>
                  <text:p text:style-name="P113">2. Клик по ссылке</text:p>
                </table:table-cell>
                <table:table-cell table:style-name="Таблица24.B2" office:value-type="string">
                  <text:p text:style-name="P114"><text:span text:style-name="T32">Переход </text:span><text:span text:style-name="T34">отправке письма на адрес hello@wave-access.com </text:span></text:p>
                </table:table-cell>
              </table:table-row>
            </table:table>
            <text:p text:style-name="P114"/>
          </table:table-cell>
        </table:table-row>
      </table:table>
      <text:p text:style-name="P144"/>
      <text:p text:style-name="P1"/>
      <text:p text:style-name="P1"/>
      <table:table table:name="Таблица31" table:style-name="Таблица31">
        <table:table-column table:style-name="Таблица31.A"/>
        <table:table-column table:style-name="Таблица31.B"/>
        <text:soft-page-break/>
        <table:table-row>
          <table:table-cell table:style-name="Таблица31.A1" office:value-type="string">
            <text:p text:style-name="P19">Название теста</text:p>
          </table:table-cell>
          <table:table-cell table:style-name="Таблица31.B1" office:value-type="string">
            <text:p text:style-name="P114"><text:span text:style-name="T10">Переключение между продуктами</text:span><text:span text:style-name="T2"> </text:span></text:p>
          </table:table-cell>
        </table:table-row>
        <table:table-row>
          <table:table-cell table:style-name="Таблица31.A2" office:value-type="string">
            <text:p text:style-name="P51">Время на проверку теста</text:p>
          </table:table-cell>
          <table:table-cell table:style-name="Таблица31.B2" office:value-type="string">
            <text:p text:style-name="P114"/>
          </table:table-cell>
        </table:table-row>
        <table:table-row>
          <table:table-cell table:style-name="Таблица31.A2" office:value-type="string">
            <text:p text:style-name="P51">Параметры теста</text:p>
          </table:table-cell>
          <table:table-cell table:style-name="Таблица31.B2" office:value-type="string">
            <text:p text:style-name="P132"><text:span text:style-name="T18">MyQuiz; Charts; <text:s/>Singlepoint; Event Game; Relationship </text:span><text:span text:style-name="T21">Charts;</text:span><text:span text:style-name="T18"> <text:s/>CRM Gamification Tool</text:span></text:p>
          </table:table-cell>
        </table:table-row>
        <table:table-row table:style-name="Таблица31.4">
          <table:table-cell table:style-name="Таблица31.A2" office:value-type="string">
            <text:p text:style-name="P51">Комментарии</text:p>
          </table:table-cell>
          <table:table-cell table:style-name="Таблица31.B2" office:value-type="string">
            <text:p text:style-name="P114"/>
          </table:table-cell>
        </table:table-row>
        <table:table-row>
          <table:table-cell table:style-name="Таблица31.A5" office:value-type="string">
            <table:table table:name="Таблица32" table:style-name="Таблица32">
              <table:table-column table:style-name="Таблица32.A"/>
              <table:table-row>
                <table:table-cell table:style-name="Таблица32.A1" office:value-type="string">
                  <text:p text:style-name="P51">Подготовка к проверке</text:p>
                </table:table-cell>
              </table:table-row>
              <table:table-row table:style-name="Таблица32.2">
                <table:table-cell table:style-name="Таблица32.A2" office:value-type="string">
                  <text:p text:style-name="P51"><text:span text:style-name="T51">1. Переход по ссылке </text:span><text:a xlink:type="simple" xlink:href="http://www.wave-access.com/" text:style-name="Internet_20_link" text:visited-style-name="Visited_20_Internet_20_Link">http://www.wave-access.com</text:a></text:p>
                  <text:p text:style-name="P186"/>
                </table:table-cell>
              </table:table-row>
            </table:table>
          </table:table-cell>
          <table:table-cell table:style-name="Таблица31.B5" office:value-type="string">
            <table:table table:name="Таблица33" table:style-name="Таблица33">
              <table:table-column table:style-name="Таблица33.A"/>
              <table:table-column table:style-name="Таблица33.B"/>
              <table:table-row>
                <table:table-cell table:style-name="Таблица33.A1" office:value-type="string">
                  <text:p text:style-name="P68">Действия\Шаги</text:p>
                </table:table-cell>
                <table:table-cell table:style-name="Таблица33.B1" office:value-type="string">
                  <text:p text:style-name="P68">Ожидаемый результат</text:p>
                </table:table-cell>
              </table:table-row>
              <table:table-row table:style-name="Таблица33.2">
                <table:table-cell table:style-name="Таблица33.A2" office:value-type="string">
                  <text:p text:style-name="P38"><text:span text:style-name="T8">1. </text:span><text:span text:style-name="T2">Поиск кнопки с продуктом</text:span></text:p>
                  <text:p text:style-name="P113">2. Клик по кнопке</text:p>
                  <text:p text:style-name="P113">3. Проверка ожидаемого результата</text:p>
                </table:table-cell>
                <table:table-cell table:style-name="Таблица33.B2" office:value-type="string">
                  <text:p text:style-name="P180">Появление окошка с доп информацией и смена изображения на соответствующее продукту</text:p>
                </table:table-cell>
              </table:table-row>
            </table:table>
            <text:p text:style-name="P114"/>
          </table:table-cell>
        </table:table-row>
      </table:table>
      <text:p text:style-name="P144"/>
      <text:p text:style-name="P144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2">Название теста</text:p>
          </table:table-cell>
          <table:table-cell table:style-name="Таблица4.B1" office:value-type="string">
            <text:p text:style-name="P99"><text:span text:style-name="T1">Переход по </text:span><text:span text:style-name="T52">подпунктам </text:span><text:span text:style-name="T27">All Services </text:span><text:span text:style-name="T52">пункта меню </text:span><text:span text:style-name="T47">Services</text:span></text:p>
          </table:table-cell>
        </table:table-row>
        <table:table-row>
          <table:table-cell table:style-name="Таблица4.A2" office:value-type="string">
            <text:p text:style-name="P44">Время на проверку теста</text:p>
          </table:table-cell>
          <table:table-cell table:style-name="Таблица4.B2" office:value-type="string">
            <text:p text:style-name="P95"/>
          </table:table-cell>
        </table:table-row>
        <table:table-row>
          <table:table-cell table:style-name="Таблица4.A2" office:value-type="string">
            <text:p text:style-name="P44">Параметры теста</text:p>
          </table:table-cell>
          <table:table-cell table:style-name="Таблица4.B2" office:value-type="string">
            <text:p text:style-name="P135"><text:span text:style-name="T16">O</text:span><text:span text:style-name="T15">utsourcing; custom development; mobile; MS CRM Services; Life Sciences; testing; comfort office; others</text:span></text:p>
          </table:table-cell>
        </table:table-row>
        <table:table-row table:style-name="Таблица4.4">
          <table:table-cell table:style-name="Таблица4.A2" office:value-type="string">
            <text:p text:style-name="P44">Комментарии</text:p>
          </table:table-cell>
          <table:table-cell table:style-name="Таблица4.B2" office:value-type="string">
            <text:p text:style-name="P95"/>
          </table:table-cell>
        </table:table-row>
        <table:table-row>
          <table:table-cell table:style-name="Таблица4.A5" office:value-type="string">
            <table:table table:name="Таблица5" table:style-name="Таблица5">
              <table:table-column table:style-name="Таблица5.A"/>
              <table:table-row>
                <table:table-cell table:style-name="Таблица5.A1" office:value-type="string">
                  <text:p text:style-name="P44">Подготовка к проверке</text:p>
                </table:table-cell>
              </table:table-row>
              <table:table-row table:style-name="Таблица5.2">
                <table:table-cell table:style-name="Таблица5.A2" office:value-type="string">
                  <text:p text:style-name="P44"><text:span text:style-name="T51">1. Переход по ссылке </text:span><text:a xlink:type="simple" xlink:href="http://www.wave-access.com/" text:style-name="Internet_20_link" text:visited-style-name="Visited_20_Internet_20_Link">http://www.wave-access.com</text:a></text:p>
                  <text:p text:style-name="P96">2. Переход к пункту меню <text:span text:style-name="T46">Services</text:span></text:p>
                </table:table-cell>
              </table:table-row>
            </table:table>
          </table:table-cell>
          <table:table-cell table:style-name="Таблица4.B5" office:value-type="string">
            <table:table table:name="Таблица6" table:style-name="Таблица6">
              <table:table-column table:style-name="Таблица6.A"/>
              <table:table-column table:style-name="Таблица6.B"/>
              <table:table-row>
                <table:table-cell table:style-name="Таблица6.A1" office:value-type="string">
                  <text:p text:style-name="P61">Действия\Шаги</text:p>
                </table:table-cell>
                <table:table-cell table:style-name="Таблица6.B1" office:value-type="string">
                  <text:p text:style-name="P61">Ожидаемый результат</text:p>
                </table:table-cell>
              </table:table-row>
              <table:table-row table:style-name="Таблица6.2">
                <table:table-cell table:style-name="Таблица6.A2" office:value-type="string">
                  <text:p text:style-name="P79">1. <text:span text:style-name="T58">Поиск кнопки нужного пункта меню</text:span></text:p>
                  <text:p text:style-name="P79"><text:span text:style-name="T58">2. к</text:span>лик на пункт меню</text:p>
                  <text:p text:style-name="P78"><text:span text:style-name="T58">3</text:span>. проверка перехода к пункту меню</text:p>
                </table:table-cell>
                <table:table-cell table:style-name="Таблица6.B2" office:value-type="string">
                  <text:p text:style-name="P78">Переход к соответствующему пункту меню</text:p>
                </table:table-cell>
              </table:table-row>
            </table:table>
            <text:p text:style-name="P95"/>
          </table:table-cell>
        </table:table-row>
      </table:table>
      <text:p text:style-name="P154"/>
      <text:p text:style-name="P146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13">Название теста</text:p>
          </table:table-cell>
          <table:table-cell table:style-name="Таблица7.B1" office:value-type="string">
            <text:p text:style-name="P99"><text:span text:style-name="T1">Переход </text:span><text:span text:style-name="T53">к подробностям п</text:span><text:span text:style-name="T52">одпункт</text:span><text:span text:style-name="T53">ов</text:span><text:span text:style-name="T52"> </text:span><text:span text:style-name="T27">All Services </text:span><text:span text:style-name="T52">пункта меню </text:span><text:span text:style-name="T47">Services</text:span></text:p>
          </table:table-cell>
        </table:table-row>
        <table:table-row>
          <table:table-cell table:style-name="Таблица7.A2" office:value-type="string">
            <text:p text:style-name="P45">Время на проверку теста</text:p>
          </table:table-cell>
          <table:table-cell table:style-name="Таблица7.B2" office:value-type="string">
            <text:p text:style-name="P99"/>
          </table:table-cell>
        </table:table-row>
        <table:table-row>
          <table:table-cell table:style-name="Таблица7.A2" office:value-type="string">
            <text:p text:style-name="P45">Параметры теста</text:p>
          </table:table-cell>
          <table:table-cell table:style-name="Таблица7.B2" office:value-type="string">
            <text:p text:style-name="P136"><text:span text:style-name="T16">O</text:span><text:span text:style-name="T15">utsourcing; custom development; mobile; MS CRM Services; Life Sciences; testing; comfort office; others</text:span></text:p>
          </table:table-cell>
        </table:table-row>
        <table:table-row table:style-name="Таблица7.4">
          <table:table-cell table:style-name="Таблица7.A2" office:value-type="string">
            <text:p text:style-name="P45">Комментарии</text:p>
          </table:table-cell>
          <table:table-cell table:style-name="Таблица7.B2" office:value-type="string">
            <text:p text:style-name="P99"/>
          </table:table-cell>
        </table:table-row>
        <table:table-row>
          <table:table-cell table:style-name="Таблица7.A5" office:value-type="string">
            <table:table table:name="Таблица8" table:style-name="Таблица8">
              <table:table-column table:style-name="Таблица8.A"/>
              <table:table-row>
                <table:table-cell table:style-name="Таблица8.A1" office:value-type="string">
                  <text:p text:style-name="P45">Подготовка к проверке</text:p>
                </table:table-cell>
              </table:table-row>
              <table:table-row table:style-name="Таблица8.2">
                <table:table-cell table:style-name="Таблица8.A2" office:value-type="string">
                  <text:p text:style-name="P45"><text:span text:style-name="T51">1. Переход по ссылке </text:span><text:a xlink:type="simple" xlink:href="http://www.wave-access.com/" text:style-name="Internet_20_link" text:visited-style-name="Visited_20_Internet_20_Link">http://www.wave-access.com</text:a></text:p>
                  <text:p text:style-name="P97">2. Переход к пункту меню <text:span text:style-name="T46">Services</text:span></text:p>
                  <text:p text:style-name="P28">3. Переход к одному из п<text:span text:style-name="T51">одпункт</text:span>ов<text:span text:style-name="T51"> </text:span><text:span text:style-name="T4">All Services</text:span></text:p>
                </table:table-cell>
              </table:table-row>
            </table:table>
          </table:table-cell>
          <table:table-cell table:style-name="Таблица7.B5" office:value-type="string">
            <table:table table:name="Таблица9" table:style-name="Таблица9">
              <table:table-column table:style-name="Таблица9.A"/>
              <table:table-column table:style-name="Таблица9.B"/>
              <table:table-row>
                <table:table-cell table:style-name="Таблица9.A1" office:value-type="string">
                  <text:p text:style-name="P62">Действия\Шаги</text:p>
                </table:table-cell>
                <table:table-cell table:style-name="Таблица9.B1" office:value-type="string">
                  <text:p text:style-name="P62">Ожидаемый результат</text:p>
                </table:table-cell>
              </table:table-row>
              <table:table-row table:style-name="Таблица9.2">
                <table:table-cell table:style-name="Таблица9.A2" office:value-type="string">
                  <text:p text:style-name="P188">Пока не будут проверены все пункты:</text:p>
                  <text:p text:style-name="P81">1. <text:span text:style-name="T58">Поиск кнопки нужного пункта меню</text:span></text:p>
                  <text:p text:style-name="P79"><text:span text:style-name="T59">2</text:span>. <text:span text:style-name="T59">к</text:span>лик на пункт меню</text:p>
                  <text:p text:style-name="P79"><text:span text:style-name="T59">3</text:span>. проверка перехода к пункту меню</text:p>
                </table:table-cell>
                <table:table-cell table:style-name="Таблица9.B2" office:value-type="string">
                  <text:p text:style-name="P79">Переход к соответствующему пункту меню</text:p>
                </table:table-cell>
              </table:table-row>
            </table:table>
            <text:p text:style-name="P99"/>
          </table:table-cell>
        </table:table-row>
      </table:table>
      <text:p text:style-name="P155"/>
      <text:p text:style-name="P147"/>
      <table:table table:name="Таблица10" table:style-name="Таблица10">
        <table:table-column table:style-name="Таблица10.A"/>
        <table:table-column table:style-name="Таблица10.B"/>
        <text:soft-page-break/>
        <table:table-row>
          <table:table-cell table:style-name="Таблица10.A1" office:value-type="string">
            <text:p text:style-name="P14">Название теста</text:p>
          </table:table-cell>
          <table:table-cell table:style-name="Таблица10.B1" office:value-type="string">
            <text:p text:style-name="P100"><text:span text:style-name="T1">Переход </text:span><text:span text:style-name="T53">к </text:span><text:span text:style-name="T54">заполнению формы из всплывающей подсказки «</text:span><text:span text:style-name="T28">Not sure exactly what you need?»</text:span></text:p>
          </table:table-cell>
        </table:table-row>
        <table:table-row>
          <table:table-cell table:style-name="Таблица10.A2" office:value-type="string">
            <text:p text:style-name="P46">Время на проверку теста</text:p>
          </table:table-cell>
          <table:table-cell table:style-name="Таблица10.B2" office:value-type="string">
            <text:p text:style-name="P100"/>
          </table:table-cell>
        </table:table-row>
        <table:table-row>
          <table:table-cell table:style-name="Таблица10.A2" office:value-type="string">
            <text:p text:style-name="P46">Параметры теста</text:p>
          </table:table-cell>
          <table:table-cell table:style-name="Таблица10.B2" office:value-type="string">
            <text:p text:style-name="P173">Отсутствуют</text:p>
          </table:table-cell>
        </table:table-row>
        <table:table-row table:style-name="Таблица10.4">
          <table:table-cell table:style-name="Таблица10.A2" office:value-type="string">
            <text:p text:style-name="P46">Комментарии</text:p>
          </table:table-cell>
          <table:table-cell table:style-name="Таблица10.B2" office:value-type="string">
            <text:p text:style-name="P100"/>
          </table:table-cell>
        </table:table-row>
        <table:table-row>
          <table:table-cell table:style-name="Таблица10.A5" office:value-type="string">
            <table:table table:name="Таблица11" table:style-name="Таблица11">
              <table:table-column table:style-name="Таблица11.A"/>
              <table:table-row>
                <table:table-cell table:style-name="Таблица11.A1" office:value-type="string">
                  <text:p text:style-name="P46">Подготовка к проверке</text:p>
                </table:table-cell>
              </table:table-row>
              <table:table-row table:style-name="Таблица11.2">
                <table:table-cell table:style-name="Таблица11.A2" office:value-type="string">
                  <text:p text:style-name="P46"><text:span text:style-name="T51">1. Переход по ссылке </text:span><text:a xlink:type="simple" xlink:href="http://www.wave-access.com/" text:style-name="Internet_20_link" text:visited-style-name="Visited_20_Internet_20_Link">http://www.wave-access.com</text:a></text:p>
                  <text:p text:style-name="P98">2. Переход к <text:span text:style-name="T60">любому </text:span>пункту меню </text:p>
                  <text:p text:style-name="P29">3. Переход к <text:span text:style-name="T5">концу страницы</text:span></text:p>
                </table:table-cell>
              </table:table-row>
            </table:table>
          </table:table-cell>
          <table:table-cell table:style-name="Таблица10.B5" office:value-type="string">
            <table:table table:name="Таблица12" table:style-name="Таблица12">
              <table:table-column table:style-name="Таблица12.A"/>
              <table:table-column table:style-name="Таблица12.B"/>
              <table:table-row>
                <table:table-cell table:style-name="Таблица12.A1" office:value-type="string">
                  <text:p text:style-name="P63">Действия\Шаги</text:p>
                </table:table-cell>
                <table:table-cell table:style-name="Таблица12.B1" office:value-type="string">
                  <text:p text:style-name="P63">Ожидаемый результат</text:p>
                </table:table-cell>
              </table:table-row>
              <table:table-row table:style-name="Таблица12.2">
                <table:table-cell table:style-name="Таблица12.A2" office:value-type="string">
                  <text:p text:style-name="P80">1. <text:span text:style-name="T58">Поиск кнопки «</text:span><text:span text:style-name="T48">Save with a discovery session</text:span><text:span text:style-name="T55">»</text:span></text:p>
                  <text:p text:style-name="P80"><text:span text:style-name="T59">2</text:span>. <text:span text:style-name="T59">к</text:span>лик на <text:span text:style-name="T55">кнопку</text:span></text:p>
                  <text:p text:style-name="P80"><text:span text:style-name="T59">3</text:span>. проверка перехода <text:span text:style-name="T60">форме</text:span></text:p>
                </table:table-cell>
                <table:table-cell table:style-name="Таблица12.B2" office:value-type="string">
                  <text:p text:style-name="P80">Переход к <text:span text:style-name="T60">форме для заполнения данных</text:span></text:p>
                </table:table-cell>
              </table:table-row>
            </table:table>
            <text:p text:style-name="P100"/>
          </table:table-cell>
        </table:table-row>
      </table:table>
      <text:p text:style-name="P156"/>
      <text:p text:style-name="P148"/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15">Название теста</text:p>
          </table:table-cell>
          <table:table-cell table:style-name="Таблица16.B1" office:value-type="string">
            <text:p text:style-name="P181">Переход по ссылкам на продукты</text:p>
          </table:table-cell>
        </table:table-row>
        <table:table-row>
          <table:table-cell table:style-name="Таблица16.A2" office:value-type="string">
            <text:p text:style-name="P47">Время на проверку теста</text:p>
          </table:table-cell>
          <table:table-cell table:style-name="Таблица16.B2" office:value-type="string">
            <text:p text:style-name="P103"/>
          </table:table-cell>
        </table:table-row>
        <table:table-row>
          <table:table-cell table:style-name="Таблица16.A2" office:value-type="string">
            <text:p text:style-name="P47">Параметры теста</text:p>
          </table:table-cell>
          <table:table-cell table:style-name="Таблица16.B2" office:value-type="string">
            <text:p text:style-name="P131"><text:span text:style-name="T18">MyQuiz; Event Game; CRM Gamification Tool; </text:span><text:span text:style-name="T2">Relationship Charts; Asterisk &amp; Elastix &amp; Dynamics CRM Integration; Singlepoint; OnlineShop; ChatOnline; OnlineHelp; eService &amp; ChatOnline CRM Accelerator. <text:s text:c="2"/></text:span></text:p>
            <text:p text:style-name="P131"><text:a xlink:type="simple" xlink:href="http://myquizhub.com/" text:style-name="Internet_20_link" text:visited-style-name="Visited_20_Internet_20_Link"><text:span text:style-name="T2">http://myquizhub.com</text:span></text:a><text:span text:style-name="T11">; </text:span><text:a xlink:type="simple" xlink:href="http://www.eventquizgames.com/" text:style-name="Internet_20_link" text:visited-style-name="Visited_20_Internet_20_Link">http://www.eventquizgames.com</text:a><text:span text:style-name="T11">; </text:span><text:a xlink:type="simple" xlink:href="http://www.wave-access.com/public_en/ms_crm_gamification_product.aspx" text:style-name="Internet_20_link" text:visited-style-name="Visited_20_Internet_20_Link">http://www.wave-access.com/public_en/ms_crm_gamification_product.aspx</text:a><text:span text:style-name="T11">; </text:span><text:a xlink:type="simple" xlink:href="http://www.wave-access.com/public_en/relationship_charts.aspx" text:style-name="Internet_20_link" text:visited-style-name="Visited_20_Internet_20_Link">http://www.wave-access.com/public_en/relationship_charts.aspx</text:a><text:span text:style-name="T11">; </text:span><text:a xlink:type="simple" xlink:href="http://www.wave-access.com/public_en/asterisk-elastix-dynamics-crm-integration.aspx" text:style-name="Internet_20_link" text:visited-style-name="Visited_20_Internet_20_Link">http://www.wave-access.com/public_en/asterisk-elastix-dynamics-crm-integration.aspx</text:a><text:span text:style-name="T11">; </text:span><text:a xlink:type="simple" xlink:href="http://www.single-point.ru/" text:style-name="Internet_20_link" text:visited-style-name="Visited_20_Internet_20_Link">http://www.single-point.ru</text:a><text:span text:style-name="T11">; </text:span><text:a xlink:type="simple" xlink:href="http://www.wave-access.com/public_en/online_shop.aspx" text:style-name="Internet_20_link" text:visited-style-name="Visited_20_Internet_20_Link">http://www.wave-access.com/public_en/online_shop.aspx</text:a><text:span text:style-name="T11">; </text:span><text:a xlink:type="simple" xlink:href="http://www.wave-access.com/public_en/chat_online.aspx" text:style-name="Internet_20_link" text:visited-style-name="Visited_20_Internet_20_Link">http://www.wave-access.com/public_en/chat_online.aspx</text:a><text:span text:style-name="T11">; </text:span><text:a xlink:type="simple" xlink:href="http://www.wave-access.com/public_en/online_help.aspx" text:style-name="Internet_20_link" text:visited-style-name="Visited_20_Internet_20_Link">http://www.wave-access.com/public_en/online_help.aspx</text:a><text:span text:style-name="T11">; </text:span><text:a xlink:type="simple" xlink:href="http://www.wave-access.com/public_en/portal.aspx" text:style-name="Internet_20_link" text:visited-style-name="Visited_20_Internet_20_Link">http://www.wave-access.com/public_en/portal.aspx</text:a></text:p>
          </table:table-cell>
        </table:table-row>
        <table:table-row table:style-name="Таблица16.4">
          <table:table-cell table:style-name="Таблица16.A2" office:value-type="string">
            <text:p text:style-name="P47">Комментарии</text:p>
          </table:table-cell>
          <table:table-cell table:style-name="Таблица16.B2" office:value-type="string">
            <text:p text:style-name="P39">Ссылки на продукты представлены соответственно </text:p>
          </table:table-cell>
        </table:table-row>
        <table:table-row>
          <table:table-cell table:style-name="Таблица16.A5" office:value-type="string">
            <table:table table:name="Таблица17" table:style-name="Таблица17">
              <table:table-column table:style-name="Таблица17.A"/>
              <table:table-row>
                <table:table-cell table:style-name="Таблица17.A1" office:value-type="string">
                  <text:p text:style-name="P47">Подготовка к проверке</text:p>
                </table:table-cell>
              </table:table-row>
              <table:table-row table:style-name="Таблица17.2">
                <table:table-cell table:style-name="Таблица17.A2" office:value-type="string">
                  <text:p text:style-name="P47"><text:span text:style-name="T51">1. Переход по ссылке </text:span><text:a xlink:type="simple" xlink:href="http://www.wave-access.com/" text:style-name="Internet_20_link" text:visited-style-name="Visited_20_Internet_20_Link">http://www.wave-access.com</text:a></text:p>
                  <text:p text:style-name="P4"><text:span text:style-name="T5">2. </text:span><text:span text:style-name="T26">Переход к пункту меню </text:span><text:span text:style-name="T2">Products</text:span></text:p>
                </table:table-cell>
              </table:table-row>
            </table:table>
          </table:table-cell>
          <table:table-cell table:style-name="Таблица16.B5" office:value-type="string">
            <table:table table:name="Таблица18" table:style-name="Таблица18">
              <table:table-column table:style-name="Таблица18.A"/>
              <table:table-column table:style-name="Таблица18.B"/>
              <table:table-row>
                <table:table-cell table:style-name="Таблица18.A1" office:value-type="string">
                  <text:p text:style-name="P64">Действия\Шаги</text:p>
                </table:table-cell>
                <table:table-cell table:style-name="Таблица18.B1" office:value-type="string">
                  <text:p text:style-name="P64">Ожидаемый результат</text:p>
                </table:table-cell>
              </table:table-row>
              <table:table-row table:style-name="Таблица18.2">
                <table:table-cell table:style-name="Таблица18.A2" office:value-type="string">
                  <text:p text:style-name="P82">1. <text:span text:style-name="T58">Поиск </text:span><text:span text:style-name="T30">нужного пункта</text:span></text:p>
                  <text:p text:style-name="P82"><text:span text:style-name="T61">2</text:span>. <text:span text:style-name="T30">Поиск кнопки </text:span><text:span text:style-name="T19">details</text:span></text:p>
                  <text:p text:style-name="P104"><text:span text:style-name="T15">3. </text:span><text:span text:style-name="T26">Клик по кнопке </text:span><text:span text:style-name="T15">details</text:span></text:p>
                  <text:p text:style-name="P182">4. Проверка перехода по ссылке</text:p>
                  <text:p text:style-name="P82"/>
                </table:table-cell>
                <table:table-cell table:style-name="Таблица18.B2" office:value-type="string">
                  <text:p text:style-name="P104"><text:span text:style-name="T29">П</text:span><text:span text:style-name="T26">ереход на нужную ссылку</text:span></text:p>
                </table:table-cell>
              </table:table-row>
            </table:table>
            <text:p text:style-name="P103"/>
          </table:table-cell>
        </table:table-row>
      </table:table>
      <text:p text:style-name="P157"/>
      <text:p text:style-name="P149"/>
      <table:table table:name="Таблица19" table:style-name="Таблица19">
        <table:table-column table:style-name="Таблица19.A"/>
        <table:table-column table:style-name="Таблица19.B"/>
        <text:soft-page-break/>
        <table:table-row>
          <table:table-cell table:style-name="Таблица19.A1" office:value-type="string">
            <text:p text:style-name="P16">Название теста</text:p>
          </table:table-cell>
          <table:table-cell table:style-name="Таблица19.B1" office:value-type="string">
            <text:p text:style-name="P33"><text:span text:style-name="T2">Проверка функциональности кнопки «</text:span><text:span text:style-name="T15">Read more</text:span><text:span text:style-name="T6">» </text:span><text:span text:style-name="T8">в </text:span><text:span text:style-name="T2">пункт</text:span><text:span text:style-name="T8">е</text:span><text:span text:style-name="T2"> меню </text:span><text:span text:style-name="T7">C</text:span><text:span text:style-name="T20">lients</text:span></text:p>
          </table:table-cell>
        </table:table-row>
        <table:table-row>
          <table:table-cell table:style-name="Таблица19.A2" office:value-type="string">
            <text:p text:style-name="P48">Время на проверку теста</text:p>
          </table:table-cell>
          <table:table-cell table:style-name="Таблица19.B2" office:value-type="string">
            <text:p text:style-name="P109"/>
          </table:table-cell>
        </table:table-row>
        <table:table-row>
          <table:table-cell table:style-name="Таблица19.A2" office:value-type="string">
            <text:p text:style-name="P48">Параметры теста</text:p>
          </table:table-cell>
          <table:table-cell table:style-name="Таблица19.B2" office:value-type="string">
            <text:p text:style-name="P139"/>
          </table:table-cell>
        </table:table-row>
        <table:table-row table:style-name="Таблица19.4">
          <table:table-cell table:style-name="Таблица19.A2" office:value-type="string">
            <text:p text:style-name="P48">Комментарии</text:p>
          </table:table-cell>
          <table:table-cell table:style-name="Таблица19.B2" office:value-type="string">
            <text:p text:style-name="P109"/>
          </table:table-cell>
        </table:table-row>
        <table:table-row>
          <table:table-cell table:style-name="Таблица19.A5" office:value-type="string">
            <table:table table:name="Таблица20" table:style-name="Таблица20">
              <table:table-column table:style-name="Таблица20.A"/>
              <table:table-row>
                <table:table-cell table:style-name="Таблица20.A1" office:value-type="string">
                  <text:p text:style-name="P48">Подготовка к проверке</text:p>
                </table:table-cell>
              </table:table-row>
              <table:table-row table:style-name="Таблица20.2">
                <table:table-cell table:style-name="Таблица20.A2" office:value-type="string">
                  <text:p text:style-name="P48"><text:span text:style-name="T51">1. Переход по ссылке </text:span><text:a xlink:type="simple" xlink:href="http://www.wave-access.com/" text:style-name="Internet_20_link" text:visited-style-name="Visited_20_Internet_20_Link">http://www.wave-access.com</text:a></text:p>
                  <text:p text:style-name="P4"><text:span text:style-name="T5">2. </text:span><text:span text:style-name="T26">Переход к пункту меню </text:span><text:span text:style-name="T31">C</text:span><text:span text:style-name="T7">lients</text:span></text:p>
                </table:table-cell>
              </table:table-row>
            </table:table>
          </table:table-cell>
          <table:table-cell table:style-name="Таблица19.B5" office:value-type="string">
            <table:table table:name="Таблица21" table:style-name="Таблица21">
              <table:table-column table:style-name="Таблица21.A"/>
              <table:table-column table:style-name="Таблица21.B"/>
              <table:table-row>
                <table:table-cell table:style-name="Таблица21.A1" office:value-type="string">
                  <text:p text:style-name="P65">Действия\Шаги</text:p>
                </table:table-cell>
                <table:table-cell table:style-name="Таблица21.B1" office:value-type="string">
                  <text:p text:style-name="P65">Ожидаемый результат</text:p>
                </table:table-cell>
              </table:table-row>
              <table:table-row table:style-name="Таблица21.2">
                <table:table-cell table:style-name="Таблица21.A2" office:value-type="string">
                  <text:p text:style-name="P110">Пока не будут нажаты все кнопки <text:s/><text:span text:style-name="T19">Read more</text:span><text:span text:style-name="T30">:</text:span></text:p>
                  <text:p text:style-name="P84"><text:span text:style-name="T61">2</text:span>. <text:span text:style-name="T30">Поиск кнопки</text:span><text:span text:style-name="T19"> Read more</text:span></text:p>
                  <text:p text:style-name="P105"><text:span text:style-name="T15">3. </text:span><text:span text:style-name="T26">Клик по кнопке</text:span><text:span text:style-name="T15"> Read more</text:span></text:p>
                  <text:p text:style-name="P32"><text:span text:style-name="T2">4. Проверка </text:span><text:span text:style-name="T7">разворачивания текста</text:span></text:p>
                  <text:p text:style-name="P83"/>
                </table:table-cell>
                <table:table-cell table:style-name="Таблица21.B2" office:value-type="string">
                  <text:p text:style-name="P183">Развернут текст</text:p>
                </table:table-cell>
              </table:table-row>
            </table:table>
            <text:p text:style-name="P109"/>
          </table:table-cell>
        </table:table-row>
      </table:table>
      <text:p text:style-name="P163"/>
      <text:p text:style-name="P150"/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20">Название теста</text:p>
          </table:table-cell>
          <table:table-cell table:style-name="Таблица34.B1" office:value-type="string">
            <text:p text:style-name="P115"><text:span text:style-name="T30">Проверка функциональности кнопки «</text:span><text:span text:style-name="T22">Sure, bring it on</text:span><text:span text:style-name="T28">» </text:span></text:p>
          </table:table-cell>
        </table:table-row>
        <table:table-row>
          <table:table-cell table:style-name="Таблица34.A2" office:value-type="string">
            <text:p text:style-name="P52">Время на проверку теста</text:p>
          </table:table-cell>
          <table:table-cell table:style-name="Таблица34.B2" office:value-type="string">
            <text:p text:style-name="P115"/>
          </table:table-cell>
        </table:table-row>
        <table:table-row>
          <table:table-cell table:style-name="Таблица34.A2" office:value-type="string">
            <text:p text:style-name="P52">Параметры теста</text:p>
          </table:table-cell>
          <table:table-cell table:style-name="Таблица34.B2" office:value-type="string">
            <text:p text:style-name="P175">Отсутствуют</text:p>
          </table:table-cell>
        </table:table-row>
        <table:table-row table:style-name="Таблица34.4">
          <table:table-cell table:style-name="Таблица34.A2" office:value-type="string">
            <text:p text:style-name="P52">Комментарии</text:p>
          </table:table-cell>
          <table:table-cell table:style-name="Таблица34.B2" office:value-type="string">
            <text:p text:style-name="P115"/>
          </table:table-cell>
        </table:table-row>
        <table:table-row>
          <table:table-cell table:style-name="Таблица34.A5" office:value-type="string">
            <table:table table:name="Таблица35" table:style-name="Таблица35">
              <table:table-column table:style-name="Таблица35.A"/>
              <table:table-row>
                <table:table-cell table:style-name="Таблица35.A1" office:value-type="string">
                  <text:p text:style-name="P52">Подготовка к проверке</text:p>
                </table:table-cell>
              </table:table-row>
              <table:table-row table:style-name="Таблица35.2">
                <table:table-cell table:style-name="Таблица35.A2" office:value-type="string">
                  <text:p text:style-name="P52"><text:span text:style-name="T51">1. Переход по ссылке </text:span><text:a xlink:type="simple" xlink:href="http://www.wave-access.com/" text:style-name="Internet_20_link" text:visited-style-name="Visited_20_Internet_20_Link">http://www.wave-access.com</text:a></text:p>
                  <text:p text:style-name="P187"/>
                </table:table-cell>
              </table:table-row>
            </table:table>
          </table:table-cell>
          <table:table-cell table:style-name="Таблица34.B5" office:value-type="string">
            <table:table table:name="Таблица36" table:style-name="Таблица36">
              <table:table-column table:style-name="Таблица36.A"/>
              <table:table-column table:style-name="Таблица36.B"/>
              <table:table-row>
                <table:table-cell table:style-name="Таблица36.A1" office:value-type="string">
                  <text:p text:style-name="P69">Действия\Шаги</text:p>
                </table:table-cell>
                <table:table-cell table:style-name="Таблица36.B1" office:value-type="string">
                  <text:p text:style-name="P69">Ожидаемый результат</text:p>
                </table:table-cell>
              </table:table-row>
              <table:table-row table:style-name="Таблица36.2">
                <table:table-cell table:style-name="Таблица36.A2" office:value-type="string">
                  <text:p text:style-name="P115"><text:span text:style-name="T62">1. </text:span><text:span text:style-name="T30">Поиск кнопки</text:span><text:span text:style-name="T19"> Sure, bring it on <text:s/></text:span></text:p>
                  <text:p text:style-name="P106"><text:span text:style-name="T15">3. </text:span><text:span text:style-name="T26">Клик по кнопке</text:span><text:span text:style-name="T15"> Sure, bring it on</text:span></text:p>
                  <text:p text:style-name="P35"><text:span text:style-name="T2">4. Проверка </text:span><text:span text:style-name="T7">разворачивания текста</text:span></text:p>
                  <text:p text:style-name="P88"/>
                </table:table-cell>
                <table:table-cell table:style-name="Таблица36.B2" office:value-type="string">
                  <text:p text:style-name="P184">Развернут текст</text:p>
                </table:table-cell>
              </table:table-row>
            </table:table>
            <text:p text:style-name="P115"/>
          </table:table-cell>
        </table:table-row>
      </table:table>
      <text:p text:style-name="P164"/>
      <text:p text:style-name="P2"/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17">Название теста</text:p>
          </table:table-cell>
          <table:table-cell table:style-name="Таблица25.B1" office:value-type="string">
            <text:p text:style-name="P33"><text:span text:style-name="T2">Проверка </text:span><text:span text:style-name="T8">заполнения формы</text:span></text:p>
          </table:table-cell>
        </table:table-row>
        <table:table-row>
          <table:table-cell table:style-name="Таблица25.A2" office:value-type="string">
            <text:p text:style-name="P49">Время на проверку теста</text:p>
          </table:table-cell>
          <table:table-cell table:style-name="Таблица25.B2" office:value-type="string">
            <text:p text:style-name="P111"/>
          </table:table-cell>
        </table:table-row>
        <table:table-row>
          <table:table-cell table:style-name="Таблица25.A2" office:value-type="string">
            <text:p text:style-name="P49">Параметры теста</text:p>
          </table:table-cell>
          <table:table-cell table:style-name="Таблица25.B2" office:value-type="string">
            <text:p text:style-name="P169">Email, Phone, enquiry; Name, <text:s/>Phone, enquiry; Name, Email, <text:s/>enquiry; Name, Email, Phone</text:p>
          </table:table-cell>
        </table:table-row>
        <table:table-row table:style-name="Таблица25.4">
          <table:table-cell table:style-name="Таблица25.A2" office:value-type="string">
            <text:p text:style-name="P49">Комментарии</text:p>
          </table:table-cell>
          <table:table-cell table:style-name="Таблица25.B2" office:value-type="string">
            <text:p text:style-name="P42">Негативный тест</text:p>
          </table:table-cell>
        </table:table-row>
        <table:table-row>
          <table:table-cell table:style-name="Таблица25.A5" office:value-type="string">
            <table:table table:name="Таблица26" table:style-name="Таблица26">
              <table:table-column table:style-name="Таблица26.A"/>
              <table:table-row>
                <table:table-cell table:style-name="Таблица26.A1" office:value-type="string">
                  <text:p text:style-name="P49">Подготовка к проверке</text:p>
                </table:table-cell>
              </table:table-row>
              <table:table-row table:style-name="Таблица26.2">
                <table:table-cell table:style-name="Таблица26.A2" office:value-type="string">
                  <text:p text:style-name="P49"><text:span text:style-name="T51">1. Переход по ссылке </text:span><text:a xlink:type="simple" xlink:href="http://www.wave-access.com/" text:style-name="Internet_20_link" text:visited-style-name="Visited_20_Internet_20_Link">http://www.wave-access.com</text:a></text:p>
                  <text:p text:style-name="P5"><text:span text:style-name="T5">2. </text:span><text:span text:style-name="T26">Переход к </text:span><text:span text:style-name="T8">Get started</text:span></text:p>
                </table:table-cell>
              </table:table-row>
            </table:table>
          </table:table-cell>
          <table:table-cell table:style-name="Таблица25.B5" office:value-type="string">
            <table:table table:name="Таблица27" table:style-name="Таблица27">
              <table:table-column table:style-name="Таблица27.A"/>
              <table:table-column table:style-name="Таблица27.B"/>
              <table:table-row>
                <table:table-cell table:style-name="Таблица27.A1" office:value-type="string">
                  <text:p text:style-name="P66">Действия\Шаги</text:p>
                </table:table-cell>
                <table:table-cell table:style-name="Таблица27.B1" office:value-type="string">
                  <text:p text:style-name="P66">Ожидаемый результат</text:p>
                </table:table-cell>
              </table:table-row>
              <table:table-row table:style-name="Таблица27.2">
                <table:table-cell table:style-name="Таблица27.A2" office:value-type="string">
                  <text:p text:style-name="P9"><text:span text:style-name="T2">1. </text:span><text:span text:style-name="T26">Заполнение полей данными</text:span></text:p>
                  <text:p text:style-name="P165"><text:span text:style-name="T25">2. </text:span><text:span text:style-name="T40">По</text:span><text:span text:style-name="T2">иск ячейки для галочки </text:span><text:span text:style-name="T23">Privacy Policy</text:span></text:p>
                  <text:p text:style-name="P191"><text:span text:style-name="T25">3</text:span><text:span text:style-name="T15">. </text:span><text:span text:style-name="T2">Клик по найденной ячейке</text:span></text:p>
                  <text:p text:style-name="P192"><text:span text:style-name="T14">4</text:span><text:span text:style-name="T26">. Поиск кнопки </text:span><text:span text:style-name="T2">Send</text:span></text:p>
                  <text:p text:style-name="P190"><text:span text:style-name="T25">5</text:span><text:span text:style-name="T2">. Клик на кнопку </text:span><text:span text:style-name="T15">Send</text:span></text:p>
                  <text:p text:style-name="P36"><text:span text:style-name="T14">6</text:span><text:span text:style-name="T2">. Проверка </text:span><text:span text:style-name="T9">появления предупреждения об ошибке</text:span></text:p>
                  <text:p text:style-name="P85"/>
                </table:table-cell>
                <table:table-cell table:style-name="Таблица27.B2" office:value-type="string">
                  <text:p text:style-name="P185">Появление предупреждения об ошибке в незаполненном поле</text:p>
                </table:table-cell>
              </table:table-row>
            </table:table>
            <text:p text:style-name="P111"/>
          </table:table-cell>
        </table:table-row>
      </table:table>
      <text:p text:style-name="P2"><text:soft-page-break/></text:p>
      <text:p text:style-name="P3"/>
      <text:p text:style-name="P3"/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18">Название теста</text:p>
          </table:table-cell>
          <table:table-cell table:style-name="Таблица28.B1" office:value-type="string">
            <text:p text:style-name="P34"><text:span text:style-name="T2">Проверка </text:span><text:span text:style-name="T8">заполнения формы</text:span></text:p>
          </table:table-cell>
        </table:table-row>
        <table:table-row>
          <table:table-cell table:style-name="Таблица28.A2" office:value-type="string">
            <text:p text:style-name="P50">Время на проверку теста</text:p>
          </table:table-cell>
          <table:table-cell table:style-name="Таблица28.B2" office:value-type="string">
            <text:p text:style-name="P112"/>
          </table:table-cell>
        </table:table-row>
        <table:table-row>
          <table:table-cell table:style-name="Таблица28.A2" office:value-type="string">
            <text:p text:style-name="P50">Параметры теста</text:p>
          </table:table-cell>
          <table:table-cell table:style-name="Таблица28.B2" office:value-type="string">
            <text:p text:style-name="P137"><text:span text:style-name="T2">Name</text:span><text:span text:style-name="T33">;</text:span><text:span text:style-name="T2"> Email; Phone; enquiry</text:span></text:p>
          </table:table-cell>
        </table:table-row>
        <table:table-row table:style-name="Таблица28.4">
          <table:table-cell table:style-name="Таблица28.A2" office:value-type="string">
            <text:p text:style-name="P50">Комментарии</text:p>
          </table:table-cell>
          <table:table-cell table:style-name="Таблица28.B2" office:value-type="string">
            <text:p text:style-name="P42">Позитивный тест</text:p>
          </table:table-cell>
        </table:table-row>
        <table:table-row>
          <table:table-cell table:style-name="Таблица28.A5" office:value-type="string">
            <table:table table:name="Таблица29" table:style-name="Таблица29">
              <table:table-column table:style-name="Таблица29.A"/>
              <table:table-row>
                <table:table-cell table:style-name="Таблица29.A1" office:value-type="string">
                  <text:p text:style-name="P50">Подготовка к проверке</text:p>
                </table:table-cell>
              </table:table-row>
              <table:table-row table:style-name="Таблица29.2">
                <table:table-cell table:style-name="Таблица29.A2" office:value-type="string">
                  <text:p text:style-name="P50"><text:span text:style-name="T51">1. Переход по ссылке </text:span><text:a xlink:type="simple" xlink:href="http://www.wave-access.com/" text:style-name="Internet_20_link" text:visited-style-name="Visited_20_Internet_20_Link">http://www.wave-access.com</text:a></text:p>
                  <text:p text:style-name="P6"><text:span text:style-name="T5">2. </text:span><text:span text:style-name="T26">Переход к </text:span><text:span text:style-name="T33">пункту меню</text:span><text:span text:style-name="T26"> </text:span><text:span text:style-name="T8">Get started</text:span><text:span text:style-name="T33">\</text:span><text:span text:style-name="T9">Contact</text:span></text:p>
                </table:table-cell>
              </table:table-row>
            </table:table>
          </table:table-cell>
          <table:table-cell table:style-name="Таблица28.B5" office:value-type="string">
            <table:table table:name="Таблица30" table:style-name="Таблица30">
              <table:table-column table:style-name="Таблица30.A"/>
              <table:table-column table:style-name="Таблица30.B"/>
              <table:table-row>
                <table:table-cell table:style-name="Таблица30.A1" office:value-type="string">
                  <text:p text:style-name="P67">Действия\Шаги</text:p>
                </table:table-cell>
                <table:table-cell table:style-name="Таблица30.B1" office:value-type="string">
                  <text:p text:style-name="P67">Ожидаемый результат</text:p>
                </table:table-cell>
              </table:table-row>
              <table:table-row table:style-name="Таблица30.2">
                <table:table-cell table:style-name="Таблица30.A2" office:value-type="string">
                  <text:p text:style-name="P10"><text:span text:style-name="T2">1. </text:span><text:span text:style-name="T26">Заполнение полей данными</text:span></text:p>
                  <text:p text:style-name="P165"><text:span text:style-name="T25">2. </text:span><text:span text:style-name="T40">По</text:span><text:span text:style-name="T2">иск ячейки для галочки </text:span><text:span text:style-name="T23">Privacy Policy</text:span></text:p>
                  <text:p text:style-name="P191"><text:span text:style-name="T25">3</text:span><text:span text:style-name="T15">. </text:span><text:span text:style-name="T2">Клик по найденной ячейке</text:span></text:p>
                  <text:p text:style-name="P192"><text:span text:style-name="T14">4</text:span><text:span text:style-name="T26">. Поиск кнопки </text:span><text:span text:style-name="T2">Send</text:span></text:p>
                  <text:p text:style-name="P190"><text:span text:style-name="T25">5</text:span><text:span text:style-name="T2">. Клик на кнопку </text:span><text:span text:style-name="T15">Send</text:span></text:p>
                  <text:p text:style-name="P190"><text:span text:style-name="T14">6</text:span><text:span text:style-name="T9">. Проверка появления предупреждения об ошибке</text:span></text:p>
                  <text:p text:style-name="P86"/>
                </table:table-cell>
                <table:table-cell table:style-name="Таблица30.B2" office:value-type="string">
                  <text:p text:style-name="P185">Появление сообщения об отправке</text:p>
                </table:table-cell>
              </table:table-row>
            </table:table>
            <text:p text:style-name="P112"/>
          </table:table-cell>
        </table:table-row>
      </table:table>
      <text:p text:style-name="P3"/>
      <text:p text:style-name="P151"/>
      <table:table table:name="Таблица46" table:style-name="Таблица46">
        <table:table-column table:style-name="Таблица46.A"/>
        <table:table-column table:style-name="Таблица46.B"/>
        <table:table-row>
          <table:table-cell table:style-name="Таблица46.A1" office:value-type="string">
            <text:p text:style-name="P24">Название теста</text:p>
          </table:table-cell>
          <table:table-cell table:style-name="Таблица46.B1" office:value-type="string">
            <text:p text:style-name="P90">Переход к <text:span text:style-name="T65">следующей странице в пункте меню </text:span><text:span text:style-name="T50">Blog</text:span></text:p>
          </table:table-cell>
        </table:table-row>
        <table:table-row>
          <table:table-cell table:style-name="Таблица46.A2" office:value-type="string">
            <text:p text:style-name="P56">Время на проверку теста</text:p>
          </table:table-cell>
          <table:table-cell table:style-name="Таблица46.B2" office:value-type="string">
            <text:p text:style-name="P124"/>
          </table:table-cell>
        </table:table-row>
        <table:table-row>
          <table:table-cell table:style-name="Таблица46.A2" office:value-type="string">
            <text:p text:style-name="P56">Параметры теста</text:p>
          </table:table-cell>
          <table:table-cell table:style-name="Таблица46.B2" office:value-type="string">
            <text:p text:style-name="P168"><text:s/></text:p>
          </table:table-cell>
        </table:table-row>
        <table:table-row table:style-name="Таблица46.4">
          <table:table-cell table:style-name="Таблица46.A2" office:value-type="string">
            <text:p text:style-name="P56">Комментарии</text:p>
          </table:table-cell>
          <table:table-cell table:style-name="Таблица46.B2" office:value-type="string">
            <text:p text:style-name="P124"/>
          </table:table-cell>
        </table:table-row>
        <table:table-row>
          <table:table-cell table:style-name="Таблица46.A5" office:value-type="string">
            <table:table table:name="Таблица47" table:style-name="Таблица47">
              <table:table-column table:style-name="Таблица47.A"/>
              <table:table-row>
                <table:table-cell table:style-name="Таблица47.A1" office:value-type="string">
                  <text:p text:style-name="P56">Подготовка к проверке</text:p>
                </table:table-cell>
              </table:table-row>
              <table:table-row>
                <table:table-cell table:style-name="Таблица47.A2" office:value-type="string">
                  <text:p text:style-name="P56"><text:span text:style-name="T65">1. Переход по ссылке </text:span><text:a xlink:type="simple" xlink:href="http://www.wave-access.com/" text:style-name="Internet_20_link" text:visited-style-name="Visited_20_Internet_20_Link">http://www.wave-access.com</text:a></text:p>
                  <text:p text:style-name="P123">2. Переход к пункту меню <text:span text:style-name="T46">Blog</text:span></text:p>
                </table:table-cell>
              </table:table-row>
            </table:table>
          </table:table-cell>
          <table:table-cell table:style-name="Таблица46.B5" office:value-type="string">
            <table:table table:name="Таблица48" table:style-name="Таблица48">
              <table:table-column table:style-name="Таблица48.A"/>
              <table:table-column table:style-name="Таблица48.B"/>
              <table:table-row>
                <table:table-cell table:style-name="Таблица48.A1" office:value-type="string">
                  <text:p text:style-name="P73">Действия\Шаги</text:p>
                </table:table-cell>
                <table:table-cell table:style-name="Таблица48.B1" office:value-type="string">
                  <text:p text:style-name="P73">Ожидаемый результат</text:p>
                </table:table-cell>
              </table:table-row>
              <table:table-row table:style-name="Таблица48.2">
                <table:table-cell table:style-name="Таблица48.A2" office:value-type="string">
                  <text:p text:style-name="P124"><text:span text:style-name="T1">1. Поиск кнопки </text:span><text:span text:style-name="T44">Go later</text:span><text:span text:style-name="T43"> </text:span></text:p>
                  <text:p text:style-name="P90">2. <text:span text:style-name="T65">Клик по кнопке<text:line-break/>3. Проверка перехода на след страницу</text:span></text:p>
                </table:table-cell>
                <table:table-cell table:style-name="Таблица48.B2" office:value-type="string">
                  <text:p text:style-name="P90">Переход <text:span text:style-name="T65">на следующую страницу</text:span></text:p>
                </table:table-cell>
              </table:table-row>
            </table:table>
            <text:p text:style-name="P124"/>
          </table:table-cell>
        </table:table-row>
      </table:table>
      <text:p text:style-name="P158"/>
      <text:p text:style-name="P151"/>
      <table:table table:name="Таблица49" table:style-name="Таблица49">
        <table:table-column table:style-name="Таблица49.A"/>
        <table:table-column table:style-name="Таблица49.B"/>
        <table:table-row>
          <table:table-cell table:style-name="Таблица49.A1" office:value-type="string">
            <text:p text:style-name="P24">Название теста</text:p>
          </table:table-cell>
          <table:table-cell table:style-name="Таблица49.B1" office:value-type="string">
            <text:p text:style-name="P90">Переход к <text:span text:style-name="T66">предыдущей странице в пункте меню </text:span><text:span text:style-name="T50">Blog</text:span></text:p>
          </table:table-cell>
        </table:table-row>
        <table:table-row>
          <table:table-cell table:style-name="Таблица49.A2" office:value-type="string">
            <text:p text:style-name="P56">Время на проверку теста</text:p>
          </table:table-cell>
          <table:table-cell table:style-name="Таблица49.B2" office:value-type="string">
            <text:p text:style-name="P124"/>
          </table:table-cell>
        </table:table-row>
        <table:table-row>
          <table:table-cell table:style-name="Таблица49.A2" office:value-type="string">
            <text:p text:style-name="P56">Параметры теста</text:p>
          </table:table-cell>
          <table:table-cell table:style-name="Таблица49.B2" office:value-type="string">
            <text:p text:style-name="P168"><text:s/></text:p>
          </table:table-cell>
        </table:table-row>
        <table:table-row table:style-name="Таблица49.4">
          <table:table-cell table:style-name="Таблица49.A2" office:value-type="string">
            <text:p text:style-name="P56">Комментарии</text:p>
          </table:table-cell>
          <table:table-cell table:style-name="Таблица49.B2" office:value-type="string">
            <text:p text:style-name="P124"/>
          </table:table-cell>
        </table:table-row>
        <table:table-row>
          <table:table-cell table:style-name="Таблица49.A5" office:value-type="string">
            <table:table table:name="Таблица50" table:style-name="Таблица50">
              <table:table-column table:style-name="Таблица50.A"/>
              <table:table-row>
                <table:table-cell table:style-name="Таблица50.A1" office:value-type="string">
                  <text:p text:style-name="P56">Подготовка к проверке</text:p>
                </table:table-cell>
              </table:table-row>
              <table:table-row>
                <table:table-cell table:style-name="Таблица50.A2" office:value-type="string">
                  <text:p text:style-name="P56"><text:span text:style-name="T65">1. Переход по ссылке </text:span><text:a xlink:type="simple" xlink:href="http://www.wave-access.com/" text:style-name="Internet_20_link" text:visited-style-name="Visited_20_Internet_20_Link">http://www.wave-access.com</text:a></text:p>
                  <text:p text:style-name="P123">2. Переход к пункту меню <text:span text:style-name="T46">Blog</text:span></text:p>
                </table:table-cell>
              </table:table-row>
            </table:table>
          </table:table-cell>
          <table:table-cell table:style-name="Таблица49.B5" office:value-type="string">
            <table:table table:name="Таблица51" table:style-name="Таблица51">
              <table:table-column table:style-name="Таблица51.A"/>
              <table:table-column table:style-name="Таблица51.B"/>
              <table:table-row>
                <table:table-cell table:style-name="Таблица51.A1" office:value-type="string">
                  <text:p text:style-name="P73">Действия\Шаги</text:p>
                </table:table-cell>
                <table:table-cell table:style-name="Таблица51.B1" office:value-type="string">
                  <text:p text:style-name="P73">Ожидаемый результат</text:p>
                </table:table-cell>
              </table:table-row>
              <table:table-row table:style-name="Таблица51.2">
                <table:table-cell table:style-name="Таблица51.A2" office:value-type="string">
                  <text:p text:style-name="P124"><text:span text:style-name="T1">1. Поиск кнопки </text:span><text:span text:style-name="T44">Go </text:span><text:span text:style-name="T45">earlier</text:span><text:span text:style-name="T43"> </text:span></text:p>
                  <text:p text:style-name="P90">2. <text:span text:style-name="T65">Клик по кнопке<text:line-break/>3. Проверка перехода на след страницу</text:span></text:p>
                </table:table-cell>
                <table:table-cell table:style-name="Таблица51.B2" office:value-type="string">
                  <text:p text:style-name="P90">Переход <text:span text:style-name="T65">на предыдущую страницу</text:span></text:p>
                </table:table-cell>
              </table:table-row>
            </table:table>
            <text:p text:style-name="P124"/>
          </table:table-cell>
        </table:table-row>
      </table:table>
      <text:p text:style-name="P158"/>
      <text:p text:style-name="P158"/>
      <text:p text:style-name="P152"/>
      <table:table table:name="Таблица52" table:style-name="Таблица52">
        <table:table-column table:style-name="Таблица52.A"/>
        <table:table-column table:style-name="Таблица52.B"/>
        <text:soft-page-break/>
        <table:table-row>
          <table:table-cell table:style-name="Таблица52.A1" office:value-type="string">
            <text:p text:style-name="P25">Название теста</text:p>
          </table:table-cell>
          <table:table-cell table:style-name="Таблица52.B1" office:value-type="string">
            <text:p text:style-name="P30"><text:span text:style-name="T2">Переход по </text:span><text:span text:style-name="T12">контактным </text:span><text:span text:style-name="T2">ссылкам </text:span></text:p>
          </table:table-cell>
        </table:table-row>
        <table:table-row>
          <table:table-cell table:style-name="Таблица52.A2" office:value-type="string">
            <text:p text:style-name="P57">Время на проверку теста</text:p>
          </table:table-cell>
          <table:table-cell table:style-name="Таблица52.B2" office:value-type="string">
            <text:p text:style-name="P125"/>
          </table:table-cell>
        </table:table-row>
        <table:table-row>
          <table:table-cell table:style-name="Таблица52.A2" office:value-type="string">
            <text:p text:style-name="P57">Параметры теста</text:p>
          </table:table-cell>
          <table:table-cell table:style-name="Таблица52.B2" office:value-type="string">
            <text:p text:style-name="P170">Twitter; Facebook</text:p>
            <text:p text:style-name="P138"><text:a xlink:type="simple" xlink:href="https://twitter.com/wave_access" text:style-name="Internet_20_link" text:visited-style-name="Visited_20_Internet_20_Link">https://twitter.com/wave_access</text:a><text:span text:style-name="T2">; </text:span><text:a xlink:type="simple" xlink:href="https://www.facebook.com/WaveAccessCompany" text:style-name="Internet_20_link" text:visited-style-name="Visited_20_Internet_20_Link">https://www.facebook.com/WaveAccessCompany</text:a></text:p>
          </table:table-cell>
        </table:table-row>
        <table:table-row table:style-name="Таблица52.4">
          <table:table-cell table:style-name="Таблица52.A2" office:value-type="string">
            <text:p text:style-name="P57">Комментарии</text:p>
          </table:table-cell>
          <table:table-cell table:style-name="Таблица52.B2" office:value-type="string">
            <text:p text:style-name="P40">Ссылки на <text:span text:style-name="T67">контакты</text:span> представлены соответственно </text:p>
          </table:table-cell>
        </table:table-row>
        <table:table-row>
          <table:table-cell table:style-name="Таблица52.A5" office:value-type="string">
            <table:table table:name="Таблица53" table:style-name="Таблица53">
              <table:table-column table:style-name="Таблица53.A"/>
              <table:table-row>
                <table:table-cell table:style-name="Таблица53.A1" office:value-type="string">
                  <text:p text:style-name="P57">Подготовка к проверке</text:p>
                </table:table-cell>
              </table:table-row>
              <table:table-row table:style-name="Таблица53.2">
                <table:table-cell table:style-name="Таблица53.A2" office:value-type="string">
                  <text:p text:style-name="P57"><text:span text:style-name="T51">1. Переход по ссылке </text:span><text:a xlink:type="simple" xlink:href="http://www.wave-access.com/" text:style-name="Internet_20_link" text:visited-style-name="Visited_20_Internet_20_Link">http://www.wave-access.com</text:a></text:p>
                  <text:p text:style-name="P7"><text:span text:style-name="T5">2. </text:span><text:span text:style-name="T26">Переход к пункту меню </text:span><text:span text:style-name="T36">C</text:span><text:span text:style-name="T12">ontact</text:span></text:p>
                </table:table-cell>
              </table:table-row>
            </table:table>
          </table:table-cell>
          <table:table-cell table:style-name="Таблица52.B5" office:value-type="string">
            <table:table table:name="Таблица54" table:style-name="Таблица54">
              <table:table-column table:style-name="Таблица54.A"/>
              <table:table-column table:style-name="Таблица54.B"/>
              <table:table-row>
                <table:table-cell table:style-name="Таблица54.A1" office:value-type="string">
                  <text:p text:style-name="P74">Действия\Шаги</text:p>
                </table:table-cell>
                <table:table-cell table:style-name="Таблица54.B1" office:value-type="string">
                  <text:p text:style-name="P74">Ожидаемый результат</text:p>
                </table:table-cell>
              </table:table-row>
              <table:table-row table:style-name="Таблица54.2">
                <table:table-cell table:style-name="Таблица54.A2" office:value-type="string">
                  <text:p text:style-name="P91">1. <text:span text:style-name="T58">Поиск </text:span><text:span text:style-name="T30">нужно</text:span><text:span text:style-name="T36">й кнопки</text:span></text:p>
                  <text:p text:style-name="P91"><text:span text:style-name="T61">2</text:span>. <text:s/><text:span text:style-name="T30">Клик по </text:span><text:span text:style-name="T36">кнопке</text:span></text:p>
                  <text:p text:style-name="P107"><text:span text:style-name="T36">3</text:span><text:span text:style-name="T26">. Проверка перехода по ссылке</text:span></text:p>
                  <text:p text:style-name="P91"/>
                </table:table-cell>
                <table:table-cell table:style-name="Таблица54.B2" office:value-type="string">
                  <text:p text:style-name="P107"><text:span text:style-name="T29">П</text:span><text:span text:style-name="T26">ереход на нужную ссылку</text:span></text:p>
                </table:table-cell>
              </table:table-row>
            </table:table>
            <text:p text:style-name="P125"/>
          </table:table-cell>
        </table:table-row>
      </table:table>
      <text:p text:style-name="P159"/>
      <text:p text:style-name="P162"/>
      <table:table table:name="Таблица55" table:style-name="Таблица55">
        <table:table-column table:style-name="Таблица55.A"/>
        <table:table-column table:style-name="Таблица55.B"/>
        <table:table-row>
          <table:table-cell table:style-name="Таблица55.A1" office:value-type="string">
            <text:p text:style-name="P26">Название теста</text:p>
          </table:table-cell>
          <table:table-cell table:style-name="Таблица55.B1" office:value-type="string">
            <text:p text:style-name="P31"><text:span text:style-name="T2">Переход по ссылкам </text:span><text:span text:style-name="T13">на директоров</text:span></text:p>
          </table:table-cell>
        </table:table-row>
        <table:table-row>
          <table:table-cell table:style-name="Таблица55.A2" office:value-type="string">
            <text:p text:style-name="P58">Время на проверку теста</text:p>
          </table:table-cell>
          <table:table-cell table:style-name="Таблица55.B2" office:value-type="string">
            <text:p text:style-name="P126"/>
          </table:table-cell>
        </table:table-row>
        <table:table-row>
          <table:table-cell table:style-name="Таблица55.A2" office:value-type="string">
            <text:p text:style-name="P58">Параметры теста</text:p>
          </table:table-cell>
          <table:table-cell table:style-name="Таблица55.B2" office:value-type="string">
            <text:p text:style-name="P133"><text:span text:style-name="T24">Ilya Feigin</text:span><text:span text:style-name="T37">; Andrew Nizovsky; Alex Azarov; Pavel Smirnov; David Spangler </text:span></text:p>
            <text:p text:style-name="P133"><text:a xlink:type="simple" xlink:href="https://www.linkedin.com/in/ilya-feigin-0a651a3" text:style-name="Internet_20_link" text:visited-style-name="Visited_20_Internet_20_Link">https://www.linkedin.com/in/ilya-feigin-0a651a3</text:a><text:span text:style-name="T37">; </text:span><text:a xlink:type="simple" xlink:href="https://www.linkedin.com/in/andrey-nizovsky-a62bb013" text:style-name="Internet_20_link" text:visited-style-name="Visited_20_Internet_20_Link">https://www.linkedin.com/in/andrey-nizovsky-a62bb013</text:a><text:span text:style-name="T37">; </text:span><text:a xlink:type="simple" xlink:href="https://www.linkedin.com/in/alexanderazarov" text:style-name="Internet_20_link" text:visited-style-name="Visited_20_Internet_20_Link">https://www.linkedin.com/in/alexanderazarov</text:a><text:span text:style-name="T37">; </text:span><text:a xlink:type="simple" xlink:href="https://www.linkedin.com/in/pavelsmirnoff" text:style-name="Internet_20_link" text:visited-style-name="Visited_20_Internet_20_Link">https://www.linkedin.com/in/pavelsmirnoff</text:a><text:span text:style-name="T37">; </text:span><text:a xlink:type="simple" xlink:href="https://www.linkedin.com/in/david-spangler-06773313" text:style-name="Internet_20_link" text:visited-style-name="Visited_20_Internet_20_Link">https://www.linkedin.com/in/david-spangler-06773313</text:a><text:span text:style-name="T37"> </text:span></text:p>
          </table:table-cell>
        </table:table-row>
        <table:table-row table:style-name="Таблица55.4">
          <table:table-cell table:style-name="Таблица55.A2" office:value-type="string">
            <text:p text:style-name="P58">Комментарии</text:p>
          </table:table-cell>
          <table:table-cell table:style-name="Таблица55.B2" office:value-type="string">
            <text:p text:style-name="P41">Ссылки на <text:span text:style-name="T67">директоров</text:span> представлены соответственно </text:p>
          </table:table-cell>
        </table:table-row>
        <table:table-row>
          <table:table-cell table:style-name="Таблица55.A5" office:value-type="string">
            <table:table table:name="Таблица56" table:style-name="Таблица56">
              <table:table-column table:style-name="Таблица56.A"/>
              <table:table-row>
                <table:table-cell table:style-name="Таблица56.A1" office:value-type="string">
                  <text:p text:style-name="P58">Подготовка к проверке</text:p>
                </table:table-cell>
              </table:table-row>
              <table:table-row table:style-name="Таблица56.2">
                <table:table-cell table:style-name="Таблица56.A2" office:value-type="string">
                  <text:p text:style-name="P58"><text:span text:style-name="T51">1. Переход по ссылке </text:span><text:a xlink:type="simple" xlink:href="http://www.wave-access.com/" text:style-name="Internet_20_link" text:visited-style-name="Visited_20_Internet_20_Link">http://www.wave-access.com</text:a></text:p>
                  <text:p text:style-name="P8"><text:span text:style-name="T5">2. </text:span><text:span text:style-name="T26">Переход к пункту меню </text:span><text:span text:style-name="T37">A</text:span><text:span text:style-name="T13">bout</text:span></text:p>
                </table:table-cell>
              </table:table-row>
            </table:table>
          </table:table-cell>
          <table:table-cell table:style-name="Таблица55.B5" office:value-type="string">
            <table:table table:name="Таблица57" table:style-name="Таблица57">
              <table:table-column table:style-name="Таблица57.A"/>
              <table:table-column table:style-name="Таблица57.B"/>
              <table:table-row table:style-name="Таблица57.1">
                <table:table-cell table:style-name="Таблица57.A1" office:value-type="string">
                  <text:p text:style-name="P75">Действия\Шаги</text:p>
                </table:table-cell>
                <table:table-cell table:style-name="Таблица57.B1" office:value-type="string">
                  <text:p text:style-name="P75">Ожидаемый результат</text:p>
                </table:table-cell>
              </table:table-row>
              <table:table-row table:style-name="Таблица57.2">
                <table:table-cell table:style-name="Таблица57.A2" office:value-type="string">
                  <text:p text:style-name="P93">1. <text:span text:style-name="T57">Поиск иконки нужного директора</text:span></text:p>
                  <text:p text:style-name="P127">2. Наведение мыши на иконку</text:p>
                  <text:p text:style-name="P128"><text:span text:style-name="T67">3. Поиск </text:span><text:span text:style-name="T36">кнопки LinkedIn </text:span></text:p>
                  <text:p text:style-name="P92"><text:span text:style-name="T67">4</text:span>. <text:span text:style-name="T30">Клик по </text:span><text:span text:style-name="T36">кнопке</text:span></text:p>
                  <text:p text:style-name="P108"><text:span text:style-name="T37">5</text:span><text:span text:style-name="T26">. Проверка перехода по ссылке</text:span></text:p>
                </table:table-cell>
                <table:table-cell table:style-name="Таблица57.B2" office:value-type="string">
                  <text:p text:style-name="P108"><text:span text:style-name="T29">П</text:span><text:span text:style-name="T26">ереход на нужную ссылку</text:span></text:p>
                </table:table-cell>
              </table:table-row>
            </table:table>
            <text:p text:style-name="P126"/>
          </table:table-cell>
        </table:table-row>
      </table:table>
      <text:p text:style-name="P160"/>
      <text:p text:style-name="P153"/>
      <table:table table:name="Таблица58" table:style-name="Таблица58">
        <table:table-column table:style-name="Таблица58.A"/>
        <table:table-column table:style-name="Таблица58.B"/>
        <text:soft-page-break/>
        <table:table-row>
          <table:table-cell table:style-name="Таблица58.A1" office:value-type="string">
            <text:p text:style-name="P27">Название теста</text:p>
          </table:table-cell>
          <table:table-cell table:style-name="Таблица58.B1" office:value-type="string">
            <text:p text:style-name="P94">Переход к <text:span text:style-name="T68">началу страницы</text:span></text:p>
          </table:table-cell>
        </table:table-row>
        <table:table-row>
          <table:table-cell table:style-name="Таблица58.A2" office:value-type="string">
            <text:p text:style-name="P59">Время на проверку теста</text:p>
          </table:table-cell>
          <table:table-cell table:style-name="Таблица58.B2" office:value-type="string">
            <text:p text:style-name="P129"/>
          </table:table-cell>
        </table:table-row>
        <table:table-row>
          <table:table-cell table:style-name="Таблица58.A2" office:value-type="string">
            <text:p text:style-name="P59">Параметры теста</text:p>
          </table:table-cell>
          <table:table-cell table:style-name="Таблица58.B2" office:value-type="string">
            <text:p text:style-name="P134"><text:span text:style-name="T38">Отсу</text:span><text:span text:style-name="T39">тствуют</text:span><text:span text:style-name="T16"> </text:span></text:p>
          </table:table-cell>
        </table:table-row>
        <table:table-row table:style-name="Таблица58.4">
          <table:table-cell table:style-name="Таблица58.A2" office:value-type="string">
            <text:p text:style-name="P59">Комментарии</text:p>
          </table:table-cell>
          <table:table-cell table:style-name="Таблица58.B2" office:value-type="string">
            <text:p text:style-name="P129"/>
          </table:table-cell>
        </table:table-row>
        <table:table-row>
          <table:table-cell table:style-name="Таблица58.A5" office:value-type="string">
            <table:table table:name="Таблица59" table:style-name="Таблица59">
              <table:table-column table:style-name="Таблица59.A"/>
              <table:table-row>
                <table:table-cell table:style-name="Таблица59.A1" office:value-type="string">
                  <text:p text:style-name="P59">Подготовка к проверке</text:p>
                </table:table-cell>
              </table:table-row>
              <table:table-row table:style-name="Таблица59.2">
                <table:table-cell table:style-name="Таблица59.A2" office:value-type="string">
                  <text:p text:style-name="P59"><text:span text:style-name="T1">Переход по ссылке </text:span>http://www.wave-access.com</text:p>
                </table:table-cell>
              </table:table-row>
            </table:table>
          </table:table-cell>
          <table:table-cell table:style-name="Таблица58.B5" office:value-type="string">
            <table:table table:name="Таблица60" table:style-name="Таблица60">
              <table:table-column table:style-name="Таблица60.A"/>
              <table:table-column table:style-name="Таблица60.B"/>
              <table:table-row>
                <table:table-cell table:style-name="Таблица60.A1" office:value-type="string">
                  <text:p text:style-name="P76">Действия\Шаги</text:p>
                </table:table-cell>
                <table:table-cell table:style-name="Таблица60.B1" office:value-type="string">
                  <text:p text:style-name="P76">Ожидаемый результат</text:p>
                </table:table-cell>
              </table:table-row>
              <table:table-row>
                <table:table-cell table:style-name="Таблица60.A2" office:value-type="string">
                  <text:p text:style-name="P94">1. <text:span text:style-name="T68">Переход к концу страницы</text:span></text:p>
                  <text:p text:style-name="P189">2. поиск кнопки в виде стрелочки вверх</text:p>
                  <text:p text:style-name="P94"><text:span text:style-name="T67">3</text:span>. <text:span text:style-name="T68">клик по стрелочке</text:span></text:p>
                  <text:p text:style-name="P94"><text:span text:style-name="T68">4. </text:span>проверка перехода к <text:span text:style-name="T68">началу</text:span></text:p>
                </table:table-cell>
                <table:table-cell table:style-name="Таблица60.B2" office:value-type="string">
                  <text:p text:style-name="P94">Переход к <text:span text:style-name="T68">началу страницы</text:span></text:p>
                </table:table-cell>
              </table:table-row>
            </table:table>
            <text:p text:style-name="P129"/>
          </table:table-cell>
        </table:table-row>
      </table:table>
      <text:p text:style-name="P1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Roboto" svg:font-family="Roboto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08:38:49.507000000</meta:creation-date>
    <dc:date>2018-07-27T07:16:06.162000000</dc:date>
    <meta:editing-duration>PT21H46M43S</meta:editing-duration>
    <meta:editing-cycles>3</meta:editing-cycles>
    <meta:generator>LibreOffice/6.0.5.2$Windows_x86 LibreOffice_project/54c8cbb85f300ac59db32fe8a675ff7683cd5a16</meta:generator>
    <meta:document-statistic meta:table-count="60" meta:image-count="0" meta:object-count="0" meta:page-count="8" meta:paragraph-count="327" meta:word-count="1252" meta:character-count="9484" meta:non-whitespace-character-count="8512"/>
  </office:meta>
</office:document-meta>
</file>